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1" svg:font-family="FreeMono" style:font-family-generic="swiss" style:font-pitch="variable"/>
    <style:font-face style:name="Jomolhari" svg:font-family="Jomolha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L Gothic" svg:font-family="'VL Gothic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Jomolhari" fo:font-size="13pt" fo:font-weight="bold" officeooo:rsid="001810e1" officeooo:paragraph-rsid="001810e1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paragraph-rsid="018e3118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Jomolhari" fo:font-size="13pt" style:text-underline-style="none" fo:font-weight="normal" officeooo:paragraph-rsid="01a69ee1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Jomolhari" fo:font-size="13pt" style:text-underline-style="none" fo:font-weight="normal" officeooo:paragraph-rsid="01ab3992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0953fb6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10dce35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180f0ec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Jomolhari" fo:font-size="13pt" style:text-underline-style="none" fo:font-weight="bold" officeooo:rsid="01044023" officeooo:paragraph-rsid="01af2a5f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style:font-name="Jomolhari1" fo:font-size="13pt" officeooo:rsid="0005a09a" officeooo:paragraph-rsid="00288e6d" style:font-size-asian="13pt" style:font-size-complex="13pt"/>
    </style:style>
    <style:style style:name="P10" style:family="paragraph" style:parent-style-name="Standard">
      <style:paragraph-properties fo:text-align="center" style:justify-single-word="false"/>
      <style:text-properties fo:color="#000000" style:font-name="Jomolhari1" fo:font-size="13pt" officeooo:paragraph-rsid="00288e6d" style:font-size-asian="13pt" style:font-size-complex="13pt"/>
    </style:style>
    <style:style style:name="P11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paragraph-rsid="00288e6d" style:font-size-asian="13pt" style:font-size-complex="13pt"/>
    </style:style>
    <style:style style:name="P12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rsid="0005a09a" officeooo:paragraph-rsid="00288e6d" style:font-size-asian="13pt" style:font-size-complex="13pt"/>
    </style:style>
    <style:style style:name="P13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rsid="03719761" officeooo:paragraph-rsid="00288e6d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086b291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1d7fa7d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11a4c32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b28a2" officeooo:paragraph-rsid="007d85da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b28a2" officeooo:paragraph-rsid="01f1f1cf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06bd6" officeooo:paragraph-rsid="007d85da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2afd29" officeooo:paragraph-rsid="002afd29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2efce" officeooo:paragraph-rsid="0086b291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cf827" officeooo:paragraph-rsid="003cf827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43487d" officeooo:paragraph-rsid="0043487d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e0081" officeooo:paragraph-rsid="003e0081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2cfe84" officeooo:paragraph-rsid="002afd29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1b545c" officeooo:paragraph-rsid="0108beb1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044023" officeooo:paragraph-rsid="00ffdc51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d42780" officeooo:paragraph-rsid="00f443d5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115540" officeooo:paragraph-rsid="014f0d53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c82819" officeooo:paragraph-rsid="01c82819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189541" officeooo:paragraph-rsid="0108beb1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c3d0d9" officeooo:paragraph-rsid="01c3d0d9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ac8f4e" officeooo:paragraph-rsid="00fe11cd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ac8f4e" officeooo:paragraph-rsid="01fee456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ac8f4e" officeooo:paragraph-rsid="00ebd495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d268e8" officeooo:paragraph-rsid="021a03e5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bold" officeooo:rsid="0112b87c" officeooo:paragraph-rsid="0108beb1" style:font-size-asian="13pt" style:font-weight-asian="bold" style:font-size-complex="13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style:font-name="Jomolhari1" fo:font-size="13pt" fo:font-style="italic" style:text-underline-style="none" fo:font-weight="normal" officeooo:rsid="010b5b7a" officeooo:paragraph-rsid="010b5b7a" style:font-size-asian="13pt" style:font-style-asian="italic" style:font-weight-asian="normal" style:font-size-complex="13pt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Jomolhari1" fo:font-size="13pt" fo:font-style="normal" style:text-underline-style="none" fo:font-weight="normal" officeooo:rsid="011a4c32" officeooo:paragraph-rsid="011a4c32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paragraph-rsid="0043487d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paragraph-rsid="004fc5a1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paragraph-rsid="01e98d09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43d33a" officeooo:paragraph-rsid="0043487d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43d33a" officeooo:paragraph-rsid="01e98d09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517544" officeooo:paragraph-rsid="00517544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94a78b" officeooo:paragraph-rsid="0094a78b" style:font-size-asian="13pt" style:font-weight-asian="normal" style:font-size-complex="13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94a78b" officeooo:paragraph-rsid="00ebd495" style:font-size-asian="13pt" style:font-weight-asian="normal" style:font-size-complex="13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ad6f0a" officeooo:paragraph-rsid="00f443d5" style:font-size-asian="13pt" style:font-weight-asian="normal" style:font-size-complex="13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ac8f4e" officeooo:paragraph-rsid="00ebd495" style:font-size-asian="13pt" style:font-weight-asian="normal" style:font-size-complex="13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1efe8c" officeooo:paragraph-rsid="0108beb1" style:font-size-asian="13pt" style:font-weight-asian="normal" style:font-size-complex="13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1d50b20" style:font-size-asian="13pt" style:font-weight-asian="normal" style:font-size-complex="13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108beb1" style:font-size-asian="13pt" style:font-weight-asian="normal" style:font-size-complex="13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23bc40" style:font-size-asian="13pt" style:font-weight-asian="normal" style:font-size-complex="13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4a1292" style:font-size-asian="13pt" style:font-weight-asian="normal" style:font-size-complex="13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52f23f" style:font-size-asian="13pt" style:font-weight-asian="normal" style:font-size-complex="13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589b0d" style:font-size-asian="13pt" style:font-weight-asian="normal" style:font-size-complex="13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5f2b40" style:font-size-asian="13pt" style:font-weight-asian="normal" style:font-size-complex="13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6425ca" style:font-size-asian="13pt" style:font-weight-asian="normal" style:font-size-complex="13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6dad6d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6dfc4d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6f940c" style:font-size-asian="13pt" style:font-weight-asian="normal" style:font-size-complex="13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713b2c" style:font-size-asian="13pt" style:font-weight-asian="normal" style:font-size-complex="13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71efbf" style:font-size-asian="13pt" style:font-weight-asian="normal" style:font-size-complex="13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73f949" style:font-size-asian="13pt" style:font-weight-asian="normal" style:font-size-complex="13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655df9" officeooo:paragraph-rsid="01d50b20" style:font-size-asian="13pt" style:font-weight-asian="normal" style:font-size-complex="13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8e3118" officeooo:paragraph-rsid="01a69ee1" style:font-size-asian="13pt" style:font-weight-asian="normal" style:font-size-complex="13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b0b0eb" officeooo:paragraph-rsid="01b0b0eb" style:font-size-asian="13pt" style:font-weight-asian="normal" style:font-size-complex="13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b0b0eb" officeooo:paragraph-rsid="01b2c733" style:font-size-asian="13pt" style:font-weight-asian="normal" style:font-size-complex="13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b804e3" officeooo:paragraph-rsid="01bcbfa6" style:font-size-asian="13pt" style:font-weight-asian="normal" style:font-size-complex="13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da9c2d" officeooo:paragraph-rsid="004cf77c" style:font-size-asian="13pt" style:font-weight-asian="normal" style:font-size-complex="13pt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1b545c" officeooo:paragraph-rsid="021a7ca9" style:font-size-asian="13pt" style:font-weight-asian="normal" style:font-size-complex="13pt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1b545c" officeooo:paragraph-rsid="021d7aa2" style:font-size-asian="13pt" style:font-weight-asian="normal" style:font-size-complex="13pt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f4aa0a" officeooo:paragraph-rsid="01f4aa0a" style:font-size-asian="13pt" style:font-weight-asian="normal" style:font-size-complex="13pt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f4aa0a" officeooo:paragraph-rsid="01fa533d" style:font-size-asian="13pt" style:font-weight-asian="normal" style:font-size-complex="13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f7ee1f" officeooo:paragraph-rsid="01fa533d" style:font-size-asian="13pt" style:font-weight-asian="normal" style:font-size-complex="13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f7ee1f" officeooo:paragraph-rsid="01f7ee1f" style:font-size-asian="13pt" style:font-weight-asian="normal" style:font-size-complex="13pt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1a7ca9" officeooo:paragraph-rsid="021a7ca9" style:font-size-asian="13pt" style:font-weight-asian="normal" style:font-size-complex="13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1a7ca9" officeooo:paragraph-rsid="021d7aa2" style:font-size-asian="13pt" style:font-weight-asian="normal" style:font-size-complex="13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1b3fa5" officeooo:paragraph-rsid="021a7ca9" style:font-size-asian="13pt" style:font-weight-asian="normal" style:font-size-complex="13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1b3fa5" officeooo:paragraph-rsid="021b3fa5" style:font-size-asian="13pt" style:font-weight-asian="normal" style:font-size-complex="13pt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1d76ae" officeooo:paragraph-rsid="0108beb1" style:font-size-asian="13pt" style:font-weight-asian="normal" style:font-size-complex="13pt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23bc40" officeooo:paragraph-rsid="0223bc40" style:font-size-asian="13pt" style:font-weight-asian="normal" style:font-size-complex="13pt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25272a" officeooo:paragraph-rsid="0225272a" style:font-size-asian="13pt" style:font-weight-asian="normal" style:font-size-complex="13pt" style:font-weight-complex="normal"/>
    </style:style>
    <style:style style:name="P84" style:family="paragraph" style:parent-style-name="Standard">
      <style:paragraph-properties fo:text-align="start" style:justify-single-word="false" style:text-autospace="none"/>
      <style:text-properties fo:color="#000000" style:font-name="FreeMono1" fo:font-size="13pt" style:text-underline-style="none" fo:font-weight="normal" officeooo:rsid="018e3118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7d70d7" officeooo:paragraph-rsid="008fc3c0" style:font-size-asian="13pt" style:font-weight-asian="normal" style:font-size-complex="13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8fc3c0" officeooo:paragraph-rsid="008fc3c0" style:font-size-asian="13pt" style:font-weight-asian="normal" style:font-size-complex="13pt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07ee1" officeooo:paragraph-rsid="008fc3c0" style:font-size-asian="13pt" style:font-weight-asian="normal" style:font-size-complex="13pt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d7ee6d" style:font-size-asian="13pt" style:font-weight-asian="normal" style:font-size-complex="13pt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e528b7" style:font-size-asian="13pt" style:font-weight-asian="normal" style:font-size-complex="13pt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f443d5" style:font-size-asian="13pt" style:font-weight-asian="normal" style:font-size-complex="13pt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f9ab91" style:font-size-asian="13pt" style:font-weight-asian="normal" style:font-size-complex="13pt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1b8b5c6" style:font-size-asian="13pt" style:font-weight-asian="normal" style:font-size-complex="13pt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2027c83" style:font-size-asian="13pt" style:font-weight-asian="normal" style:font-size-complex="13pt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205350b" style:font-size-asian="13pt" style:font-weight-asian="normal" style:font-size-complex="13pt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2383cf3" style:font-size-asian="13pt" style:font-weight-asian="normal" style:font-size-complex="13pt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b2b256" officeooo:paragraph-rsid="00f9ab91" style:font-size-asian="13pt" style:font-weight-asian="normal" style:font-size-complex="13pt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1efe8c" officeooo:paragraph-rsid="0108beb1" style:font-size-asian="13pt" style:font-weight-asian="normal" style:font-size-complex="13pt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1efe8c" officeooo:paragraph-rsid="02215ebe" style:font-size-asian="13pt" style:font-weight-asian="normal" style:font-size-complex="13pt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044023" officeooo:paragraph-rsid="0225272a" style:font-size-asian="13pt" style:font-weight-asian="normal" style:font-size-complex="13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044023" officeooo:paragraph-rsid="022b8250" style:font-size-asian="13pt" style:font-weight-asian="normal" style:font-size-complex="13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78a90e" officeooo:paragraph-rsid="017b9caf" style:font-size-asian="13pt" style:font-weight-asian="normal" style:font-size-complex="13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859010" officeooo:paragraph-rsid="017b9caf" style:font-size-asian="13pt" style:font-weight-asian="normal" style:font-size-complex="13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b0b0eb" officeooo:paragraph-rsid="01b0b0eb" style:font-size-asian="13pt" style:font-weight-asian="normal" style:font-size-complex="13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b0b0eb" officeooo:paragraph-rsid="01b2c733" style:font-size-asian="13pt" style:font-weight-asian="normal" style:font-size-complex="13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b0b0eb" officeooo:paragraph-rsid="01b4d6bb" style:font-size-asian="13pt" style:font-weight-asian="normal" style:font-size-complex="13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c82819" officeooo:paragraph-rsid="01c82819" style:font-size-asian="13pt" style:font-weight-asian="normal" style:font-size-complex="13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c82819" officeooo:paragraph-rsid="01f7ee1f" style:font-size-asian="13pt" style:font-weight-asian="normal" style:font-size-complex="13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efbb1" officeooo:paragraph-rsid="0094a78b" style:font-size-asian="13pt" style:font-weight-asian="normal" style:font-size-complex="13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b9800f" officeooo:paragraph-rsid="01d6180d" style:font-size-asian="13pt" style:font-weight-asian="normal" style:font-size-complex="13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e4cd9b" officeooo:paragraph-rsid="01e98d09" style:font-size-asian="13pt" style:font-weight-asian="normal" style:font-size-complex="13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3e0081" officeooo:paragraph-rsid="003e0081" style:font-size-asian="13pt" style:font-weight-asian="normal" style:font-size-complex="13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655df9" officeooo:paragraph-rsid="01d50b20" style:font-size-asian="13pt" style:font-weight-asian="normal" style:font-size-complex="13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91ab7" officeooo:paragraph-rsid="0213fb03" style:font-size-asian="13pt" style:font-weight-asian="normal" style:font-size-complex="13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91ab7" officeooo:paragraph-rsid="0217e28f" style:font-size-asian="13pt" style:font-weight-asian="normal" style:font-size-complex="13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91ab7" officeooo:paragraph-rsid="0094a78b" style:font-size-asian="13pt" style:font-weight-asian="normal" style:font-size-complex="13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76ad8c" officeooo:paragraph-rsid="01747c8e" style:font-size-asian="13pt" style:font-weight-asian="normal" style:font-size-complex="13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23bc40" officeooo:paragraph-rsid="0223bc40" style:font-size-asian="13pt" style:font-weight-asian="normal" style:font-size-complex="13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23bc40" officeooo:paragraph-rsid="0225272a" style:font-size-asian="13pt" style:font-weight-asian="normal" style:font-size-complex="13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25272a" officeooo:paragraph-rsid="0225272a" style:font-size-asian="13pt" style:font-weight-asian="normal" style:font-size-complex="13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7788d2" officeooo:paragraph-rsid="025e600e" style:font-size-asian="13pt" style:font-weight-asian="normal" style:font-size-complex="13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7788d2" officeooo:paragraph-rsid="025f2b40" style:font-size-asian="13pt" style:font-weight-asian="normal" style:font-size-complex="13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7788d2" officeooo:paragraph-rsid="026dad6d" style:font-size-asian="13pt" style:font-weight-asian="normal" style:font-size-complex="13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8fc3c0" officeooo:paragraph-rsid="008fc3c0" style:font-size-asian="13pt" style:font-weight-asian="bold" style:font-size-complex="13pt" style:font-weight-complex="bold"/>
    </style:style>
    <style:style style:name="P12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9f805e" officeooo:paragraph-rsid="009f805e" style:font-size-asian="13pt" style:font-weight-asian="bold" style:font-size-complex="13pt" style:font-weight-complex="bold"/>
    </style:style>
    <style:style style:name="P12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d42780" officeooo:paragraph-rsid="00d42780" style:font-size-asian="13pt" style:font-weight-asian="bold" style:font-size-complex="13pt" style:font-weight-complex="bold"/>
    </style:style>
    <style:style style:name="P12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f9ab91" officeooo:paragraph-rsid="00f9ab91" style:font-size-asian="13pt" style:font-weight-asian="bold" style:font-size-complex="13pt" style:font-weight-complex="bold"/>
    </style:style>
    <style:style style:name="P12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1044023" officeooo:paragraph-rsid="01b0b0eb" style:font-size-asian="13pt" style:font-weight-asian="bold" style:font-size-complex="13pt" style:font-weight-complex="bold"/>
    </style:style>
    <style:style style:name="P12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1044023" officeooo:paragraph-rsid="01b4d6bb" style:font-size-asian="13pt" style:font-weight-asian="bold" style:font-size-complex="13pt" style:font-weight-complex="bold"/>
    </style:style>
    <style:style style:name="P129" style:family="paragraph" style:parent-style-name="Standard">
      <style:paragraph-properties fo:text-align="start" style:justify-single-word="false"/>
      <style:text-properties fo:color="#000000" style:font-name="Jomolhari" fo:font-size="13pt" fo:font-style="normal" style:text-underline-style="none" fo:font-weight="normal" officeooo:rsid="01389753" officeooo:paragraph-rsid="01338b22" style:font-size-asian="13pt" style:font-style-asian="normal" style:font-weight-asian="normal" style:font-size-complex="13pt" style:font-style-complex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07d70d7" officeooo:paragraph-rsid="007d70d7" style:font-size-asian="16pt" style:font-weight-asian="bold" style:font-size-complex="16pt" style:font-weight-complex="bold"/>
    </style:style>
    <style:style style:name="P131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07d70d7" officeooo:paragraph-rsid="007200c7" style:font-size-asian="16pt" style:font-weight-asian="bold" style:font-size-complex="16pt" style:font-weight-complex="bold"/>
    </style:style>
    <style:style style:name="P132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1044023" officeooo:paragraph-rsid="018877fe" style:font-size-asian="16pt" style:font-weight-asian="bold" style:font-size-complex="16pt" style:font-weight-complex="bold"/>
    </style:style>
    <style:style style:name="P133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1044023" officeooo:paragraph-rsid="0198db4e" style:font-size-asian="16pt" style:font-weight-asian="bold" style:font-size-complex="16pt" style:font-weight-complex="bold"/>
    </style:style>
    <style:style style:name="P134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164a3c3" officeooo:paragraph-rsid="0164a3c3" style:font-size-asian="16pt" style:font-weight-asian="bold" style:font-size-complex="16pt" style:font-weight-complex="bold"/>
    </style:style>
    <style:style style:name="P135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2345b5f" officeooo:paragraph-rsid="0164a3c3" style:font-size-asian="16pt" style:font-weight-asian="bold" style:font-size-complex="16pt" style:font-weight-complex="bold"/>
    </style:style>
    <style:style style:name="P136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2345b5f" officeooo:paragraph-rsid="02345b5f" style:font-size-asian="16pt" style:font-weight-asian="bold" style:font-size-complex="16pt" style:font-weight-complex="bold"/>
    </style:style>
    <style:style style:name="P137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8877fe" officeooo:paragraph-rsid="018877fe" style:font-size-asian="13pt" style:font-weight-asian="normal" style:font-size-complex="13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8877fe" officeooo:paragraph-rsid="01972683" style:font-size-asian="13pt" style:font-weight-asian="normal" style:font-size-complex="13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98db4e" officeooo:paragraph-rsid="0198db4e" style:font-size-asian="13pt" style:font-weight-asian="normal" style:font-size-complex="13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98db4e" officeooo:paragraph-rsid="01a69ee1" style:font-name-asian="FreeMono" style:font-size-asian="13pt" style:font-weight-asian="normal" style:font-name-complex="FreeMono" style:font-size-complex="13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Jomolhari1" fo:font-size="13pt" officeooo:paragraph-rsid="002afd29" style:font-size-asian="13pt" style:font-size-complex="13pt"/>
    </style:style>
    <style:style style:name="P142" style:family="paragraph" style:parent-style-name="Standard">
      <style:paragraph-properties fo:text-align="start" style:justify-single-word="false"/>
      <style:text-properties style:font-name="FreeMono1" officeooo:paragraph-rsid="0094a78b"/>
    </style:style>
    <style:style style:name="P143" style:family="paragraph" style:parent-style-name="Standard">
      <style:paragraph-properties fo:text-align="start" style:justify-single-word="false" style:text-autospace="none"/>
      <style:text-properties style:font-name="FreeMono1" fo:font-size="13pt" style:text-underline-style="none" fo:font-weight="normal" officeooo:rsid="004fc4e4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144" style:family="paragraph" style:parent-style-name="Standard">
      <style:paragraph-properties fo:text-align="start" style:justify-single-word="false" style:text-autospace="none"/>
      <style:text-properties style:font-name="FreeMono1" fo:font-size="13pt" style:text-underline-style="none" fo:font-weight="normal" officeooo:rsid="0090f2d4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145" style:family="paragraph" style:parent-style-name="Standard">
      <style:paragraph-properties fo:text-align="start" style:justify-single-word="false" style:text-autospace="none"/>
      <style:text-properties style:font-name="FreeMono1" fo:font-size="13pt" style:text-underline-style="none" fo:font-weight="normal" officeooo:rsid="0180f0ec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146" style:family="paragraph" style:parent-style-name="Standard">
      <style:paragraph-properties fo:text-align="start" style:justify-single-word="false" style:text-autospace="none"/>
      <style:text-properties style:font-name="FreeMono1" fo:font-size="13pt" style:text-underline-style="none" fo:font-weight="normal" officeooo:rsid="0181c49d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147" style:family="paragraph" style:parent-style-name="Standard">
      <style:paragraph-properties style:text-autospace="none"/>
      <style:text-properties style:font-name="FreeMono1" fo:font-size="13pt" officeooo:paragraph-rsid="018e3118" style:font-name-asian="FreeMono" style:font-size-asian="13pt" style:font-name-complex="FreeMono" style:font-size-complex="13pt"/>
    </style:style>
    <style:style style:name="P148" style:family="paragraph" style:parent-style-name="Standard">
      <style:paragraph-properties style:text-autospace="none"/>
      <style:text-properties style:font-name="FreeMono1" fo:font-size="13pt" fo:font-style="normal" fo:font-weight="normal" officeooo:rsid="0181c49d" officeooo:paragraph-rsid="018e3118" style:font-name-asian="FreeMono" style:font-size-asian="13pt" style:font-style-asian="normal" style:font-weight-asian="normal" style:font-name-complex="FreeMono" style:font-size-complex="13pt" style:font-style-complex="normal" style:font-weight-complex="normal"/>
    </style:style>
    <style:style style:name="P149" style:family="paragraph" style:parent-style-name="Standard">
      <style:paragraph-properties fo:text-align="start" style:justify-single-word="false"/>
      <style:text-properties officeooo:paragraph-rsid="00907ee1"/>
    </style:style>
    <style:style style:name="P150" style:family="paragraph" style:parent-style-name="Standard">
      <style:paragraph-properties fo:text-align="start" style:justify-single-word="false"/>
      <style:text-properties officeooo:paragraph-rsid="01dfe20d"/>
    </style:style>
    <style:style style:name="P151" style:family="paragraph" style:parent-style-name="Standard">
      <style:paragraph-properties fo:text-align="start" style:justify-single-word="false"/>
      <style:text-properties fo:color="#0000ff" style:font-name="Jomolhari" fo:font-size="13pt" style:text-underline-style="none" fo:font-weight="normal" officeooo:rsid="02345b5f" officeooo:paragraph-rsid="02345b5f" style:font-size-asian="13pt" style:font-weight-asian="normal" style:font-size-complex="13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0000ff" style:font-name="Jomolhari" fo:font-size="13pt" style:text-underline-style="none" fo:font-weight="bold" officeooo:rsid="0164a3c3" officeooo:paragraph-rsid="0281959f" style:font-size-asian="13pt" style:font-weight-asian="bold" style:font-size-complex="13pt" style:font-weight-complex="bold"/>
    </style:style>
    <style:style style:name="P153" style:family="paragraph" style:parent-style-name="Standard">
      <style:paragraph-properties fo:text-align="start" style:justify-single-word="false"/>
      <style:text-properties style:use-window-font-color="true" style:font-name="Jomolhari" fo:font-size="13pt" style:text-underline-style="none" fo:font-weight="normal" officeooo:rsid="022b5fec" officeooo:paragraph-rsid="022b8250" style:font-size-asian="13pt" style:font-weight-asian="normal" style:font-size-complex="13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use-window-font-color="true" style:font-name="Jomolhari" fo:font-size="13pt" style:text-underline-style="none" fo:font-weight="normal" officeooo:rsid="022b8250" officeooo:paragraph-rsid="022b8250" style:font-size-asian="13pt" style:font-weight-asian="normal" style:font-size-complex="13pt" style:font-weight-complex="normal"/>
    </style:style>
    <style:style style:name="P155" style:family="paragraph" style:parent-style-name="Standard">
      <style:paragraph-properties fo:margin-left="0in" fo:margin-right="0in" fo:text-indent="0in" style:auto-text-indent="false"/>
      <style:text-properties style:font-name="Jomolhari" fo:font-size="13pt" officeooo:paragraph-rsid="00288e6d" style:font-size-asian="13pt" style:font-size-complex="13pt"/>
    </style:style>
    <style:style style:name="P156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2345b5f" officeooo:paragraph-rsid="0164a3c3" style:font-size-asian="16pt" style:font-weight-asian="bold" style:font-size-complex="16pt" style:font-weight-complex="bold"/>
    </style:style>
    <style:style style:name="P157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22a1d34" officeooo:paragraph-rsid="0281959f" style:font-size-asian="16pt" style:font-weight-asian="bold" style:font-size-complex="16pt" style:font-weight-complex="bold"/>
    </style:style>
    <style:style style:name="P15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589b0d" officeooo:paragraph-rsid="024a1292" style:font-size-asian="13pt" style:font-weight-asian="normal" style:font-size-complex="13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589b0d" officeooo:paragraph-rsid="02589b0d" style:font-size-asian="13pt" style:font-weight-asian="normal" style:font-size-complex="13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589b0d" officeooo:paragraph-rsid="0252f23f" style:font-size-asian="13pt" style:font-weight-asian="normal" style:font-size-complex="13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5435b7" officeooo:paragraph-rsid="026dad6d" style:font-size-asian="13pt" style:font-weight-asian="normal" style:font-size-complex="13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5435b7" officeooo:paragraph-rsid="026dfc4d" style:font-size-asian="13pt" style:font-weight-asian="normal" style:font-size-complex="13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5435b7" officeooo:paragraph-rsid="02713b2c" style:font-size-asian="13pt" style:font-weight-asian="normal" style:font-size-complex="13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5c32d7" officeooo:paragraph-rsid="025c32d7" style:font-size-asian="13pt" style:font-weight-asian="normal" style:font-size-complex="13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5c32d7" officeooo:paragraph-rsid="026dad6d" style:font-size-asian="13pt" style:font-weight-asian="normal" style:font-size-complex="13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5e072b" officeooo:paragraph-rsid="025e072b" style:font-size-asian="13pt" style:font-weight-asian="normal" style:font-size-complex="13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5e600e" officeooo:paragraph-rsid="025e600e" style:font-size-asian="13pt" style:font-weight-asian="normal" style:font-size-complex="13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5f2b40" officeooo:paragraph-rsid="025f2b40" style:font-size-asian="13pt" style:font-weight-asian="normal" style:font-size-complex="13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60a349" officeooo:paragraph-rsid="0260a349" style:font-size-asian="13pt" style:font-weight-asian="normal" style:font-size-complex="13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6dfc4d" officeooo:paragraph-rsid="026dfc4d" style:font-size-asian="13pt" style:font-weight-asian="normal" style:font-size-complex="13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6dfc4d" officeooo:paragraph-rsid="0271efbf" style:font-size-asian="13pt" style:font-weight-asian="normal" style:font-size-complex="13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713b2c" officeooo:paragraph-rsid="026f940c" style:font-size-asian="13pt" style:font-weight-asian="normal" style:font-size-complex="13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713b2c" officeooo:paragraph-rsid="02713b2c" style:font-size-asian="13pt" style:font-weight-asian="normal" style:font-size-complex="13pt" style:font-weight-complex="normal"/>
    </style:style>
    <style:style style:name="P17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71efbf" officeooo:paragraph-rsid="0271efbf" style:font-size-asian="13pt" style:font-weight-asian="normal" style:font-size-complex="13pt" style:font-weight-complex="normal"/>
    </style:style>
    <style:style style:name="P17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044023" officeooo:paragraph-rsid="017b9caf" style:font-size-asian="13pt" style:font-weight-asian="normal" style:font-size-complex="13pt" style:font-weight-complex="normal"/>
    </style:style>
    <style:style style:name="P17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044023" officeooo:paragraph-rsid="028c503d" style:font-size-asian="13pt" style:font-weight-asian="normal" style:font-size-complex="13pt" style:font-weight-complex="normal"/>
    </style:style>
    <style:style style:name="P17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78a90e" officeooo:paragraph-rsid="028c503d" style:font-size-asian="13pt" style:font-weight-asian="normal" style:font-size-complex="13pt" style:font-weight-complex="normal"/>
    </style:style>
    <style:style style:name="P17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1044023" officeooo:paragraph-rsid="01a69ee1" style:font-size-asian="13pt" style:font-weight-asian="bold" style:font-size-complex="13pt" style:font-weight-complex="bold"/>
    </style:style>
    <style:style style:name="P179" style:family="paragraph" style:parent-style-name="Standard">
      <style:paragraph-properties fo:text-align="start" style:justify-single-word="false"/>
      <style:text-properties fo:color="#000000" style:font-name="Jomolhari" fo:font-size="14pt" style:text-underline-style="none" fo:font-weight="normal" officeooo:rsid="01044023" officeooo:paragraph-rsid="017b9caf" style:font-size-asian="14pt" style:font-weight-asian="normal" style:font-size-complex="14pt" style:font-weight-complex="normal"/>
    </style:style>
    <style:style style:name="P180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73f949" officeooo:paragraph-rsid="0273f949" style:font-size-asian="13pt" style:font-weight-asian="normal" style:font-size-complex="13pt" style:font-weight-complex="normal"/>
    </style:style>
    <style:style style:name="P181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25272a" officeooo:paragraph-rsid="0225272a" style:font-size-asian="13pt" style:font-weight-asian="normal" style:font-size-complex="13pt" style:font-weight-complex="normal"/>
    </style:style>
    <style:style style:name="P182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589b0d" style:font-size-asian="13pt" style:font-weight-asian="normal" style:font-size-complex="13pt" style:font-weight-complex="normal"/>
    </style:style>
    <style:style style:name="P183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8e3118" officeooo:paragraph-rsid="01a69ee1" style:font-size-asian="13pt" style:font-weight-asian="normal" style:font-size-complex="13pt" style:font-weight-complex="normal"/>
    </style:style>
    <style:style style:name="P184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8e3118" officeooo:paragraph-rsid="028ef4a0" style:font-size-asian="13pt" style:font-weight-asian="normal" style:font-size-complex="13pt" style:font-weight-complex="normal"/>
    </style:style>
    <style:style style:name="P185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8e3118" officeooo:paragraph-rsid="02906776" style:font-size-asian="13pt" style:font-weight-asian="normal" style:font-size-complex="13pt" style:font-weight-complex="normal"/>
    </style:style>
    <style:style style:name="P186" style:family="paragraph" style:parent-style-name="Standard">
      <style:paragraph-properties fo:text-align="start" style:justify-single-word="false"/>
      <style:text-properties fo:color="#000000" style:font-name="FreeMono1" fo:font-size="14pt" style:text-underline-style="none" fo:font-weight="normal" officeooo:rsid="0273f949" officeooo:paragraph-rsid="0273f949" style:font-size-asian="14pt" style:font-weight-asian="normal" style:font-size-complex="14pt" style:font-weight-complex="normal"/>
    </style:style>
    <style:style style:name="P187" style:family="paragraph" style:parent-style-name="Standard">
      <style:paragraph-properties fo:text-align="start" style:justify-single-word="false"/>
      <style:text-properties fo:color="#000000" style:font-name="FreeMono1" fo:font-size="14pt" style:text-underline-style="none" fo:font-weight="normal" officeooo:rsid="0273f949" officeooo:paragraph-rsid="02746a53" style:font-size-asian="14pt" style:font-weight-asian="normal" style:font-size-complex="14pt" style:font-weight-complex="normal"/>
    </style:style>
    <style:style style:name="P188" style:family="paragraph" style:parent-style-name="Standard">
      <style:paragraph-properties fo:text-align="start" style:justify-single-word="false"/>
      <style:text-properties fo:color="#000000" style:font-name="FreeMono1" fo:font-size="14pt" style:text-underline-style="none" fo:font-weight="normal" officeooo:rsid="01044023" officeooo:paragraph-rsid="0273f949" style:font-size-asian="14pt" style:font-weight-asian="normal" style:font-size-complex="14pt" style:font-weight-complex="normal"/>
    </style:style>
    <style:style style:name="P189" style:family="paragraph" style:parent-style-name="Standard">
      <style:paragraph-properties fo:text-align="start" style:justify-single-word="false"/>
      <style:text-properties fo:color="#000000" style:font-name="FreeMono1" fo:font-size="14pt" style:text-underline-style="none" fo:font-weight="normal" officeooo:rsid="01044023" officeooo:paragraph-rsid="0276af84" style:font-size-asian="14pt" style:font-weight-asian="normal" style:font-size-complex="14pt" style:font-weight-complex="normal"/>
    </style:style>
    <style:style style:name="P190" style:family="paragraph" style:parent-style-name="Standard">
      <style:paragraph-properties fo:text-align="start" style:justify-single-word="false"/>
      <style:text-properties fo:color="#000000" style:font-name="FreeMono1" fo:font-size="14pt" style:text-underline-style="none" fo:font-weight="normal" officeooo:rsid="01044023" officeooo:paragraph-rsid="0277d5ee" style:font-size-asian="14pt" style:font-weight-asian="normal" style:font-size-complex="14pt" style:font-weight-complex="normal"/>
    </style:style>
    <style:style style:name="P191" style:family="paragraph" style:parent-style-name="Standard">
      <style:paragraph-properties fo:text-align="start" style:justify-single-word="false"/>
      <style:text-properties fo:color="#000000" style:font-name="FreeMono1" fo:font-size="14pt" style:text-underline-style="none" fo:font-weight="normal" officeooo:rsid="027b5250" officeooo:paragraph-rsid="0277d5ee" style:font-size-asian="14pt" style:font-weight-asian="normal" style:font-size-complex="14pt" style:font-weight-complex="normal"/>
    </style:style>
    <style:style style:name="P192" style:family="paragraph" style:parent-style-name="Standard">
      <style:paragraph-properties fo:text-align="start" style:justify-single-word="false"/>
      <style:text-properties fo:color="#000000" style:font-name="FreeMono1" fo:font-size="14pt" style:text-underline-style="none" fo:font-weight="normal" officeooo:rsid="027ba23a" officeooo:paragraph-rsid="0277d5ee" style:font-size-asian="14pt" style:font-weight-asian="normal" style:font-size-complex="14pt" style:font-weight-complex="normal"/>
    </style:style>
    <style:style style:name="P193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98db4e" officeooo:paragraph-rsid="0198db4e" style:font-size-asian="13pt" style:font-weight-asian="normal" style:font-size-complex="13pt" style:font-weight-complex="normal"/>
    </style:style>
    <style:style style:name="P19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8e3118" officeooo:paragraph-rsid="028ef4a0" style:font-size-asian="13pt" style:font-weight-asian="normal" style:font-size-complex="13pt" style:font-weight-complex="normal"/>
    </style:style>
    <style:style style:name="P195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98db4e" officeooo:paragraph-rsid="01a69ee1" style:font-name-asian="FreeMono" style:font-size-asian="13pt" style:font-weight-asian="normal" style:font-name-complex="FreeMono" style:font-size-complex="13pt" style:font-weight-complex="normal"/>
    </style:style>
    <style:style style:name="P196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8877fe" officeooo:paragraph-rsid="01972683" style:font-size-asian="13pt" style:font-weight-asian="normal" style:font-size-complex="13pt" style:font-weight-complex="normal"/>
    </style:style>
    <style:style style:name="P197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b0b0eb" officeooo:paragraph-rsid="01b0b0eb" style:font-size-asian="13pt" style:font-weight-asian="normal" style:font-size-complex="13pt" style:font-weight-complex="normal"/>
    </style:style>
    <style:style style:name="P198" style:family="paragraph" style:parent-style-name="Standard" style:list-style-name="L1">
      <style:paragraph-properties fo:text-align="start" style:justify-single-word="false"/>
      <style:text-properties officeooo:paragraph-rsid="022b8250"/>
    </style:style>
    <style:style style:name="P199" style:family="paragraph" style:parent-style-name="Standard" style:list-style-name="L1">
      <style:paragraph-properties fo:text-align="start" style:justify-single-word="false"/>
      <style:text-properties fo:font-weight="bold" officeooo:paragraph-rsid="022b8250" style:font-weight-asian="bold" style:font-weight-complex="bold"/>
    </style:style>
    <style:style style:name="P200" style:family="paragraph" style:parent-style-name="Standard">
      <style:paragraph-properties fo:text-align="start" style:justify-single-word="false"/>
      <style:text-properties style:font-name="Jomolhari" fo:font-size="13pt" style:text-underline-style="none" fo:font-weight="bold" officeooo:rsid="01044023" officeooo:paragraph-rsid="01af2a5f" style:font-size-asian="13pt" style:font-weight-asian="bold" style:font-size-complex="13pt" style:font-weight-complex="bold"/>
    </style:style>
    <style:style style:name="P201" style:family="paragraph">
      <style:paragraph-properties fo:text-align="center"/>
    </style:style>
    <style:style style:name="T1" style:family="text">
      <style:text-properties style:font-name="FreeMono1"/>
    </style:style>
    <style:style style:name="T2" style:family="text">
      <style:text-properties style:font-name="FreeMono1" officeooo:rsid="007200c7"/>
    </style:style>
    <style:style style:name="T3" style:family="text">
      <style:text-properties style:font-name="FreeMono1" officeooo:rsid="00ad103c"/>
    </style:style>
    <style:style style:name="T4" style:family="text">
      <style:text-properties style:font-name="FreeMono1" officeooo:rsid="00b804e3"/>
    </style:style>
    <style:style style:name="T5" style:family="text">
      <style:text-properties style:font-name="FreeMono1" officeooo:rsid="00b9656e"/>
    </style:style>
    <style:style style:name="T6" style:family="text">
      <style:text-properties style:font-name="FreeMono1" officeooo:rsid="00cb20f3"/>
    </style:style>
    <style:style style:name="T7" style:family="text">
      <style:text-properties style:font-name="FreeMono1" officeooo:rsid="00f02d5b"/>
    </style:style>
    <style:style style:name="T8" style:family="text">
      <style:text-properties style:font-name="FreeMono1" officeooo:rsid="0102d0ef"/>
    </style:style>
    <style:style style:name="T9" style:family="text">
      <style:text-properties style:font-name="FreeMono1" officeooo:rsid="01044023"/>
    </style:style>
    <style:style style:name="T10" style:family="text">
      <style:text-properties style:font-name="FreeMono1" officeooo:rsid="0114970b"/>
    </style:style>
    <style:style style:name="T11" style:family="text">
      <style:text-properties style:font-name="FreeMono1" officeooo:rsid="010b5b7a"/>
    </style:style>
    <style:style style:name="T12" style:family="text">
      <style:text-properties style:font-name="FreeMono1" fo:font-size="13pt" style:font-size-asian="13pt" style:font-size-complex="13pt"/>
    </style:style>
    <style:style style:name="T13" style:family="text">
      <style:text-properties style:font-name="FreeMono1" fo:font-size="13pt" officeooo:rsid="01338b22" style:font-size-asian="13pt" style:font-size-complex="13pt"/>
    </style:style>
    <style:style style:name="T14" style:family="text">
      <style:text-properties style:font-name="FreeMono1" fo:font-weight="normal" officeooo:rsid="010123cb" style:font-name-asian="FreeMono" style:font-weight-asian="normal" style:font-name-complex="FreeMono" style:font-weight-complex="normal"/>
    </style:style>
    <style:style style:name="T15" style:family="text">
      <style:text-properties style:font-name="FreeMono1" fo:font-weight="normal" officeooo:rsid="01b0b0eb" style:font-weight-asian="normal" style:font-weight-complex="normal"/>
    </style:style>
    <style:style style:name="T16" style:family="text">
      <style:text-properties style:font-name="FreeMono1" fo:font-weight="normal" officeooo:rsid="01b1e7ff" style:font-weight-asian="normal" style:font-weight-complex="normal"/>
    </style:style>
    <style:style style:name="T17" style:family="text">
      <style:text-properties style:font-name="FreeMono1" fo:font-weight="normal" officeooo:rsid="01b29570" style:font-weight-asian="normal" style:font-weight-complex="normal"/>
    </style:style>
    <style:style style:name="T18" style:family="text">
      <style:text-properties style:font-name="FreeMono1" fo:font-weight="normal" officeooo:rsid="01b4d6bb" style:font-weight-asian="normal" style:font-weight-complex="normal"/>
    </style:style>
    <style:style style:name="T19" style:family="text">
      <style:text-properties style:font-name="FreeMono1" fo:font-weight="normal" officeooo:rsid="01b5b887" style:font-weight-asian="normal" style:font-weight-complex="normal"/>
    </style:style>
    <style:style style:name="T20" style:family="text">
      <style:text-properties style:font-name="FreeMono1" officeooo:rsid="017788d2"/>
    </style:style>
    <style:style style:name="T21" style:family="text">
      <style:text-properties style:font-name="FreeMono1" officeooo:rsid="0178a90e"/>
    </style:style>
    <style:style style:name="T22" style:family="text">
      <style:text-properties style:font-name="FreeMono1" officeooo:rsid="017b9caf"/>
    </style:style>
    <style:style style:name="T23" style:family="text">
      <style:text-properties style:font-name="FreeMono1" officeooo:rsid="01929fbc" style:font-name-asian="FreeMono" style:font-name-complex="FreeMono"/>
    </style:style>
    <style:style style:name="T24" style:family="text">
      <style:text-properties style:font-name="FreeMono1" officeooo:rsid="018ec87d" style:font-name-asian="FreeMono" style:font-name-complex="FreeMono"/>
    </style:style>
    <style:style style:name="T25" style:family="text">
      <style:text-properties style:font-name="FreeMono1" officeooo:rsid="01972683" style:font-name-asian="FreeMono" style:font-name-complex="FreeMono"/>
    </style:style>
    <style:style style:name="T26" style:family="text">
      <style:text-properties style:font-name="FreeMono1" officeooo:rsid="019cc1c8" style:font-name-asian="FreeMono" style:font-name-complex="FreeMono"/>
    </style:style>
    <style:style style:name="T27" style:family="text">
      <style:text-properties style:font-name="FreeMono1" officeooo:rsid="0092ca38" style:font-name-asian="FreeMono" style:font-name-complex="FreeMono"/>
    </style:style>
    <style:style style:name="T28" style:family="text">
      <style:text-properties style:font-name="FreeMono1" officeooo:rsid="008f91cd" style:font-name-asian="FreeMono" style:font-name-complex="FreeMono"/>
    </style:style>
    <style:style style:name="T29" style:family="text">
      <style:text-properties style:font-name="FreeMono1" officeooo:rsid="01a54219" style:font-name-asian="FreeMono" style:font-name-complex="FreeMono"/>
    </style:style>
    <style:style style:name="T30" style:family="text">
      <style:text-properties style:font-name="FreeMono1" officeooo:rsid="01ab3992" style:font-name-asian="FreeMono" style:font-name-complex="FreeMono"/>
    </style:style>
    <style:style style:name="T31" style:family="text">
      <style:text-properties style:font-name="FreeMono1" officeooo:rsid="01ade907" style:font-name-asian="FreeMono" style:font-name-complex="FreeMono"/>
    </style:style>
    <style:style style:name="T32" style:family="text">
      <style:text-properties style:font-name="FreeMono1" officeooo:rsid="01bcbfa6"/>
    </style:style>
    <style:style style:name="T33" style:family="text">
      <style:text-properties style:font-name="FreeMono1" officeooo:rsid="01d6180d"/>
    </style:style>
    <style:style style:name="T34" style:family="text">
      <style:text-properties style:font-name="FreeMono1" officeooo:rsid="01d7e53e"/>
    </style:style>
    <style:style style:name="T35" style:family="text">
      <style:text-properties style:font-name="FreeMono1" officeooo:rsid="01714a0f"/>
    </style:style>
    <style:style style:name="T36" style:family="text">
      <style:text-properties style:font-name="FreeMono1" officeooo:rsid="01d7fa7d"/>
    </style:style>
    <style:style style:name="T37" style:family="text">
      <style:text-properties style:font-name="FreeMono1" officeooo:rsid="01e3900b"/>
    </style:style>
    <style:style style:name="T38" style:family="text">
      <style:text-properties style:font-name="FreeMono1" officeooo:rsid="01fdd770"/>
    </style:style>
    <style:style style:name="T39" style:family="text">
      <style:text-properties style:font-name="FreeMono1" officeooo:rsid="0200b089"/>
    </style:style>
    <style:style style:name="T40" style:family="text">
      <style:text-properties style:font-name="FreeMono1" officeooo:rsid="020dbeae"/>
    </style:style>
    <style:style style:name="T41" style:family="text">
      <style:text-properties style:font-name="FreeMono1" officeooo:rsid="020fb210"/>
    </style:style>
    <style:style style:name="T42" style:family="text">
      <style:text-properties style:font-name="FreeMono1" officeooo:rsid="0213fb03"/>
    </style:style>
    <style:style style:name="T43" style:family="text">
      <style:text-properties style:font-name="FreeMono1" officeooo:rsid="021a7ca9"/>
    </style:style>
    <style:style style:name="T44" style:family="text">
      <style:text-properties style:font-name="FreeMono1" officeooo:rsid="02215ebe"/>
    </style:style>
    <style:style style:name="T45" style:family="text">
      <style:text-properties style:font-name="FreeMono1" officeooo:rsid="021f80b8"/>
    </style:style>
    <style:style style:name="T46" style:family="text">
      <style:text-properties style:font-name="FreeMono1" officeooo:rsid="021b3fa5"/>
    </style:style>
    <style:style style:name="T47" style:family="text">
      <style:text-properties style:font-name="FreeMono1" officeooo:rsid="01e98d09"/>
    </style:style>
    <style:style style:name="T48" style:family="text">
      <style:text-properties style:font-name="FreeMono1" officeooo:rsid="02043da2"/>
    </style:style>
    <style:style style:name="T49" style:family="text">
      <style:text-properties style:font-name="FreeMono1" officeooo:rsid="01c9b2cb"/>
    </style:style>
    <style:style style:name="T50" style:family="text">
      <style:text-properties style:font-name="FreeMono1" officeooo:rsid="01bdf059"/>
    </style:style>
    <style:style style:name="T51" style:family="text">
      <style:text-properties style:font-name="FreeMono1" officeooo:rsid="021079d3"/>
    </style:style>
    <style:style style:name="T52" style:family="text">
      <style:text-properties style:font-name="FreeMono1" officeooo:rsid="01d116d7"/>
    </style:style>
    <style:style style:name="T53" style:family="text">
      <style:text-properties style:font-name="FreeMono1" officeooo:rsid="01d27bfc"/>
    </style:style>
    <style:style style:name="T54" style:family="text">
      <style:text-properties style:font-name="FreeMono1" officeooo:rsid="0223bc40"/>
    </style:style>
    <style:style style:name="T55" style:family="text">
      <style:text-properties style:font-name="FreeMono1" officeooo:rsid="022b8250"/>
    </style:style>
    <style:style style:name="T56" style:family="text">
      <style:text-properties style:font-name="FreeMono1" officeooo:rsid="0238c68e"/>
    </style:style>
    <style:style style:name="T57" style:family="text">
      <style:text-properties style:font-name="FreeMono1" officeooo:rsid="0271efbf"/>
    </style:style>
    <style:style style:name="T58" style:family="text">
      <style:text-properties style:font-name="FreeMono1" officeooo:rsid="027299a2"/>
    </style:style>
    <style:style style:name="T59" style:family="text">
      <style:text-properties style:font-name="FreeMono1" officeooo:rsid="027ba23a"/>
    </style:style>
    <style:style style:name="T60" style:family="text">
      <style:text-properties fo:font-weight="normal" officeooo:rsid="0019b933" style:font-weight-asian="normal" style:font-weight-complex="normal"/>
    </style:style>
    <style:style style:name="T61" style:family="text">
      <style:text-properties fo:font-weight="normal" officeooo:rsid="001b77f1" style:font-weight-asian="normal" style:font-weight-complex="normal"/>
    </style:style>
    <style:style style:name="T62" style:family="text">
      <style:text-properties fo:font-weight="normal" officeooo:rsid="001e4cc3" style:font-weight-asian="normal" style:font-weight-complex="normal"/>
    </style:style>
    <style:style style:name="T63" style:family="text">
      <style:text-properties fo:font-weight="normal" officeooo:rsid="001ff759" style:font-weight-asian="normal" style:font-weight-complex="normal"/>
    </style:style>
    <style:style style:name="T64" style:family="text">
      <style:text-properties fo:font-weight="normal" officeooo:rsid="0025807d" style:font-weight-asian="normal" style:font-weight-complex="normal"/>
    </style:style>
    <style:style style:name="T65" style:family="text">
      <style:text-properties fo:font-weight="normal" officeooo:rsid="00217b28" style:font-weight-asian="normal" style:font-weight-complex="normal"/>
    </style:style>
    <style:style style:name="T66" style:family="text">
      <style:text-properties fo:font-weight="normal" officeooo:rsid="0023e396" style:font-weight-asian="normal" style:font-weight-complex="normal"/>
    </style:style>
    <style:style style:name="T67" style:family="text">
      <style:text-properties fo:font-weight="normal" officeooo:rsid="00288e6d" style:font-weight-asian="normal" style:font-weight-complex="normal"/>
    </style:style>
    <style:style style:name="T68" style:family="text">
      <style:text-properties fo:font-weight="normal" officeooo:rsid="010a8fef" style:font-weight-asian="normal" style:font-weight-complex="normal"/>
    </style:style>
    <style:style style:name="T69" style:family="text">
      <style:text-properties fo:font-weight="normal" officeooo:rsid="01b0b0eb" style:font-weight-asian="normal" style:font-weight-complex="normal"/>
    </style:style>
    <style:style style:name="T70" style:family="text">
      <style:text-properties fo:font-weight="normal" officeooo:rsid="01b4d6bb" style:font-weight-asian="normal" style:font-weight-complex="normal"/>
    </style:style>
    <style:style style:name="T71" style:family="text">
      <style:text-properties fo:font-weight="normal" officeooo:rsid="01b5b887" style:font-weight-asian="normal" style:font-weight-complex="normal"/>
    </style:style>
    <style:style style:name="T72" style:family="text">
      <style:text-properties fo:font-weight="normal" officeooo:rsid="01b6d1ce" style:font-weight-asian="normal" style:font-weight-complex="normal"/>
    </style:style>
    <style:style style:name="T73" style:family="text">
      <style:text-properties fo:font-weight="normal" officeooo:rsid="01b76207" style:font-weight-asian="normal" style:font-weight-complex="normal"/>
    </style:style>
    <style:style style:name="T74" style:family="text">
      <style:text-properties fo:font-weight="normal" officeooo:rsid="01b9800f" style:font-weight-asian="normal" style:font-weight-complex="normal"/>
    </style:style>
    <style:style style:name="T75" style:family="text">
      <style:text-properties fo:font-weight="normal" officeooo:rsid="029345bb" style:font-weight-asian="normal" style:font-weight-complex="normal"/>
    </style:style>
    <style:style style:name="T76" style:family="text">
      <style:text-properties fo:font-weight="normal" officeooo:rsid="0294f7a9" style:font-weight-asian="normal" style:font-weight-complex="normal"/>
    </style:style>
    <style:style style:name="T77" style:family="text">
      <style:text-properties fo:font-weight="normal" officeooo:rsid="029568e0" style:font-weight-asian="normal" style:font-weight-complex="normal"/>
    </style:style>
    <style:style style:name="T78" style:family="text">
      <style:text-properties fo:font-weight="normal" officeooo:rsid="02972208" style:font-name-asian="FreeMono" style:font-weight-asian="normal" style:font-name-complex="FreeMono" style:font-weight-complex="normal"/>
    </style:style>
    <style:style style:name="T79" style:family="text">
      <style:text-properties fo:font-style="italic" officeooo:rsid="00589877" style:font-style-asian="italic" style:font-style-complex="italic"/>
    </style:style>
    <style:style style:name="T80" style:family="text">
      <style:text-properties fo:font-style="italic" officeooo:rsid="005a0a31" style:font-style-asian="italic" style:font-style-complex="italic"/>
    </style:style>
    <style:style style:name="T81" style:family="text">
      <style:text-properties fo:font-style="italic" officeooo:rsid="010b5b7a" style:font-style-asian="italic" style:font-style-complex="italic"/>
    </style:style>
    <style:style style:name="T82" style:family="text">
      <style:text-properties fo:font-style="italic" officeooo:rsid="010f638a" style:font-style-asian="italic" style:font-style-complex="italic"/>
    </style:style>
    <style:style style:name="T83" style:family="text">
      <style:text-properties fo:font-style="italic" officeooo:rsid="017e7627" style:font-style-asian="italic" style:font-style-complex="italic"/>
    </style:style>
    <style:style style:name="T84" style:family="text">
      <style:text-properties fo:font-style="italic" officeooo:rsid="01c3d0d9" style:font-style-asian="italic" style:font-style-complex="italic"/>
    </style:style>
    <style:style style:name="T85" style:family="text">
      <style:text-properties fo:font-style="italic" officeooo:rsid="01c9b2cb" style:font-style-asian="italic" style:font-style-complex="italic"/>
    </style:style>
    <style:style style:name="T86" style:family="text">
      <style:text-properties fo:font-style="italic" officeooo:rsid="01cb609a" style:font-style-asian="italic" style:font-style-complex="italic"/>
    </style:style>
    <style:style style:name="T87" style:family="text">
      <style:text-properties fo:font-style="italic" officeooo:rsid="01d03d4d" style:font-style-asian="italic" style:font-style-complex="italic"/>
    </style:style>
    <style:style style:name="T88" style:family="text">
      <style:text-properties fo:font-style="italic" officeooo:rsid="01e98d09" style:font-style-asian="italic" style:font-style-complex="italic"/>
    </style:style>
    <style:style style:name="T89" style:family="text">
      <style:text-properties fo:font-style="normal" officeooo:rsid="008fc3c0" style:font-style-asian="normal" style:font-style-complex="normal"/>
    </style:style>
    <style:style style:name="T90" style:family="text">
      <style:text-properties fo:font-style="normal" officeooo:rsid="010a8fef" style:font-style-asian="normal" style:font-style-complex="normal"/>
    </style:style>
    <style:style style:name="T91" style:family="text">
      <style:text-properties fo:font-style="normal" officeooo:rsid="010b5b7a" style:font-style-asian="normal" style:font-style-complex="normal"/>
    </style:style>
    <style:style style:name="T92" style:family="text">
      <style:text-properties fo:font-style="normal" officeooo:rsid="010b6d63" style:font-style-asian="normal" style:font-style-complex="normal"/>
    </style:style>
    <style:style style:name="T93" style:family="text">
      <style:text-properties fo:font-style="normal" officeooo:rsid="01c68865" style:font-style-asian="normal" style:font-style-complex="normal"/>
    </style:style>
    <style:style style:name="T94" style:family="text">
      <style:text-properties fo:font-style="normal" officeooo:rsid="0237e496" style:font-style-asian="normal" style:font-style-complex="normal"/>
    </style:style>
    <style:style style:name="T9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181c49d" style:font-style-asian="normal" style:font-weight-asian="normal" style:font-style-complex="normal" style:font-weight-complex="normal"/>
    </style:style>
    <style:style style:name="T97" style:family="text">
      <style:text-properties style:font-name="Liberation Serif1" fo:font-weight="normal" officeooo:rsid="00288e6d" style:font-weight-asian="normal" style:font-weight-complex="normal"/>
    </style:style>
    <style:style style:name="T98" style:family="text">
      <style:text-properties style:font-name="Liberation Serif1" fo:font-size="12pt" fo:font-weight="normal" officeooo:rsid="0025807d" style:font-size-asian="12pt" style:font-weight-asian="normal" style:font-size-complex="12pt" style:font-weight-complex="normal"/>
    </style:style>
    <style:style style:name="T99" style:family="text">
      <style:text-properties style:font-name="Liberation Serif1" officeooo:rsid="0118f586"/>
    </style:style>
    <style:style style:name="T100" style:family="text">
      <style:text-properties officeooo:rsid="0032efce"/>
    </style:style>
    <style:style style:name="T101" style:family="text">
      <style:text-properties officeooo:rsid="003849c4"/>
    </style:style>
    <style:style style:name="T102" style:family="text">
      <style:text-properties officeooo:rsid="0039785f"/>
    </style:style>
    <style:style style:name="T103" style:family="text">
      <style:text-properties officeooo:rsid="0043487d"/>
    </style:style>
    <style:style style:name="T104" style:family="text">
      <style:text-properties officeooo:rsid="0043d33a"/>
    </style:style>
    <style:style style:name="T105" style:family="text">
      <style:text-properties officeooo:rsid="004fc5a1"/>
    </style:style>
    <style:style style:name="T106" style:family="text">
      <style:text-properties officeooo:rsid="00517544"/>
    </style:style>
    <style:style style:name="T107" style:family="text">
      <style:text-properties officeooo:rsid="00570f5e"/>
    </style:style>
    <style:style style:name="T108" style:family="text">
      <style:text-properties officeooo:rsid="00589877"/>
    </style:style>
    <style:style style:name="T109" style:family="text">
      <style:text-properties officeooo:rsid="005d7b27"/>
    </style:style>
    <style:style style:name="T110" style:family="text">
      <style:text-properties officeooo:rsid="00618033"/>
    </style:style>
    <style:style style:name="T111" style:family="text">
      <style:text-properties officeooo:rsid="0066c4be"/>
    </style:style>
    <style:style style:name="T112" style:family="text">
      <style:text-properties style:font-name="Jomolhari" officeooo:rsid="007200c7"/>
    </style:style>
    <style:style style:name="T113" style:family="text">
      <style:text-properties style:font-name="Jomolhari" officeooo:rsid="008053f5"/>
    </style:style>
    <style:style style:name="T114" style:family="text">
      <style:text-properties style:font-name="Jomolhari" officeooo:rsid="0032efce"/>
    </style:style>
    <style:style style:name="T115" style:family="text">
      <style:text-properties style:font-name="Jomolhari" officeooo:rsid="008894f2"/>
    </style:style>
    <style:style style:name="T116" style:family="text">
      <style:text-properties style:font-name="Jomolhari" officeooo:rsid="0089ccf0"/>
    </style:style>
    <style:style style:name="T117" style:family="text">
      <style:text-properties style:font-name="Jomolhari" officeooo:rsid="008a6f9a"/>
    </style:style>
    <style:style style:name="T118" style:family="text">
      <style:text-properties style:font-name="Jomolhari" officeooo:rsid="008e3e08"/>
    </style:style>
    <style:style style:name="T119" style:family="text">
      <style:text-properties style:font-name="Jomolhari" fo:font-size="13pt" style:font-size-asian="13pt" style:font-size-complex="13pt"/>
    </style:style>
    <style:style style:name="T120" style:family="text">
      <style:text-properties style:font-name="Jomolhari" fo:font-size="13pt" officeooo:rsid="01338b22" style:font-size-asian="13pt" style:font-size-complex="13pt"/>
    </style:style>
    <style:style style:name="T121" style:family="text">
      <style:text-properties style:font-name="Jomolhari" officeooo:rsid="010a8fef"/>
    </style:style>
    <style:style style:name="T122" style:family="text">
      <style:text-properties style:font-name="Jomolhari" officeooo:rsid="010b5b7a"/>
    </style:style>
    <style:style style:name="T123" style:family="text">
      <style:text-properties style:font-name="Jomolhari" officeooo:rsid="010f638a"/>
    </style:style>
    <style:style style:name="T124" style:family="text">
      <style:text-properties style:font-name="Jomolhari" officeooo:rsid="008f91cd" style:font-name-asian="FreeMono" style:font-name-complex="FreeMono"/>
    </style:style>
    <style:style style:name="T125" style:family="text">
      <style:text-properties style:font-name="Jomolhari" officeooo:rsid="00ef08d7" style:font-name-asian="FreeMono" style:font-name-complex="FreeMono"/>
    </style:style>
    <style:style style:name="T126" style:family="text">
      <style:text-properties style:font-name="Jomolhari" officeooo:rsid="00ef60f6" style:font-name-asian="FreeMono" style:font-name-complex="FreeMono"/>
    </style:style>
    <style:style style:name="T127" style:family="text">
      <style:text-properties style:font-name="Jomolhari" officeooo:rsid="00f54338" style:font-name-asian="FreeMono" style:font-name-complex="FreeMono"/>
    </style:style>
    <style:style style:name="T128" style:family="text">
      <style:text-properties style:font-name="Jomolhari" officeooo:rsid="018cd052" style:font-name-asian="FreeMono" style:font-name-complex="FreeMono"/>
    </style:style>
    <style:style style:name="T129" style:family="text">
      <style:text-properties style:font-name="Jomolhari" officeooo:rsid="0093ee39" style:font-name-asian="FreeMono" style:font-name-complex="FreeMono"/>
    </style:style>
    <style:style style:name="T130" style:family="text">
      <style:text-properties style:font-name="Jomolhari" officeooo:rsid="0092ca38" style:font-name-asian="FreeMono" style:font-name-complex="FreeMono"/>
    </style:style>
    <style:style style:name="T131" style:family="text">
      <style:text-properties style:font-name="Jomolhari" officeooo:rsid="00efcdf8" style:font-name-asian="FreeMono" style:font-name-complex="FreeMono"/>
    </style:style>
    <style:style style:name="T132" style:family="text">
      <style:text-properties style:font-name="Jomolhari" officeooo:rsid="018f8d36" style:font-name-asian="FreeMono" style:font-name-complex="FreeMono"/>
    </style:style>
    <style:style style:name="T133" style:family="text">
      <style:text-properties style:font-name="Jomolhari" officeooo:rsid="0190f242" style:font-name-asian="FreeMono" style:font-name-complex="FreeMono"/>
    </style:style>
    <style:style style:name="T134" style:family="text">
      <style:text-properties style:font-name="Jomolhari" officeooo:rsid="01a69ee1" style:font-name-asian="FreeMono" style:font-name-complex="FreeMono"/>
    </style:style>
    <style:style style:name="T135" style:family="text">
      <style:text-properties style:font-name="Jomolhari" officeooo:rsid="01ab3992" style:font-name-asian="FreeMono" style:font-name-complex="FreeMono"/>
    </style:style>
    <style:style style:name="T136" style:family="text">
      <style:text-properties style:font-name="Jomolhari" officeooo:rsid="01abc226" style:font-name-asian="FreeMono" style:font-name-complex="FreeMono"/>
    </style:style>
    <style:style style:name="T137" style:family="text">
      <style:text-properties style:font-name="Jomolhari" officeooo:rsid="01ade907" style:font-name-asian="FreeMono" style:font-name-complex="FreeMono"/>
    </style:style>
    <style:style style:name="T138" style:family="text">
      <style:text-properties style:font-name="Jomolhari" officeooo:rsid="019cc1c8" style:font-name-asian="FreeMono" style:font-name-complex="FreeMono"/>
    </style:style>
    <style:style style:name="T139" style:family="text">
      <style:text-properties style:font-name="Jomolhari" fo:font-weight="normal" officeooo:rsid="00fd9f19" style:font-name-asian="FreeMono" style:font-weight-asian="normal" style:font-name-complex="FreeMono" style:font-weight-complex="normal"/>
    </style:style>
    <style:style style:name="T140" style:family="text">
      <style:text-properties style:font-name="Jomolhari" fo:font-weight="normal" officeooo:rsid="00ff3a72" style:font-name-asian="FreeMono" style:font-weight-asian="normal" style:font-name-complex="FreeMono" style:font-weight-complex="normal"/>
    </style:style>
    <style:style style:name="T141" style:family="text">
      <style:text-properties style:font-name="Jomolhari" fo:font-weight="normal" officeooo:rsid="00ff3cbe" style:font-name-asian="FreeMono" style:font-weight-asian="normal" style:font-name-complex="FreeMono" style:font-weight-complex="normal"/>
    </style:style>
    <style:style style:name="T142" style:family="text">
      <style:text-properties style:font-name="Jomolhari" fo:font-weight="normal" officeooo:rsid="010123cb" style:font-name-asian="FreeMono" style:font-weight-asian="normal" style:font-name-complex="FreeMono" style:font-weight-complex="normal"/>
    </style:style>
    <style:style style:name="T143" style:family="text">
      <style:text-properties style:font-name="Jomolhari" fo:font-style="italic" officeooo:rsid="01ab3992" style:font-name-asian="FreeMono" style:font-style-asian="italic" style:font-name-complex="FreeMono" style:font-style-complex="italic"/>
    </style:style>
    <style:style style:name="T144" style:family="text">
      <style:text-properties style:font-name="Jomolhari" officeooo:rsid="01bcbfa6"/>
    </style:style>
    <style:style style:name="T145" style:family="text">
      <style:text-properties style:font-name="Jomolhari" officeooo:rsid="00b804e3"/>
    </style:style>
    <style:style style:name="T146" style:family="text">
      <style:text-properties style:font-name="Jomolhari" officeooo:rsid="01e98d09"/>
    </style:style>
    <style:style style:name="T147" style:family="text">
      <style:text-properties style:font-name="Jomolhari" officeooo:rsid="0207d5ad"/>
    </style:style>
    <style:style style:name="T148" style:family="text">
      <style:text-properties style:font-name="Jomolhari" fo:font-size="16pt" fo:font-weight="bold" officeooo:rsid="0018b72f" style:font-size-asian="16pt" style:font-weight-asian="bold" style:font-size-complex="16pt" style:font-weight-complex="bold"/>
    </style:style>
    <style:style style:name="T149" style:family="text">
      <style:text-properties style:font-name="Jomolhari" fo:font-size="16pt" fo:font-weight="bold" officeooo:rsid="001810e1" style:font-size-asian="16pt" style:font-weight-asian="bold" style:font-size-complex="16pt" style:font-weight-complex="bold"/>
    </style:style>
    <style:style style:name="T150" style:family="text">
      <style:text-properties style:font-name="Jomolhari" officeooo:rsid="024a1292"/>
    </style:style>
    <style:style style:name="T151" style:family="text">
      <style:text-properties style:font-name="Jomolhari" officeooo:rsid="0252f23f"/>
    </style:style>
    <style:style style:name="T152" style:family="text">
      <style:text-properties style:font-name="Jomolhari" officeooo:rsid="025435b7"/>
    </style:style>
    <style:style style:name="T153" style:family="text">
      <style:text-properties style:font-name="Jomolhari" officeooo:rsid="02589b0d"/>
    </style:style>
    <style:style style:name="T154" style:family="text">
      <style:text-properties style:font-name="Jomolhari" officeooo:rsid="0259da5f"/>
    </style:style>
    <style:style style:name="T155" style:family="text">
      <style:text-properties style:font-name="Jomolhari" officeooo:rsid="025a29f5"/>
    </style:style>
    <style:style style:name="T156" style:family="text">
      <style:text-properties style:font-name="Jomolhari" officeooo:rsid="0260a349"/>
    </style:style>
    <style:style style:name="T157" style:family="text">
      <style:text-properties style:font-name="Jomolhari" officeooo:rsid="026425ca"/>
    </style:style>
    <style:style style:name="T158" style:family="text">
      <style:text-properties style:font-name="Jomolhari" officeooo:rsid="0266e748"/>
    </style:style>
    <style:style style:name="T159" style:family="text">
      <style:text-properties style:font-name="Jomolhari" officeooo:rsid="02695730"/>
    </style:style>
    <style:style style:name="T160" style:family="text">
      <style:text-properties style:font-name="Jomolhari" officeooo:rsid="026dad6d"/>
    </style:style>
    <style:style style:name="T161" style:family="text">
      <style:text-properties style:font-name="Jomolhari" officeooo:rsid="026dfc4d"/>
    </style:style>
    <style:style style:name="T162" style:family="text">
      <style:text-properties style:font-name="Jomolhari" officeooo:rsid="025f2b40"/>
    </style:style>
    <style:style style:name="T163" style:family="text">
      <style:text-properties style:font-name="Jomolhari" officeooo:rsid="026ecc1f"/>
    </style:style>
    <style:style style:name="T164" style:family="text">
      <style:text-properties style:font-name="Jomolhari" officeooo:rsid="026f940c"/>
    </style:style>
    <style:style style:name="T165" style:family="text">
      <style:text-properties style:font-name="Jomolhari" officeooo:rsid="02713b2c"/>
    </style:style>
    <style:style style:name="T166" style:family="text">
      <style:text-properties style:font-name="Jomolhari" officeooo:rsid="0271efbf"/>
    </style:style>
    <style:style style:name="T167" style:family="text">
      <style:text-properties style:font-name="Jomolhari" officeooo:rsid="027299a2"/>
    </style:style>
    <style:style style:name="T168" style:family="text">
      <style:text-properties style:font-name="Jomolhari" officeooo:rsid="0273f949"/>
    </style:style>
    <style:style style:name="T169" style:family="text">
      <style:text-properties style:font-name="Jomolhari" officeooo:rsid="0276af84"/>
    </style:style>
    <style:style style:name="T170" style:family="text">
      <style:text-properties style:font-name="Jomolhari" officeooo:rsid="02815bec"/>
    </style:style>
    <style:style style:name="T171" style:family="text">
      <style:text-properties style:font-name="Jomolhari" officeooo:rsid="0286dd3e"/>
    </style:style>
    <style:style style:name="T172" style:family="text">
      <style:text-properties officeooo:rsid="006b862b"/>
    </style:style>
    <style:style style:name="T173" style:family="text">
      <style:text-properties officeooo:rsid="006e6fee"/>
    </style:style>
    <style:style style:name="T174" style:family="text">
      <style:text-properties fo:color="#000000" style:text-underline-style="none" fo:font-weight="normal" officeooo:rsid="002afd29" style:font-weight-asian="normal" style:font-weight-complex="normal"/>
    </style:style>
    <style:style style:name="T175" style:family="text">
      <style:text-properties fo:color="#000000" style:text-underline-style="none" fo:font-weight="normal" officeooo:rsid="002b32e2" style:font-weight-asian="normal" style:font-weight-complex="normal"/>
    </style:style>
    <style:style style:name="T176" style:family="text">
      <style:text-properties fo:color="#000000" style:text-underline-style="none" fo:font-weight="normal" officeooo:rsid="002cfe84" style:font-weight-asian="normal" style:font-weight-complex="normal"/>
    </style:style>
    <style:style style:name="T177" style:family="text">
      <style:text-properties fo:color="#000000" style:text-underline-style="none" fo:font-weight="normal" officeooo:rsid="010a8fef" style:font-weight-asian="normal" style:font-weight-complex="normal"/>
    </style:style>
    <style:style style:name="T178" style:family="text">
      <style:text-properties fo:color="#000000" style:text-underline-style="none" fo:font-weight="normal" officeooo:rsid="010f638a" style:font-weight-asian="normal" style:font-weight-complex="normal"/>
    </style:style>
    <style:style style:name="T179" style:family="text">
      <style:text-properties fo:color="#000000" style:font-name="Liberation Serif1" style:text-underline-style="none" fo:font-weight="normal" officeooo:rsid="002afd29" style:font-weight-asian="normal" style:font-weight-complex="normal"/>
    </style:style>
    <style:style style:name="T180" style:family="text">
      <style:text-properties fo:color="#000000" style:font-name="Liberation Serif1" style:text-underline-style="none" fo:font-weight="normal" officeooo:rsid="002cfe84" style:font-weight-asian="normal" style:font-weight-complex="normal"/>
    </style:style>
    <style:style style:name="T181" style:family="text">
      <style:text-properties fo:color="#000000" style:font-name="Liberation Serif1" fo:font-size="13pt" style:text-underline-style="none" fo:font-weight="normal" officeooo:rsid="00907ee1" style:font-size-asian="13pt" style:font-weight-asian="normal" style:font-size-complex="13pt" style:font-weight-complex="normal"/>
    </style:style>
    <style:style style:name="T182" style:family="text">
      <style:text-properties fo:color="#000000" style:font-name="Jomolhari" fo:font-size="13pt" style:text-underline-style="none" fo:font-weight="normal" officeooo:rsid="008fc3c0" style:font-size-asian="13pt" style:font-weight-asian="normal" style:font-size-complex="13pt" style:font-weight-complex="normal"/>
    </style:style>
    <style:style style:name="T183" style:family="text">
      <style:text-properties fo:color="#000000" style:font-name="Jomolhari" fo:font-size="13pt" style:text-underline-style="none" fo:font-weight="normal" officeooo:rsid="00907ee1" style:font-size-asian="13pt" style:font-weight-asian="normal" style:font-size-complex="13pt" style:font-weight-complex="normal"/>
    </style:style>
    <style:style style:name="T184" style:family="text">
      <style:text-properties fo:color="#000000" style:font-name="Jomolhari" fo:font-size="13pt" style:text-underline-style="none" fo:font-weight="normal" officeooo:rsid="009268ba" style:font-size-asian="13pt" style:font-weight-asian="normal" style:font-size-complex="13pt" style:font-weight-complex="normal"/>
    </style:style>
    <style:style style:name="T185" style:family="text">
      <style:text-properties fo:color="#000000" style:font-name="Jomolhari" fo:font-size="13pt" style:text-underline-style="none" fo:font-weight="normal" officeooo:rsid="00991ab7" style:font-size-asian="13pt" style:font-weight-asian="normal" style:font-size-complex="13pt" style:font-weight-complex="normal"/>
    </style:style>
    <style:style style:name="T186" style:family="text">
      <style:text-properties fo:color="#000000" style:font-name="Jomolhari" fo:font-size="13pt" style:text-underline-style="none" fo:font-weight="normal" officeooo:rsid="009bf172" style:font-size-asian="13pt" style:font-weight-asian="normal" style:font-size-complex="13pt" style:font-weight-complex="normal"/>
    </style:style>
    <style:style style:name="T187" style:family="text">
      <style:text-properties fo:color="#000000" style:font-name="Jomolhari" fo:font-size="13pt" style:text-underline-style="none" fo:font-weight="normal" officeooo:rsid="010d4ed6" style:font-size-asian="13pt" style:font-weight-asian="normal" style:font-size-complex="13pt" style:font-weight-complex="normal"/>
    </style:style>
    <style:style style:name="T188" style:family="text">
      <style:text-properties fo:color="#000000" style:font-name="Jomolhari" fo:font-size="13pt" style:text-underline-style="none" fo:font-weight="normal" officeooo:rsid="0113a8ba" style:font-size-asian="13pt" style:font-weight-asian="normal" style:font-size-complex="13pt" style:font-weight-complex="normal"/>
    </style:style>
    <style:style style:name="T189" style:family="text">
      <style:text-properties fo:color="#000000" style:font-name="Jomolhari" fo:font-size="13pt" style:text-underline-style="none" fo:font-weight="normal" officeooo:rsid="01338b22" style:font-size-asian="13pt" style:font-weight-asian="normal" style:font-size-complex="13pt" style:font-weight-complex="normal"/>
    </style:style>
    <style:style style:name="T190" style:family="text">
      <style:text-properties fo:color="#000000" style:font-name="Jomolhari" fo:font-size="13pt" style:text-underline-style="none" fo:font-weight="normal" officeooo:rsid="01354b34" style:font-size-asian="13pt" style:font-weight-asian="normal" style:font-size-complex="13pt" style:font-weight-complex="normal"/>
    </style:style>
    <style:style style:name="T191" style:family="text">
      <style:text-properties fo:color="#000000" style:font-name="Jomolhari" fo:font-size="13pt" style:text-underline-style="none" fo:font-weight="normal" officeooo:rsid="01b9800f" style:font-size-asian="13pt" style:font-weight-asian="normal" style:font-size-complex="13pt" style:font-weight-complex="normal"/>
    </style:style>
    <style:style style:name="T192" style:family="text">
      <style:text-properties fo:color="#000000" style:font-name="Jomolhari" fo:font-size="13pt" style:text-underline-style="none" fo:font-weight="normal" officeooo:rsid="01bb752b" style:font-size-asian="13pt" style:font-weight-asian="normal" style:font-size-complex="13pt" style:font-weight-complex="normal"/>
    </style:style>
    <style:style style:name="T193" style:family="text">
      <style:text-properties fo:color="#000000" style:font-name="Jomolhari" fo:font-size="13pt" style:text-underline-style="none" fo:font-weight="normal" officeooo:rsid="01bcbfa6" style:font-size-asian="13pt" style:font-weight-asian="normal" style:font-size-complex="13pt" style:font-weight-complex="normal"/>
    </style:style>
    <style:style style:name="T194" style:family="text">
      <style:text-properties fo:color="#000000" style:font-name="Jomolhari" fo:font-size="13pt" style:text-underline-style="none" fo:font-weight="normal" officeooo:rsid="01c82819" style:font-size-asian="13pt" style:font-weight-asian="normal" style:font-size-complex="13pt" style:font-weight-complex="normal"/>
    </style:style>
    <style:style style:name="T195" style:family="text">
      <style:text-properties fo:color="#000000" style:font-name="Jomolhari" fo:font-size="13pt" style:text-underline-style="none" fo:font-weight="normal" officeooo:rsid="02383cf3" style:font-size-asian="13pt" style:font-weight-asian="normal" style:font-size-complex="13pt" style:font-weight-complex="normal"/>
    </style:style>
    <style:style style:name="T196" style:family="text">
      <style:text-properties fo:color="#000000" style:font-name="Jomolhari" fo:font-size="13pt" fo:font-style="italic" style:text-underline-style="none" fo:font-weight="normal" officeooo:rsid="00907ee1" style:font-size-asian="13pt" style:font-style-asian="italic" style:font-weight-asian="normal" style:font-size-complex="13pt" style:font-style-complex="italic" style:font-weight-complex="normal"/>
    </style:style>
    <style:style style:name="T197" style:family="text">
      <style:text-properties fo:color="#000000" style:font-name="Jomolhari" fo:font-size="13pt" fo:font-style="italic" style:text-underline-style="none" fo:font-weight="normal" officeooo:rsid="00991ab7" style:font-size-asian="13pt" style:font-style-asian="italic" style:font-weight-asian="normal" style:font-size-complex="13pt" style:font-style-complex="italic" style:font-weight-complex="normal"/>
    </style:style>
    <style:style style:name="T198" style:family="text">
      <style:text-properties fo:color="#000000" style:font-name="Jomolhari" fo:font-size="13pt" fo:font-style="italic" style:text-underline-style="none" fo:font-weight="normal" officeooo:rsid="009ba17c" style:font-size-asian="13pt" style:font-style-asian="italic" style:font-weight-asian="normal" style:font-size-complex="13pt" style:font-style-complex="italic" style:font-weight-complex="normal"/>
    </style:style>
    <style:style style:name="T199" style:family="text">
      <style:text-properties fo:color="#000000" style:font-name="Jomolhari" fo:font-weight="normal" officeooo:rsid="01a69ee1" style:font-name-asian="FreeMono" style:font-weight-asian="normal" style:font-name-complex="FreeMono" style:font-weight-complex="normal"/>
    </style:style>
    <style:style style:name="T200" style:family="text">
      <style:text-properties fo:color="#000000" style:font-name="Jomolhari" fo:font-weight="normal" officeooo:rsid="01aab703" style:font-name-asian="FreeMono" style:font-weight-asian="normal" style:font-name-complex="FreeMono" style:font-weight-complex="normal"/>
    </style:style>
    <style:style style:name="T201" style:family="text">
      <style:text-properties fo:color="#000000" style:font-name="Jomolhari" fo:font-weight="normal" officeooo:rsid="01a89490" style:font-name-asian="FreeMono" style:font-weight-asian="normal" style:font-name-complex="FreeMono" style:font-weight-complex="normal"/>
    </style:style>
    <style:style style:name="T202" style:family="text">
      <style:text-properties fo:color="#000000" style:font-name="FreeMono1" fo:font-size="13pt" style:text-underline-style="none" fo:font-weight="normal" officeooo:rsid="00907ee1" style:font-size-asian="13pt" style:font-weight-asian="normal" style:font-size-complex="13pt" style:font-weight-complex="normal"/>
    </style:style>
    <style:style style:name="T203" style:family="text">
      <style:text-properties fo:color="#000000" style:font-name="FreeMono1" fo:font-size="13pt" style:text-underline-style="none" fo:font-weight="normal" officeooo:rsid="01338b22" style:font-size-asian="13pt" style:font-weight-asian="normal" style:font-size-complex="13pt" style:font-weight-complex="normal"/>
    </style:style>
    <style:style style:name="T204" style:family="text">
      <style:text-properties fo:color="#000000" style:font-name="FreeMono1" fo:font-size="13pt" style:text-underline-style="none" fo:font-weight="normal" officeooo:rsid="00442821" style:font-size-asian="13pt" style:font-weight-asian="normal" style:font-size-complex="13pt" style:font-weight-complex="normal"/>
    </style:style>
    <style:style style:name="T205" style:family="text">
      <style:text-properties fo:color="#000000" style:font-name="FreeMono1" fo:font-size="13pt" style:text-underline-style="none" fo:font-weight="normal" officeooo:rsid="01655df9" style:font-size-asian="13pt" style:font-weight-asian="normal" style:font-size-complex="13pt" style:font-weight-complex="normal"/>
    </style:style>
    <style:style style:name="T206" style:family="text">
      <style:text-properties fo:color="#000000" style:font-name="FreeMono1" fo:font-size="13pt" style:text-underline-style="none" fo:font-weight="normal" officeooo:rsid="01de5552" style:font-size-asian="13pt" style:font-weight-asian="normal" style:font-size-complex="13pt" style:font-weight-complex="normal"/>
    </style:style>
    <style:style style:name="T207" style:family="text">
      <style:text-properties fo:color="#000000" style:font-name="FreeMono1" fo:font-size="13pt" style:text-underline-style="none" fo:font-weight="normal" officeooo:rsid="01df8e62" style:font-size-asian="13pt" style:font-weight-asian="normal" style:font-size-complex="13pt" style:font-weight-complex="normal"/>
    </style:style>
    <style:style style:name="T208" style:family="text">
      <style:text-properties fo:color="#000000" style:font-name="FreeMono1" fo:font-size="13pt" fo:font-style="normal" style:text-underline-style="none" fo:font-weight="normal" officeooo:rsid="01dc4583" style:font-size-asian="13pt" style:font-style-asian="normal" style:font-weight-asian="normal" style:font-size-complex="13pt" style:font-style-complex="normal" style:font-weight-complex="normal"/>
    </style:style>
    <style:style style:name="T209" style:family="text">
      <style:text-properties fo:color="#000000" style:font-name="FreeMono1" fo:font-size="13pt" fo:font-style="normal" style:text-underline-style="none" fo:font-weight="normal" officeooo:rsid="01655df9" style:font-size-asian="13pt" style:font-style-asian="normal" style:font-weight-asian="normal" style:font-size-complex="13pt" style:font-style-complex="normal" style:font-weight-complex="normal"/>
    </style:style>
    <style:style style:name="T210" style:family="text">
      <style:text-properties fo:color="#000000" style:font-name="FreeMono1" fo:font-size="13pt" fo:font-style="normal" style:text-underline-style="none" fo:font-weight="normal" officeooo:rsid="01714a0f" style:font-size-asian="13pt" style:font-style-asian="normal" style:font-weight-asian="normal" style:font-size-complex="13pt" style:font-style-complex="normal" style:font-weight-complex="normal"/>
    </style:style>
    <style:style style:name="T211" style:family="text">
      <style:text-properties fo:color="#000000" style:font-name="FreeMono1" fo:font-size="13pt" fo:font-style="normal" style:text-underline-style="none" fo:font-weight="normal" officeooo:rsid="01e1c8b8" style:font-size-asian="13pt" style:font-style-asian="normal" style:font-weight-asian="normal" style:font-size-complex="13pt" style:font-style-complex="normal" style:font-weight-complex="normal"/>
    </style:style>
    <style:style style:name="T212" style:family="text">
      <style:text-properties fo:color="#000000" style:font-name="FreeMono1" officeooo:rsid="018e3118"/>
    </style:style>
    <style:style style:name="T213" style:family="text">
      <style:text-properties fo:color="#000000" style:font-name="FreeMono1" fo:font-weight="normal" officeooo:rsid="01a69ee1" style:font-name-asian="FreeMono" style:font-weight-asian="normal" style:font-name-complex="FreeMono" style:font-weight-complex="normal"/>
    </style:style>
    <style:style style:name="T214" style:family="text">
      <style:text-properties fo:color="#000000" style:font-name="FreeMono1" officeooo:rsid="0292082f"/>
    </style:style>
    <style:style style:name="T215" style:family="text">
      <style:text-properties fo:color="#000000" style:font-name="Jomolhari1" fo:font-size="13pt" fo:font-style="normal" style:text-underline-style="none" fo:font-weight="normal" officeooo:rsid="011a4c32" style:font-size-asian="13pt" style:font-style-asian="normal" style:font-weight-asian="normal" style:font-size-complex="13pt" style:font-style-complex="normal" style:font-weight-complex="normal"/>
    </style:style>
    <style:style style:name="T216" style:family="text">
      <style:text-properties fo:color="#000000" style:font-name="Jomolhari1" fo:font-size="13pt" fo:font-style="normal" style:text-underline-style="none" fo:font-weight="normal" officeooo:rsid="0120eeaa" style:font-size-asian="13pt" style:font-style-asian="normal" style:font-weight-asian="normal" style:font-size-complex="13pt" style:font-style-complex="normal" style:font-weight-complex="normal"/>
    </style:style>
    <style:style style:name="T217" style:family="text">
      <style:text-properties fo:color="#000000" style:font-name="Jomolhari1" fo:font-size="13pt" fo:font-style="normal" style:text-underline-style="none" fo:font-weight="normal" officeooo:rsid="012f8f43" style:font-size-asian="13pt" style:font-style-asian="normal" style:font-weight-asian="normal" style:font-size-complex="13pt" style:font-style-complex="normal" style:font-weight-complex="normal"/>
    </style:style>
    <style:style style:name="T218" style:family="text">
      <style:text-properties fo:color="#000000" style:font-name="Jomolhari1" fo:font-size="13pt" fo:font-style="normal" style:text-underline-style="none" fo:font-weight="normal" officeooo:rsid="013e6568" style:font-size-asian="13pt" style:font-style-asian="normal" style:font-weight-asian="normal" style:font-size-complex="13pt" style:font-style-complex="normal" style:font-weight-complex="normal"/>
    </style:style>
    <style:style style:name="T219" style:family="text">
      <style:text-properties fo:color="#000000" style:font-name="Jomolhari1" fo:font-size="13pt" fo:font-style="normal" style:text-underline-style="none" fo:font-weight="normal" officeooo:rsid="01b9800f" style:font-size-asian="13pt" style:font-style-asian="normal" style:font-weight-asian="normal" style:font-size-complex="13pt" style:font-style-complex="normal" style:font-weight-complex="normal"/>
    </style:style>
    <style:style style:name="T220" style:family="text">
      <style:text-properties fo:color="#000000" style:font-name="VL Gothic" fo:font-size="13pt" style:text-underline-style="none" fo:font-weight="normal" officeooo:rsid="010d4ed6" style:font-size-asian="13pt" style:font-weight-asian="normal" style:font-size-complex="13pt" style:font-weight-complex="normal"/>
    </style:style>
    <style:style style:name="T221" style:family="text">
      <style:text-properties fo:color="#000000" officeooo:rsid="018e3118"/>
    </style:style>
    <style:style style:name="T222" style:family="text">
      <style:text-properties fo:color="#000000" style:font-name="Jomolhari" officeooo:rsid="0292082f"/>
    </style:style>
    <style:style style:name="T223" style:family="text">
      <style:text-properties officeooo:rsid="008fc3c0"/>
    </style:style>
    <style:style style:name="T224" style:family="text">
      <style:text-properties style:font-name="Jomolhari1"/>
    </style:style>
    <style:style style:name="T225" style:family="text">
      <style:text-properties style:font-name="Jomolhari1" officeooo:rsid="005d7b27"/>
    </style:style>
    <style:style style:name="T226" style:family="text">
      <style:text-properties style:font-name="Jomolhari1" officeooo:rsid="00ad103c"/>
    </style:style>
    <style:style style:name="T227" style:family="text">
      <style:text-properties style:font-name="Jomolhari1" officeooo:rsid="00ad6f0a"/>
    </style:style>
    <style:style style:name="T228" style:family="text">
      <style:text-properties style:font-name="Jomolhari1" officeooo:rsid="00b01992"/>
    </style:style>
    <style:style style:name="T229" style:family="text">
      <style:text-properties style:font-name="Jomolhari1" officeooo:rsid="00c7fe8a"/>
    </style:style>
    <style:style style:name="T230" style:family="text">
      <style:text-properties style:font-name="Jomolhari1" officeooo:rsid="00ffdc51"/>
    </style:style>
    <style:style style:name="T231" style:family="text">
      <style:text-properties style:font-name="Jomolhari1" officeooo:rsid="0102d0ef"/>
    </style:style>
    <style:style style:name="T232" style:family="text">
      <style:text-properties style:font-name="Jomolhari1" officeooo:rsid="01041c8a"/>
    </style:style>
    <style:style style:name="T233" style:family="text">
      <style:text-properties style:font-name="Jomolhari1" officeooo:rsid="01044023"/>
    </style:style>
    <style:style style:name="T234" style:family="text">
      <style:text-properties style:font-name="Jomolhari1" officeooo:rsid="01058896"/>
    </style:style>
    <style:style style:name="T235" style:family="text">
      <style:text-properties style:font-name="Jomolhari1" officeooo:rsid="01071934"/>
    </style:style>
    <style:style style:name="T236" style:family="text">
      <style:text-properties style:font-name="Jomolhari1" officeooo:rsid="0107ec6e"/>
    </style:style>
    <style:style style:name="T237" style:family="text">
      <style:text-properties style:font-name="Jomolhari1" officeooo:rsid="0112b87c"/>
    </style:style>
    <style:style style:name="T238" style:family="text">
      <style:text-properties style:font-name="Jomolhari1" officeooo:rsid="0114970b"/>
    </style:style>
    <style:style style:name="T239" style:family="text">
      <style:text-properties style:font-name="Jomolhari1" officeooo:rsid="0118f586"/>
    </style:style>
    <style:style style:name="T240" style:family="text">
      <style:text-properties style:font-name="Jomolhari1" officeooo:rsid="0119a69a"/>
    </style:style>
    <style:style style:name="T241" style:family="text">
      <style:text-properties style:font-name="Jomolhari1" fo:font-style="italic" style:font-style-asian="italic" style:font-style-complex="italic"/>
    </style:style>
    <style:style style:name="T242" style:family="text">
      <style:text-properties style:font-name="Jomolhari1" fo:font-style="italic" officeooo:rsid="00ad103c" style:font-style-asian="italic" style:font-style-complex="italic"/>
    </style:style>
    <style:style style:name="T243" style:family="text">
      <style:text-properties style:font-name="Jomolhari1" fo:font-style="italic" officeooo:rsid="01115540" style:font-style-asian="italic" style:font-style-complex="italic"/>
    </style:style>
    <style:style style:name="T244" style:family="text">
      <style:text-properties style:font-name="Jomolhari1" fo:font-style="italic" officeooo:rsid="0111ee3c" style:font-style-asian="italic" style:font-style-complex="italic"/>
    </style:style>
    <style:style style:name="T245" style:family="text">
      <style:text-properties style:font-name="Jomolhari1" fo:font-style="italic" officeooo:rsid="005ed207" style:font-style-asian="italic" style:font-style-complex="italic"/>
    </style:style>
    <style:style style:name="T246" style:family="text">
      <style:text-properties style:font-name="Jomolhari1" fo:font-style="italic" officeooo:rsid="005d7b27" style:font-style-asian="italic" style:font-style-complex="italic"/>
    </style:style>
    <style:style style:name="T247" style:family="text">
      <style:text-properties style:font-name="Jomolhari1" fo:font-style="italic" officeooo:rsid="014bc689" style:font-style-asian="italic" style:font-style-complex="italic"/>
    </style:style>
    <style:style style:name="T248" style:family="text">
      <style:text-properties style:font-name="Jomolhari1" fo:font-style="italic" officeooo:rsid="01b9800f" style:font-style-asian="italic" style:font-style-complex="italic"/>
    </style:style>
    <style:style style:name="T249" style:family="text">
      <style:text-properties style:font-name="Jomolhari1" officeooo:rsid="01115540"/>
    </style:style>
    <style:style style:name="T250" style:family="text">
      <style:text-properties style:font-name="Jomolhari1" officeooo:rsid="0111ee3c"/>
    </style:style>
    <style:style style:name="T251" style:family="text">
      <style:text-properties style:font-name="Jomolhari1" officeooo:rsid="0113a8ba"/>
    </style:style>
    <style:style style:name="T252" style:family="text">
      <style:text-properties style:font-name="Jomolhari1" officeooo:rsid="014ef548"/>
    </style:style>
    <style:style style:name="T253" style:family="text">
      <style:text-properties style:font-name="Jomolhari1" officeooo:rsid="01b9800f"/>
    </style:style>
    <style:style style:name="T254" style:family="text">
      <style:text-properties style:font-name="Jomolhari1" officeooo:rsid="01c82819"/>
    </style:style>
    <style:style style:name="T255" style:family="text">
      <style:text-properties style:font-name="Jomolhari1" officeooo:rsid="01d03d4d"/>
    </style:style>
    <style:style style:name="T256" style:family="text">
      <style:text-properties style:font-name="Jomolhari1" officeooo:rsid="01d116d7"/>
    </style:style>
    <style:style style:name="T257" style:family="text">
      <style:text-properties style:font-name="Jomolhari1" officeooo:rsid="01d268e8"/>
    </style:style>
    <style:style style:name="T258" style:family="text">
      <style:text-properties style:font-name="Jomolhari1" officeooo:rsid="020dbeae"/>
    </style:style>
    <style:style style:name="T259" style:family="text">
      <style:text-properties style:font-name="Jomolhari1" officeooo:rsid="0217b205"/>
    </style:style>
    <style:style style:name="T260" style:family="text">
      <style:text-properties style:font-name="Jomolhari1" officeooo:rsid="0217c9bd"/>
    </style:style>
    <style:style style:name="T261" style:family="text">
      <style:text-properties style:font-name="Jomolhari1" officeooo:rsid="0238c68e"/>
    </style:style>
    <style:style style:name="T262" style:family="text">
      <style:text-properties officeooo:rsid="00ac8f4e"/>
    </style:style>
    <style:style style:name="T263" style:family="text">
      <style:text-properties officeooo:rsid="00b5eef6"/>
    </style:style>
    <style:style style:name="T264" style:family="text">
      <style:text-properties officeooo:rsid="00b7a7f5"/>
    </style:style>
    <style:style style:name="T265" style:family="text">
      <style:text-properties officeooo:rsid="00b804e3"/>
    </style:style>
    <style:style style:name="T266" style:family="text">
      <style:text-properties officeooo:rsid="00b9656e"/>
    </style:style>
    <style:style style:name="T267" style:family="text">
      <style:text-properties officeooo:rsid="00bf6866"/>
    </style:style>
    <style:style style:name="T268" style:family="text">
      <style:text-properties officeooo:rsid="00c4efc1"/>
    </style:style>
    <style:style style:name="T269" style:family="text">
      <style:text-properties officeooo:rsid="00cb20f3"/>
    </style:style>
    <style:style style:name="T270" style:family="text">
      <style:text-properties officeooo:rsid="00da85ba"/>
    </style:style>
    <style:style style:name="T271" style:family="text">
      <style:text-properties officeooo:rsid="00dbd3c2"/>
    </style:style>
    <style:style style:name="T272" style:family="text">
      <style:text-properties officeooo:rsid="00eeb3a3"/>
    </style:style>
    <style:style style:name="T273" style:family="text">
      <style:text-properties officeooo:rsid="00ef818c"/>
    </style:style>
    <style:style style:name="T274" style:family="text">
      <style:text-properties officeooo:rsid="00f02d5b"/>
    </style:style>
    <style:style style:name="T275" style:family="text">
      <style:text-properties officeooo:rsid="00f517aa"/>
    </style:style>
    <style:style style:name="T276" style:family="text">
      <style:text-properties officeooo:rsid="00f8380e"/>
    </style:style>
    <style:style style:name="T277" style:family="text">
      <style:text-properties officeooo:rsid="010a8fef"/>
    </style:style>
    <style:style style:name="T278" style:family="text">
      <style:text-properties officeooo:rsid="010b5b7a"/>
    </style:style>
    <style:style style:name="T279" style:family="text">
      <style:text-properties officeooo:rsid="010b6d63"/>
    </style:style>
    <style:style style:name="T280" style:family="text">
      <style:text-properties officeooo:rsid="010d4ed6"/>
    </style:style>
    <style:style style:name="T281" style:family="text">
      <style:text-properties officeooo:rsid="010f638a"/>
    </style:style>
    <style:style style:name="T282" style:family="text">
      <style:text-properties officeooo:rsid="01115540"/>
    </style:style>
    <style:style style:name="T283" style:family="text">
      <style:text-properties officeooo:rsid="0111ee3c"/>
    </style:style>
    <style:style style:name="T284" style:family="text">
      <style:text-properties officeooo:rsid="0113a8ba"/>
    </style:style>
    <style:style style:name="T285" style:family="text">
      <style:text-properties officeooo:rsid="0114d6d9"/>
    </style:style>
    <style:style style:name="T286" style:family="text">
      <style:text-properties officeooo:rsid="0152bf3e"/>
    </style:style>
    <style:style style:name="T287" style:family="text">
      <style:text-properties officeooo:rsid="0154bda5"/>
    </style:style>
    <style:style style:name="T288" style:family="text">
      <style:text-properties officeooo:rsid="01572228"/>
    </style:style>
    <style:style style:name="T289" style:family="text">
      <style:text-properties officeooo:rsid="015a3351"/>
    </style:style>
    <style:style style:name="T290" style:family="text">
      <style:text-properties officeooo:rsid="015d43f1"/>
    </style:style>
    <style:style style:name="T291" style:family="text">
      <style:text-properties officeooo:rsid="01655df9"/>
    </style:style>
    <style:style style:name="T292" style:family="text">
      <style:text-properties officeooo:rsid="01714a0f"/>
    </style:style>
    <style:style style:name="T293" style:family="text">
      <style:text-properties officeooo:rsid="01747c8e"/>
    </style:style>
    <style:style style:name="T294" style:family="text">
      <style:text-properties officeooo:rsid="017788d2"/>
    </style:style>
    <style:style style:name="T295" style:family="text">
      <style:text-properties officeooo:rsid="0178a90e"/>
    </style:style>
    <style:style style:name="T296" style:family="text">
      <style:text-properties officeooo:rsid="017a5fd3"/>
    </style:style>
    <style:style style:name="T297" style:family="text">
      <style:text-properties officeooo:rsid="017b9caf"/>
    </style:style>
    <style:style style:name="T298" style:family="text">
      <style:text-properties officeooo:rsid="017e7627"/>
    </style:style>
    <style:style style:name="T299" style:family="text">
      <style:text-properties officeooo:rsid="0180d354"/>
    </style:style>
    <style:style style:name="T300" style:family="text">
      <style:text-properties officeooo:rsid="01829185"/>
    </style:style>
    <style:style style:name="T301" style:family="text">
      <style:text-properties officeooo:rsid="0182dbda"/>
    </style:style>
    <style:style style:name="T302" style:family="text">
      <style:text-properties officeooo:rsid="0184d9ba"/>
    </style:style>
    <style:style style:name="T303" style:family="text">
      <style:text-properties officeooo:rsid="01859010"/>
    </style:style>
    <style:style style:name="T304" style:family="text">
      <style:text-properties officeooo:rsid="018749b1"/>
    </style:style>
    <style:style style:name="T305" style:family="text">
      <style:text-properties officeooo:rsid="018877fe"/>
    </style:style>
    <style:style style:name="T306" style:family="text">
      <style:text-properties style:font-name="FreeMono" fo:font-size="13pt" fo:font-weight="normal" officeooo:rsid="0198db4e" style:font-size-asian="13pt" style:font-weight-asian="normal" style:font-size-complex="13pt" style:font-weight-complex="normal"/>
    </style:style>
    <style:style style:name="T307" style:family="text">
      <style:text-properties officeooo:rsid="0092ca38" style:font-name-asian="FreeMono" style:font-name-complex="FreeMono"/>
    </style:style>
    <style:style style:name="T308" style:family="text">
      <style:text-properties officeooo:rsid="011231bb" style:font-name-asian="FreeMono" style:font-name-complex="FreeMono"/>
    </style:style>
    <style:style style:name="T309" style:family="text">
      <style:text-properties officeooo:rsid="00f2a4c6" style:font-name-asian="FreeMono" style:font-name-complex="FreeMono"/>
    </style:style>
    <style:style style:name="T310" style:family="text">
      <style:text-properties officeooo:rsid="01972683" style:font-name-asian="FreeMono" style:font-name-complex="FreeMono"/>
    </style:style>
    <style:style style:name="T311" style:family="text">
      <style:text-properties officeooo:rsid="019b6abc" style:font-name-asian="FreeMono" style:font-name-complex="FreeMono"/>
    </style:style>
    <style:style style:name="T312" style:family="text">
      <style:text-properties officeooo:rsid="019cc1c8" style:font-name-asian="FreeMono" style:font-name-complex="FreeMono"/>
    </style:style>
    <style:style style:name="T313" style:family="text">
      <style:text-properties officeooo:rsid="0180f0ec"/>
    </style:style>
    <style:style style:name="T314" style:family="text">
      <style:text-properties officeooo:rsid="0189c187"/>
    </style:style>
    <style:style style:name="T315" style:family="text">
      <style:text-properties officeooo:rsid="01859472"/>
    </style:style>
    <style:style style:name="T316" style:family="text">
      <style:text-properties officeooo:rsid="018b1505"/>
    </style:style>
    <style:style style:name="T317" style:family="text">
      <style:text-properties officeooo:rsid="03868f74"/>
    </style:style>
    <style:style style:name="T318" style:family="text">
      <style:text-properties officeooo:rsid="019f853b"/>
    </style:style>
    <style:style style:name="T319" style:family="text">
      <style:text-properties officeooo:rsid="01bcbfa6"/>
    </style:style>
    <style:style style:name="T320" style:family="text">
      <style:text-properties officeooo:rsid="01bdf059"/>
    </style:style>
    <style:style style:name="T321" style:family="text">
      <style:text-properties officeooo:rsid="01bfcc7a"/>
    </style:style>
    <style:style style:name="T322" style:family="text">
      <style:text-properties officeooo:rsid="01c3d0d9"/>
    </style:style>
    <style:style style:name="T323" style:family="text">
      <style:text-properties fo:font-weight="bold" officeooo:rsid="00f517aa" style:font-weight-asian="bold" style:font-weight-complex="bold"/>
    </style:style>
    <style:style style:name="T324" style:family="text">
      <style:text-properties fo:font-weight="bold" officeooo:rsid="01c9b2cb" style:font-weight-asian="bold" style:font-weight-complex="bold"/>
    </style:style>
    <style:style style:name="T325" style:family="text">
      <style:text-properties fo:font-weight="bold" officeooo:rsid="02383cf3" style:font-weight-asian="bold" style:font-weight-complex="bold"/>
    </style:style>
    <style:style style:name="T326" style:family="text">
      <style:text-properties officeooo:rsid="01c82819"/>
    </style:style>
    <style:style style:name="T327" style:family="text">
      <style:text-properties officeooo:rsid="01c9b2cb"/>
    </style:style>
    <style:style style:name="T328" style:family="text">
      <style:text-properties officeooo:rsid="01cb609a"/>
    </style:style>
    <style:style style:name="T329" style:family="text">
      <style:text-properties officeooo:rsid="01ce545d"/>
    </style:style>
    <style:style style:name="T330" style:family="text">
      <style:text-properties officeooo:rsid="01d03d4d"/>
    </style:style>
    <style:style style:name="T331" style:family="text">
      <style:text-properties officeooo:rsid="01d36fac"/>
    </style:style>
    <style:style style:name="T332" style:family="text">
      <style:text-properties officeooo:rsid="01d6180d"/>
    </style:style>
    <style:style style:name="T333" style:family="text">
      <style:text-properties fo:color="#0000ff"/>
    </style:style>
    <style:style style:name="T334" style:family="text">
      <style:text-properties fo:color="#0000ff" officeooo:rsid="01c3d0d9"/>
    </style:style>
    <style:style style:name="T335" style:family="text">
      <style:text-properties fo:color="#0000ff" fo:font-weight="normal" officeooo:rsid="01b9800f" fo:background-color="transparent" style:font-weight-asian="normal" style:font-weight-complex="normal"/>
    </style:style>
    <style:style style:name="T336" style:family="text">
      <style:text-properties fo:color="#0000ff" fo:font-weight="normal" officeooo:rsid="01b76207" style:font-weight-asian="normal" style:font-weight-complex="normal"/>
    </style:style>
    <style:style style:name="T337" style:family="text">
      <style:text-properties fo:color="#0000ff" style:font-name="VL Gothic" officeooo:rsid="014ef548"/>
    </style:style>
    <style:style style:name="T338" style:family="text">
      <style:text-properties fo:color="#0000ff" style:font-name="VL Gothic" officeooo:rsid="01e6fda1"/>
    </style:style>
    <style:style style:name="T339" style:family="text">
      <style:text-properties fo:color="#0000ff" style:font-name="Jomolhari1" officeooo:rsid="01115540"/>
    </style:style>
    <style:style style:name="T340" style:family="text">
      <style:text-properties fo:color="#0000ff" style:font-name="Jomolhari1" officeooo:rsid="01e6fda1"/>
    </style:style>
    <style:style style:name="T341" style:family="text">
      <style:text-properties fo:color="#0000ff" style:font-name="Jomolhari1" officeooo:rsid="01d116d7"/>
    </style:style>
    <style:style style:name="T342" style:family="text">
      <style:text-properties fo:color="#0000ff" style:font-name="Jomolhari1" officeooo:rsid="01fc1624"/>
    </style:style>
    <style:style style:name="T343" style:family="text">
      <style:text-properties fo:color="#0000ff" style:font-name="Jomolhari1" officeooo:rsid="020dbeae"/>
    </style:style>
    <style:style style:name="T344" style:family="text">
      <style:text-properties fo:color="#0000ff" style:font-name="Jomolhari1" officeooo:rsid="0217c9bd"/>
    </style:style>
    <style:style style:name="T345" style:family="text">
      <style:text-properties fo:color="#0000ff" style:font-name="Jomolhari1" officeooo:rsid="021a03e5"/>
    </style:style>
    <style:style style:name="T346" style:family="text">
      <style:text-properties fo:color="#0000ff" officeooo:rsid="01e6aa53"/>
    </style:style>
    <style:style style:name="T347" style:family="text">
      <style:text-properties fo:color="#0000ff" officeooo:rsid="01e98d09"/>
    </style:style>
    <style:style style:name="T348" style:family="text">
      <style:text-properties fo:color="#0000ff" style:font-name="Jomolhari" officeooo:rsid="01ec100d"/>
    </style:style>
    <style:style style:name="T349" style:family="text">
      <style:text-properties fo:color="#0000ff" style:font-name="Jomolhari" officeooo:rsid="01ed59fc"/>
    </style:style>
    <style:style style:name="T350" style:family="text">
      <style:text-properties fo:color="#0000ff" style:font-name="Jomolhari" officeooo:rsid="01ee3d41"/>
    </style:style>
    <style:style style:name="T351" style:family="text">
      <style:text-properties fo:color="#0000ff" style:font-name="Jomolhari" fo:font-size="13pt" style:text-underline-style="none" fo:font-weight="normal" officeooo:rsid="01bcbfa6" style:font-size-asian="13pt" style:font-weight-asian="normal" style:font-size-complex="13pt" style:font-weight-complex="normal"/>
    </style:style>
    <style:style style:name="T352" style:family="text">
      <style:text-properties fo:color="#0000ff" style:font-name="Jomolhari" fo:font-size="13pt" style:text-underline-style="none" fo:font-weight="normal" officeooo:rsid="01f32ef1" style:font-size-asian="13pt" style:font-weight-asian="normal" style:font-size-complex="13pt" style:font-weight-complex="normal"/>
    </style:style>
    <style:style style:name="T353" style:family="text">
      <style:text-properties fo:color="#0000ff" style:font-name="Jomolhari" fo:font-size="13pt" style:text-underline-style="none" fo:font-weight="normal" officeooo:rsid="022b8250" style:font-size-asian="13pt" style:font-weight-asian="normal" style:font-size-complex="13pt" style:font-weight-complex="normal"/>
    </style:style>
    <style:style style:name="T354" style:family="text">
      <style:text-properties fo:color="#0000ff" officeooo:rsid="01f19e93"/>
    </style:style>
    <style:style style:name="T355" style:family="text">
      <style:text-properties fo:color="#0000ff" officeooo:rsid="01c82819"/>
    </style:style>
    <style:style style:name="T356" style:family="text">
      <style:text-properties fo:color="#0000ff" officeooo:rsid="01f7ee1f"/>
    </style:style>
    <style:style style:name="T357" style:family="text">
      <style:text-properties fo:color="#0000ff" officeooo:rsid="01fc1624"/>
    </style:style>
    <style:style style:name="T358" style:family="text">
      <style:text-properties fo:color="#0000ff" officeooo:rsid="02027c83"/>
    </style:style>
    <style:style style:name="T359" style:family="text">
      <style:text-properties fo:color="#0000ff" officeooo:rsid="0205350b"/>
    </style:style>
    <style:style style:name="T360" style:family="text">
      <style:text-properties fo:color="#0000ff" officeooo:rsid="01c9b2cb"/>
    </style:style>
    <style:style style:name="T361" style:family="text">
      <style:text-properties fo:color="#0000ff" style:font-name="FreeMono1" officeooo:rsid="01d116d7"/>
    </style:style>
    <style:style style:name="T362" style:family="text">
      <style:text-properties fo:color="#0000ff" officeooo:rsid="02292c35"/>
    </style:style>
    <style:style style:name="T363" style:family="text">
      <style:text-properties fo:color="#0000ff" officeooo:rsid="024bb0ad"/>
    </style:style>
    <style:style style:name="T364" style:family="text">
      <style:text-properties officeooo:rsid="01da9c2d"/>
    </style:style>
    <style:style style:name="T365" style:family="text">
      <style:text-properties officeooo:rsid="01e1ba05"/>
    </style:style>
    <style:style style:name="T366" style:family="text">
      <style:text-properties officeooo:rsid="01e4ef85"/>
    </style:style>
    <style:style style:name="T367" style:family="text">
      <style:text-properties officeooo:rsid="01e86530"/>
    </style:style>
    <style:style style:name="T368" style:family="text">
      <style:text-properties officeooo:rsid="01e9443a"/>
    </style:style>
    <style:style style:name="T369" style:family="text">
      <style:text-properties officeooo:rsid="01e98d09"/>
    </style:style>
    <style:style style:name="T370" style:family="text">
      <style:text-properties officeooo:rsid="01ec100d"/>
    </style:style>
    <style:style style:name="T371" style:family="text">
      <style:text-properties officeooo:rsid="01f19e93"/>
    </style:style>
    <style:style style:name="T372" style:family="text">
      <style:text-properties officeooo:rsid="01f32ef1"/>
    </style:style>
    <style:style style:name="T373" style:family="text">
      <style:text-properties officeooo:rsid="01f7675e"/>
    </style:style>
    <style:style style:name="T374" style:family="text">
      <style:text-properties officeooo:rsid="01f7ee1f"/>
    </style:style>
    <style:style style:name="T375" style:family="text">
      <style:text-properties officeooo:rsid="01fc1624"/>
    </style:style>
    <style:style style:name="T376" style:family="text">
      <style:text-properties officeooo:rsid="0200b089"/>
    </style:style>
    <style:style style:name="T377" style:family="text">
      <style:text-properties officeooo:rsid="02043da2"/>
    </style:style>
    <style:style style:name="T378" style:family="text">
      <style:text-properties officeooo:rsid="0207d5ad"/>
    </style:style>
    <style:style style:name="T379" style:family="text">
      <style:text-properties officeooo:rsid="021a7ca9"/>
    </style:style>
    <style:style style:name="T380" style:family="text">
      <style:text-properties officeooo:rsid="021b3fa5"/>
    </style:style>
    <style:style style:name="T381" style:family="text">
      <style:text-properties officeooo:rsid="021d76ae"/>
    </style:style>
    <style:style style:name="T382" style:family="text">
      <style:text-properties officeooo:rsid="021f80b8"/>
    </style:style>
    <style:style style:name="T383" style:family="text">
      <style:text-properties officeooo:rsid="02215ebe"/>
    </style:style>
    <style:style style:name="T384" style:family="text">
      <style:text-properties officeooo:rsid="0222ec0b"/>
    </style:style>
    <style:style style:name="T385" style:family="text">
      <style:text-properties officeooo:rsid="0223bc40"/>
    </style:style>
    <style:style style:name="T386" style:family="text">
      <style:text-properties officeooo:rsid="0225272a"/>
    </style:style>
    <style:style style:name="T387" style:family="text">
      <style:text-properties officeooo:rsid="02252ec7"/>
    </style:style>
    <style:style style:name="T388" style:family="text">
      <style:text-properties officeooo:rsid="0226f52a"/>
    </style:style>
    <style:style style:name="T389" style:family="text">
      <style:text-properties officeooo:rsid="02292c35"/>
    </style:style>
    <style:style style:name="T390" style:family="text">
      <style:text-properties officeooo:rsid="022a1d34"/>
    </style:style>
    <style:style style:name="T391" style:family="text">
      <style:text-properties style:use-window-font-color="true" officeooo:rsid="022b5fec"/>
    </style:style>
    <style:style style:name="T392" style:family="text">
      <style:text-properties style:use-window-font-color="true" officeooo:rsid="022b8250"/>
    </style:style>
    <style:style style:name="T393" style:family="text">
      <style:text-properties style:use-window-font-color="true" style:font-name="Jomolhari" fo:font-size="13pt" style:text-underline-style="none" fo:font-weight="normal" officeooo:rsid="022b8250" style:font-size-asian="13pt" style:font-weight-asian="normal" style:font-size-complex="13pt" style:font-weight-complex="normal"/>
    </style:style>
    <style:style style:name="T394" style:family="text">
      <style:text-properties style:use-window-font-color="true" style:font-name="Jomolhari" fo:font-size="13pt" style:text-underline-style="none" fo:font-weight="normal" officeooo:rsid="022b5fec" style:font-size-asian="13pt" style:font-weight-asian="normal" style:font-size-complex="13pt" style:font-weight-complex="normal"/>
    </style:style>
    <style:style style:name="T395" style:family="text">
      <style:text-properties style:use-window-font-color="true" officeooo:rsid="022f5e14"/>
    </style:style>
    <style:style style:name="T396" style:family="text">
      <style:text-properties style:use-window-font-color="true" officeooo:rsid="02345b5f"/>
    </style:style>
    <style:style style:name="T397" style:family="text">
      <style:text-properties style:use-window-font-color="true" officeooo:rsid="0281959f"/>
    </style:style>
    <style:style style:name="T398" style:family="text">
      <style:text-properties officeooo:rsid="022b8250"/>
    </style:style>
    <style:style style:name="T399" style:family="text">
      <style:text-properties officeooo:rsid="022d5693"/>
    </style:style>
    <style:style style:name="T400" style:family="text">
      <style:text-properties officeooo:rsid="02345b5f"/>
    </style:style>
    <style:style style:name="T401" style:family="text">
      <style:text-properties officeooo:rsid="02383cf3"/>
    </style:style>
    <style:style style:name="T402" style:family="text">
      <style:text-properties officeooo:rsid="0238c68e"/>
    </style:style>
    <style:style style:name="T403" style:family="text">
      <style:text-properties officeooo:rsid="023abdfa"/>
    </style:style>
    <style:style style:name="T404" style:family="text">
      <style:text-properties officeooo:rsid="023f3c6f"/>
    </style:style>
    <style:style style:name="T405" style:family="text">
      <style:text-properties officeooo:rsid="0244c57e"/>
    </style:style>
    <style:style style:name="T406" style:family="text">
      <style:text-properties officeooo:rsid="024c8e6a"/>
    </style:style>
    <style:style style:name="T407" style:family="text">
      <style:text-properties officeooo:rsid="0252f23f"/>
    </style:style>
    <style:style style:name="T408" style:family="text">
      <style:text-properties officeooo:rsid="025435b7"/>
    </style:style>
    <style:style style:name="T409" style:family="text">
      <style:text-properties officeooo:rsid="025c32d7"/>
    </style:style>
    <style:style style:name="T410" style:family="text">
      <style:text-properties officeooo:rsid="025e600e"/>
    </style:style>
    <style:style style:name="T411" style:family="text">
      <style:text-properties officeooo:rsid="025f2b40"/>
    </style:style>
    <style:style style:name="T412" style:family="text">
      <style:text-properties officeooo:rsid="026425ca"/>
    </style:style>
    <style:style style:name="T413" style:family="text">
      <style:text-properties officeooo:rsid="026606e7"/>
    </style:style>
    <style:style style:name="T414" style:family="text">
      <style:text-properties officeooo:rsid="026dad6d"/>
    </style:style>
    <style:style style:name="T415" style:family="text">
      <style:text-properties officeooo:rsid="02738b74"/>
    </style:style>
    <style:style style:name="T416" style:family="text">
      <style:text-properties officeooo:rsid="0273f949"/>
    </style:style>
    <style:style style:name="T417" style:family="text">
      <style:text-properties officeooo:rsid="02750d1d"/>
    </style:style>
    <style:style style:name="T418" style:family="text">
      <style:text-properties officeooo:rsid="0276af84"/>
    </style:style>
    <style:style style:name="T419" style:family="text">
      <style:text-properties officeooo:rsid="0277d5ee"/>
    </style:style>
    <style:style style:name="T420" style:family="text">
      <style:text-properties officeooo:rsid="0279ccfa"/>
    </style:style>
    <style:style style:name="T421" style:family="text">
      <style:text-properties officeooo:rsid="027b5250"/>
    </style:style>
    <style:style style:name="T422" style:family="text">
      <style:text-properties officeooo:rsid="027ba23a"/>
    </style:style>
    <style:style style:name="T423" style:family="text">
      <style:text-properties officeooo:rsid="028117db"/>
    </style:style>
    <style:style style:name="T424" style:family="text">
      <style:text-properties officeooo:rsid="028358cb"/>
    </style:style>
    <style:style style:name="T425" style:family="text">
      <style:text-properties officeooo:rsid="0283c7ef"/>
    </style:style>
    <style:style style:name="T426" style:family="text">
      <style:text-properties style:font-name="FreeMono1" officeooo:rsid="0225272a"/>
    </style:style>
    <style:style style:name="T427" style:family="text">
      <style:text-properties style:font-name="FreeMono1" officeooo:rsid="01ab3992" style:font-name-asian="FreeMono" style:font-name-complex="FreeMono"/>
    </style:style>
    <style:style style:name="T428" style:family="text">
      <style:text-properties style:font-name="FreeMono1" fo:font-weight="normal" officeooo:rsid="00ff3cbe" style:font-name-asian="FreeMono" style:font-weight-asian="normal" style:font-name-complex="FreeMono" style:font-weight-complex="normal"/>
    </style:style>
    <style:style style:name="T429" style:family="text">
      <style:text-properties officeooo:rsid="028b4e0b"/>
    </style:style>
    <style:style style:name="T430" style:family="text">
      <style:text-properties officeooo:rsid="028c503d"/>
    </style:style>
    <style:style style:name="T431" style:family="text">
      <style:text-properties officeooo:rsid="028ef4a0"/>
    </style:style>
    <style:style style:name="T432" style:family="text">
      <style:text-properties officeooo:rsid="02906776"/>
    </style:style>
    <style:style style:name="T433" style:family="text">
      <style:text-properties officeooo:rsid="0291199e"/>
    </style:style>
    <style:style style:name="T434" style:family="text">
      <style:text-properties officeooo:rsid="02974dcc"/>
    </style:style>
    <style:style style:name="T435" style:family="text">
      <style:text-properties officeooo:rsid="02986f7c"/>
    </style:style>
    <style:style style:name="T436" style:family="text">
      <style:text-properties officeooo:rsid="0298b0ae"/>
    </style:style>
    <style:style style:name="T437" style:family="text">
      <style:text-properties fo:font-size="12pt" style:font-size-asian="12pt" style:font-size-complex="12pt"/>
    </style:style>
    <style:style style:name="T438" style:family="text">
      <style:text-properties fo:font-size="13pt" style:font-size-asian="13pt" style:font-size-complex="13pt"/>
    </style:style>
    <style:style style:name="T439" style:family="text">
      <style:text-properties style:font-name="Jomolhari1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7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48">1<text:tab/></text:span><text:span text:style-name="T149">Introduction to YACC</text:span></text:p>
      <text:p text:style-name="P1"/>
      <text:p text:style-name="P155"><text:span text:style-name="T60">YACC (Yet Another Compiler Compiler) is a tool used to generate a parser. </text:span><text:span text:style-name="T61">This document is a tutorial for the use of YACC to generate a parser for SIL. </text:span><text:span text:style-name="T62">YACC </text:span><text:span text:style-name="T63">translates </text:span><text:span text:style-name="T73">a given</text:span><text:span text:style-name="T63"> Context Free Grammar (CFG) </text:span><text:span text:style-name="T335">[Give Wiki Link]</text:span><text:span text:style-name="T74"> </text:span><text:span text:style-name="T63">specifications </text:span><text:span text:style-name="T64">(input in </text:span><text:span text:style-name="T98">input_file.y</text:span><text:span text:style-name="T64">) </text:span><text:span text:style-name="T63">into a C implementation </text:span><text:span text:style-name="T67">(</text:span><text:span text:style-name="T97">y.tab.c</text:span><text:span text:style-name="T67">) </text:span><text:span text:style-name="T63">of a corresponding </text:span><text:span text:style-name="T65">push down automaton </text:span><text:span text:style-name="T336">[Link to WIKI page]</text:span><text:span text:style-name="T73"> </text:span><text:span text:style-name="T68">(</text:span><text:span text:style-name="T65">i.e., a finite state machine with a stack</text:span><text:span text:style-name="T68">).</text:span><text:span text:style-name="T60"> </text:span><text:span text:style-name="T66">This C program when compiled, yields an executable parser.</text:span></text:p>
      <text:p text:style-name="P9"><draw:custom-shape text:anchor-type="paragraph" draw:z-index="0" draw:style-name="gr1" draw:text-style-name="P201" svg:width="1.3335in" svg:height="0.6878in" svg:x="2.6583in" svg:y="0.0917in"><text:p text:style-name="P201">YACC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><draw:custom-shape text:anchor-type="paragraph" draw:z-index="3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9" draw:style-name="gr3" svg:width="0.8961in" svg:height="0.2189in" svg:x="5.5689in" svg:y="0.0756in"><draw:text-box><text:p>y.tab.c</text:p></draw:text-box></draw:frame><draw:frame text:anchor-type="paragraph" draw:z-index="14" draw:style-name="gr4" svg:width="0.8961in" svg:height="0.1925in" svg:x="0.45in" svg:y="0.0756in"><draw:text-box><text:p>input_file.y</text:p></draw:text-box></draw:frame></text:p>
      <text:p text:style-name="P9"/>
      <text:p text:style-name="P9"><text:tab/></text:p>
      <text:p text:style-name="P10"><draw:custom-shape text:anchor-type="paragraph" draw:z-index="1" draw:style-name="gr1" svg:width="1.3335in" svg:height="0.6878in" svg:x="2.6583in" svg:y="0.1425in"><text:p text:style-name="P201">C compil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><draw:custom-shape text:anchor-type="paragraph" draw:z-index="4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0" draw:style-name="gr3" svg:width="0.8961in" svg:height="0.2189in" svg:x="5.5689in" svg:y="0.0756in"><draw:text-box><text:p>a.out</text:p></draw:text-box></draw:frame><draw:frame text:anchor-type="paragraph" draw:z-index="13" draw:style-name="gr3" svg:width="0.8961in" svg:height="0.2189in" svg:x="0.45in" svg:y="0.0756in"><draw:text-box><text:p>y.tab.c</text:p></draw:text-box></draw:frame></text:p>
      <text:p text:style-name="P9"/>
      <text:p text:style-name="P11"/>
      <text:p text:style-name="P13"><draw:custom-shape text:anchor-type="paragraph" draw:z-index="2" draw:style-name="gr1" svg:width="1.3335in" svg:height="0.6878in" svg:x="2.6583in" svg:y="0.1043in"><text:p text:style-name="P201">a.ou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2"><draw:custom-shape text:anchor-type="paragraph" draw:z-index="5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1" draw:style-name="gr3" svg:width="0.8961in" svg:height="0.2189in" svg:x="5.5689in" svg:y="0.0756in"><draw:text-box><text:p>Output</text:p></draw:text-box></draw:frame><draw:frame text:anchor-type="paragraph" draw:z-index="12" draw:style-name="gr3" svg:width="0.8961in" svg:height="0.2189in" svg:x="0.45in" svg:y="0.0756in"><draw:text-box><text:p>Input</text:p></draw:text-box></draw:frame></text:p>
      <text:p text:style-name="P12"/>
      <text:p text:style-name="P20"/>
      <text:p text:style-name="P141"><text:span text:style-name="T174">The source SIL program is fed as the input to the generated parser (</text:span><text:span text:style-name="T179">a.out</text:span><text:span text:style-name="T174">). <text:s/></text:span><text:span text:style-name="T178">The parser </text:span><text:span text:style-name="T175">checks </text:span><text:span text:style-name="T177">whether</text:span><text:span text:style-name="T175"> the program </text:span><text:span text:style-name="T178">satisfies </text:span><text:span text:style-name="T175">the </text:span><text:span text:style-name="T178">syntax </text:span><text:span text:style-name="T176">specification </text:span><text:span text:style-name="T178">given </text:span><text:span text:style-name="T176">in the </text:span><text:span text:style-name="T180">input_file.y</text:span><text:span text:style-name="T176"> file. </text:span></text:p>
      <text:p text:style-name="P25"/>
      <text:p text:style-name="P14"><text:span text:style-name="T101"><text:tab/>A parser is </text:span><text:span text:style-name="T102">a </text:span><text:span text:style-name="T101">program that </text:span><text:span text:style-name="T90">checks whether its </text:span><text:span text:style-name="T101">input </text:span><text:span text:style-name="T277">(viewed as a stre</text:span><text:span text:style-name="T281">a</text:span><text:span text:style-name="T277">m of tokens) meets</text:span><text:span text:style-name="T101"> a </text:span><text:span text:style-name="T277">given </text:span><text:span text:style-name="T101">grammar </text:span><text:soft-page-break/><text:span text:style-name="T107">specification</text:span><text:span text:style-name="T101">. </text:span><text:span text:style-name="T100"><text:s/></text:span><text:span text:style-name="T114">The syntax of </text:span><text:span text:style-name="T115">SIL</text:span><text:span text:style-name="T114"> can be specified <text:s/></text:span><text:span text:style-name="T116">using</text:span><text:span text:style-name="T113"> </text:span><text:span text:style-name="T121">a </text:span><text:span text:style-name="T117">Context Free Grammar.</text:span><text:span text:style-name="T116"> </text:span><text:span text:style-name="T121">As mentioned earlier, </text:span><text:span text:style-name="T118">YACC </text:span><text:span text:style-name="T121">takes this sp</text:span><text:span text:style-name="T123">e</text:span><text:span text:style-name="T121">cification and generates a parser for SIL. <text:s/></text:span></text:p>
      <text:p text:style-name="P21"/>
      <text:p text:style-name="P92"><text:span text:style-name="T253"><text:s text:c="9"/>Recall that a </text:span><text:span text:style-name="T243">context free grammar</text:span><text:span text:style-name="T249"> is defined by a four tuple (</text:span><text:span text:style-name="T253">N</text:span><text:span text:style-name="T249">,T,P,S) - <text:s/>a set </text:span><text:span text:style-name="T253">N</text:span><text:span text:style-name="T249"> of </text:span><text:span text:style-name="T247">non-terminals</text:span><text:span text:style-name="T249">, a set T of </text:span><text:span text:style-name="T243">t</text:span><text:span text:style-name="T248">erminals</text:span><text:span text:style-name="T243"> </text:span><text:span text:style-name="T249">(</text:span><text:span text:style-name="T253">in our project, these are the tokens returned by the lexical analyzer and hence we may refer to them as </text:span><text:span text:style-name="T248">tokens</text:span><text:span text:style-name="T253"> occasionally</text:span><text:span text:style-name="T249">), <text:s/>set </text:span><text:span text:style-name="T249">P of </text:span><text:span text:style-name="T243">productions</text:span><text:span text:style-name="T249"> and a </text:span><text:span text:style-name="T243">start </text:span><text:span text:style-name="T244">variable</text:span><text:span text:style-name="T249"> <text:s/>S. </text:span><text:span text:style-name="T250">Each production consists of a </text:span><text:span text:style-name="T253">non-terminal</text:span><text:span text:style-name="T250"> on the left side (</text:span><text:span text:style-name="T244">head</text:span><text:span text:style-name="T250"> part) and a sequence of tokens and </text:span><text:span text:style-name="T253">non-terminals</text:span><text:span text:style-name="T250"> (of zero or more length) on the right side (</text:span><text:span text:style-name="T244">body</text:span><text:span text:style-name="T250"> part). For more about context free grammars </text:span><text:span text:style-name="T252">refer to </text:span><text:span text:style-name="T340">[</text:span><text:span text:style-name="T337">http://en.wikipedia.org/wiki/Context-free_grammar</text:span><text:span text:style-name="T338">]</text:span><text:span text:style-name="T339"> </text:span></text:p>
      <text:p text:style-name="P32"/>
      <text:p text:style-name="P22">Example: <text:s/><text:span text:style-name="T322">This </text:span><text:span text:style-name="T334">example </text:span><text:span text:style-name="T346">[Link to eg_1n2post_no-att.y]</text:span><text:span text:style-name="T322"> is an</text:span> <text:span text:style-name="T322"><text:s/>Infix to Postfix converter </text:span><text:span text:style-name="T366">implemented using</text:span><text:span text:style-name="T322"> YACC. <text:s/>The </text:span><text:span text:style-name="T84">rules part</text:span><text:span text:style-name="T322"> of th</text:span><text:span text:style-name="T332">e</text:span><text:span text:style-name="T322"> </text:span><text:span text:style-name="T366">YACC program</text:span><text:span text:style-name="T322"> </text:span><text:span text:style-name="T370">has been shown below</text:span><text:span text:style-name="T322">: <text:s/></text:span></text:p>
      <text:p text:style-name="P22"/>
      <text:p text:style-name="P51"><text:span text:style-name="T291">start: expr '\n'<text:tab/>{</text:span><text:span text:style-name="T292">exit(1);</text:span><text:span text:style-name="T291">} </text:span></text:p>
      <text:p text:style-name="P65"><text:tab/>; </text:p>
      <text:p text:style-name="P65"/>
      <text:p text:style-name="P65">expr: <text:s/>expr '+' expr<text:tab/>{printf("+ ");} </text:p>
      <text:p text:style-name="P65"><text:tab/>| expr '*' expr<text:tab/>{printf("* ");} </text:p>
      <text:p text:style-name="P65"><text:tab/>| '(' expr ')'<text:tab/> </text:p>
      <text:p text:style-name="P65"><text:tab/>| DIGIT<text:tab/><text:tab/>{printf("NUM%<text:span text:style-name="T367">d</text:span> ",<text:span text:style-name="T367">pos</text:span>);} </text:p>
      <text:p text:style-name="P65"><text:tab/>; </text:p>
      <text:p text:style-name="P65"/>
      <text:p text:style-name="P112"/>
      <text:p text:style-name="P109">In this example, the set of non-terminals N = {<text:span text:style-name="T33">start</text:span><text:span text:style-name="T1">, </text:span><text:span text:style-name="T33">expr</text:span>}, the set of terminals </text:p>
      <text:p text:style-name="P109">T = {<text:span text:style-name="T33">'\n',</text:span><text:span text:style-name="T332"> </text:span><text:span text:style-name="T1">'</text:span><text:span text:style-name="T33">+', <text:s/>'*', '(', ')' , DIGIT</text:span><text:span text:style-name="T332"> </text:span>} and the start symbol S = <text:span text:style-name="T37">start</text:span>. <text:s/></text:p>
      <text:p text:style-name="P111"/>
      <text:p text:style-name="P23">Sample Input/Output :</text:p>
      <text:p text:style-name="P23"/>
      <text:p text:style-name="P40"><text:soft-page-break/><text:span text:style-name="T103">I:<text:tab/></text:span><text:span text:style-name="T365">1</text:span><text:span text:style-name="T364">+5</text:span></text:p>
      <text:p text:style-name="P40"><text:span text:style-name="T103">O:<text:tab/></text:span><text:span text:style-name="T364">NUM</text:span><text:span text:style-name="T368">1</text:span><text:span text:style-name="T364"> NUM</text:span><text:span text:style-name="T368">2</text:span><text:span text:style-name="T364"> +</text:span></text:p>
      <text:p text:style-name="P43"><text:s/></text:p>
      <text:p text:style-name="P110">When the input 1+5 is given to the <text:span text:style-name="T369">parser (object file)</text:span> generated by YACC <text:span text:style-name="T347">[Link to yacc_run_inst.txt]</text:span><text:span text:style-name="T369"> </text:span>, <text:span text:style-name="T369">the parser prints a </text:span><text:span text:style-name="T88">postfix form</text:span><text:span text:style-name="T369"> of the original expression </text:span><text:span text:style-name="T47">1+5</text:span><text:span text:style-name="T369"> as <text:s/></text:span><text:span text:style-name="T47">NUM1 NUM2 +</text:span><text:span text:style-name="T369"> where, </text:span><text:span text:style-name="T47">NUM1</text:span><text:span text:style-name="T369"> represents the first number in the input expression i.e. </text:span><text:span text:style-name="T47">1</text:span><text:span text:style-name="T369"> and</text:span><text:span text:style-name="T47"> NUM2 </text:span><text:span text:style-name="T146">represents the second number in the input expression i.e. </text:span><text:span text:style-name="T47">5</text:span><text:span text:style-name="T369">.</text:span></text:p>
      <text:p text:style-name="P110"><text:span text:style-name="T369"><text:s/></text:span><text:s/></text:p>
      <text:p text:style-name="P44">I:<text:tab/><text:span text:style-name="T369">3+(1*9)+5</text:span></text:p>
      <text:p text:style-name="P42"><text:span text:style-name="T104">O:<text:tab/></text:span><text:span text:style-name="T369">NUM1 NUM2 NUM3 * NUM4 + +</text:span></text:p>
      <text:p text:style-name="P70"/>
      <text:p text:style-name="P41"><text:span text:style-name="T105">I:<text:tab/></text:span><text:span text:style-name="T105">5</text:span><text:span text:style-name="T106">$</text:span></text:p>
      <text:p text:style-name="P45">O:<text:tab/><text:span text:style-name="T366">NUM</text:span><text:span text:style-name="T368">1</text:span> error</text:p>
      <text:p text:style-name="P24"><text:tab/></text:p>
      <text:p text:style-name="P15"><text:span text:style-name="T108">This example demonstrates the specification of </text:span><text:span text:style-name="T79">rule</text:span><text:span text:style-name="T80">s</text:span><text:span text:style-name="T108"> in YACC. </text:span><text:span text:style-name="T109"><text:s/></text:span><text:span text:style-name="T110">In this example there are </text:span><text:span text:style-name="T332">five</text:span><text:span text:style-name="T278"> rules</text:span><text:span text:style-name="T110">. <text:s/></text:span><text:span text:style-name="T278">Each</text:span><text:span text:style-name="T172"> rule</text:span><text:span text:style-name="T111"> </text:span><text:span text:style-name="T278">has </text:span><text:span text:style-name="T322">a</text:span><text:span text:style-name="T278"> </text:span><text:span text:style-name="T81">product</text:span><text:span text:style-name="T82">i</text:span><text:span text:style-name="T81">on part</text:span><text:span text:style-name="T278"> and an </text:span><text:span text:style-name="T81">action part</text:span><text:span text:style-name="T278">. <text:s/>The action </text:span><text:span text:style-name="T278">part consists of C statements enclosed within </text:span><text:span text:style-name="T280">a </text:span><text:span text:style-name="T11">{</text:span><text:span text:style-name="T278"> </text:span><text:span text:style-name="T280">and</text:span><text:span text:style-name="T278"> </text:span><text:span text:style-name="T11">}</text:span><text:span text:style-name="T278">. Each production part has a </text:span><text:span text:style-name="T81">head</text:span><text:span text:style-name="T278"> and a </text:span><text:span text:style-name="T81">body</text:span><text:span text:style-name="T278"> sep</text:span><text:span text:style-name="T281">a</text:span><text:span text:style-name="T278">rated by </text:span><text:span text:style-name="T285">a </text:span><text:span text:style-name="T33">'</text:span><text:span text:style-name="T11">:</text:span><text:span text:style-name="T33">'</text:span><text:span text:style-name="T278">. For example, the first rule above has </text:span><text:span text:style-name="T173">production </text:span><text:span text:style-name="T278">part with </text:span><text:span text:style-name="T34">start</text:span><text:span text:style-name="T278"> as the head and </text:span><text:span text:style-name="T34">expr '\n'</text:span><text:span text:style-name="T278"> as the body. <text:s/>The action part for the </text:span><text:span text:style-name="T279">r</text:span><text:span text:style-name="T278">ule is <text:s/></text:span><text:span text:style-name="T36">{</text:span><text:span text:style-name="T35">exit(1);</text:span><text:span text:style-name="T36">}</text:span><text:span text:style-name="T278">. <text:s/></text:span></text:p>
      <text:p text:style-name="P38"/>
      <text:p text:style-name="P16"><text:span text:style-name="T91">The parser reads the input sequentially and tries to find a pattern match with the body part of each production. <text:s/>When </text:span><text:span text:style-name="T92">it </text:span><text:span text:style-name="T91">finds a matching production, </text:span><text:span text:style-name="T91">the action part of the corresponding rule is executed.</text:span><text:span text:style-name="T92"> <text:s/></text:span><text:span text:style-name="T93">The process is repeated till the end of the input.</text:span></text:p>
      <text:p text:style-name="P39"/>
      <text:p text:style-name="P150"><text:span text:style-name="T215">In the above example, when the input </text:span><text:span text:style-name="T211">1</text:span><text:span text:style-name="T208">+5</text:span><text:span text:style-name="T215"> is given to the parser, it attempts to match </text:span><text:span text:style-name="T218">the input</text:span><text:span text:style-name="T215"> with the body of the production of the first rule. </text:span><text:span text:style-name="T217">W</text:span><text:span text:style-name="T216">hen the input has been parsed completely </text:span><text:span text:style-name="T219">and correctly matched with the start production </text:span><text:span text:style-name="T209">start: expr '\n'</text:span><text:span text:style-name="T219"> the</text:span><text:span text:style-name="T216"> </text:span><text:span text:style-name="T219">parser</text:span><text:span text:style-name="T216"> executes the action <text:s/></text:span><text:span text:style-name="T210">exit(1);.</text:span><text:span text:style-name="T12"> </text:span><text:span text:style-name="T120">The statements</text:span><text:span text:style-name="T13"> </text:span><text:span text:style-name="T205">printf("</text:span><text:span text:style-name="T206">NUM </text:span><text:span text:style-name="T205">");</text:span><text:span text:style-name="T204"> </text:span><text:span text:style-name="T189">and</text:span><text:span text:style-name="T203"> </text:span><text:span text:style-name="T205">printf("+ ");</text:span><text:span text:style-name="T204"> </text:span><text:span text:style-name="T190">are executed as result of the input being matched with the </text:span><text:span text:style-name="T191">production</text:span><text:span text:style-name="T192">s </text:span><text:span text:style-name="T191"><text:s/></text:span><text:span text:style-name="T207">expr: DIGIT</text:span><text:span text:style-name="T191"> <text:s/></text:span><text:span text:style-name="T192">and </text:span><text:soft-page-break/><text:span text:style-name="T205">expr: <text:s/>expr '+' expr</text:span><text:span text:style-name="T192"> respectively. </text:span></text:p>
      <text:p text:style-name="P129"/>
      <text:p text:style-name="P16"><text:span text:style-name="T91">If the parser fails to find any matching body part, </text:span><text:span text:style-name="T94">it invokes a special yyerror() function. <text:s/>In our example, the yyerror() function is programmed to print the message </text:span><text:span text:style-name="T91"><text:s/></text:span><text:span text:style-name="T112">“</text:span><text:span text:style-name="T2">error</text:span><text:span text:style-name="T112">”</text:span><text:span text:style-name="T122">. </text:span><text:span text:style-name="T348">[Link to yyerror() of eg_</text:span><text:span text:style-name="T349">i</text:span><text:span text:style-name="T348">n2pos</text:span><text:span text:style-name="T350">t</text:span><text:span text:style-name="T348">_no-att.y]</text:span></text:p>
      <text:p text:style-name="P131"/>
      <text:p text:style-name="P130">2<text:tab/>The structure of YACC programs</text:p>
      <text:p text:style-name="P130"/>
      <text:p text:style-name="P18">A <text:span text:style-name="T280">YACC</text:span> program consists of three sections: Declarations, Rules and Auxiliary functions. <text:span text:style-name="T354">[</text:span><text:span text:style-name="T355">Link </text:span><text:span text:style-name="T346">to </text:span><text:span text:style-name="T354">structure.y]</text:span><text:span text:style-name="T371"> </text:span><text:span text:style-name="T280">(Note the similarity with the structure of LEX programs).</text:span><text:span text:style-name="T326"> <text:s/></text:span></text:p>
      <text:p text:style-name="P17"/>
      <text:p text:style-name="P17"><draw:frame text:anchor-type="paragraph" draw:z-index="15" draw:style-name="gr5" svg:width="2.1878in" svg:height="1.7295in" svg:x="2.2126in" svg:y="0.0098in"><draw:text-box><text:p>DECLARATIONS</text:p><text:p/><text:p>%%</text:p><text:p/><text:p>RULES</text:p><text:p/><text:p>%%</text:p><text:p/><text:p>AUXILIARY FUNCTIONS</text:p></draw:text-box></draw:frame></text:p>
      <text:p text:style-name="P19"/>
      <text:p text:style-name="P123"/>
      <text:p text:style-name="P123"/>
      <text:p text:style-name="P123"/>
      <text:p text:style-name="P123"/>
      <text:p text:style-name="P123">2.1<text:tab/>Declarations</text:p>
      <text:p text:style-name="P123"/>
      <text:p text:style-name="P85"><text:span text:style-name="T223">The Declarations section consists of two parts, </text:span><text:span text:style-name="T89">C declarations <text:s/>and YACC Declarations</text:span><text:span text:style-name="T223">.</text:span></text:p>
      <text:p text:style-name="P86"/>
      <text:p text:style-name="P149"><text:span text:style-name="T183">The C Declarations are delimited by </text:span><text:span text:style-name="T202">%{</text:span><text:span text:style-name="T183"> and </text:span><text:span text:style-name="T202">%}.</text:span><text:span text:style-name="T183"> This part consists of all the declarations required for the C code </text:span><text:span text:style-name="T194">you write</text:span><text:span text:style-name="T183"> in the </text:span><text:span text:style-name="T196">Actions</text:span><text:span text:style-name="T183"> section and the</text:span><text:span text:style-name="T182"> </text:span><text:span text:style-name="T196">Auxiliary functions</text:span><text:span text:style-name="T183"> section. </text:span><text:span text:style-name="T195">YACC copies t</text:span><text:span text:style-name="T183">he contents of this section <text:s/>into </text:span><text:span text:style-name="T184">the generated</text:span><text:span text:style-name="T183"> </text:span><text:span text:style-name="T181">y.tab.c </text:span><text:span text:style-name="T119">file</text:span><text:span text:style-name="T181"> </text:span><text:span text:style-name="T183">without any modification</text:span><text:span text:style-name="T181">. </text:span><text:span text:style-name="T183"><text:s/></text:span></text:p>
      <text:p text:style-name="P87"><text:soft-page-break/></text:p>
      <text:p text:style-name="P106">The following <text:span text:style-name="T372">example </text:span>shows an abstract outline of the structure of <text:span text:style-name="T373">the declarations part of a</text:span> YACC program: <text:s/></text:p>
      <text:p text:style-name="P46"/>
      <text:p text:style-name="P73">/* Beginning of Declarations part */ </text:p>
      <text:p text:style-name="P73"/>
      <text:p text:style-name="P73">%{ <text:s text:c="5"/>/* Beginning of C declarations */ </text:p>
      <text:p text:style-name="P73"/>
      <text:p text:style-name="P73"/>
      <text:p text:style-name="P73">%} <text:s text:c="5"/>/* End of C declarations */ </text:p>
      <text:p text:style-name="P73"/>
      <text:p text:style-name="P73"><text:tab/>/* Beginning of YACC declarations <text:s/>*/ </text:p>
      <text:p text:style-name="P74"/>
      <text:p text:style-name="P75"><text:tab/></text:p>
      <text:p text:style-name="P76"><text:tab/>/* End of YACC declarations */ </text:p>
      <text:p text:style-name="P76"><text:tab/> </text:p>
      <text:p text:style-name="P76">/* End of Declarations Part */ </text:p>
      <text:p text:style-name="P115"/>
      <text:p text:style-name="P142"><text:span text:style-name="T185">The YACC </text:span><text:span text:style-name="T188">d</text:span><text:span text:style-name="T185">eclarations </text:span><text:span text:style-name="T188">part </text:span><text:span text:style-name="T185">co</text:span><text:span text:style-name="T194">mprises</text:span><text:span text:style-name="T185"> of declarations of </text:span><text:span text:style-name="T197">tokens</text:span><text:span text:style-name="T185"> </text:span><text:span text:style-name="T193">(usually returned by the </text:span><text:span text:style-name="T351">lexical analyzer </text:span><text:span text:style-name="T352">[Link to LEX document] </text:span><text:span text:style-name="T220">)</text:span><text:span text:style-name="T187">. </text:span><text:span text:style-name="T193">The parser reads the tokens by invoking the function </text:span><text:span text:style-name="T198">yylex() </text:span><text:span text:style-name="T186">(To be discussed in detail later). </text:span></text:p>
      <text:p text:style-name="P108"/>
      <text:p text:style-name="P124">2.2<text:tab/>Rules</text:p>
      <text:p text:style-name="P46"/>
      <text:p text:style-name="P90"><text:span text:style-name="T225">A rule in a YACC program comprises of two parts (i) the </text:span><text:span text:style-name="T245">production</text:span><text:span text:style-name="T246"> part</text:span><text:span text:style-name="T225"> and (ii) the </text:span><text:span text:style-name="T246">action part</text:span><text:span text:style-name="T225">. <text:s/></text:span><text:span text:style-name="T254">In this project, t</text:span><text:span text:style-name="T226">he syntax of SIL </text:span><text:span text:style-name="T254">programming language will be</text:span><text:span text:style-name="T226"> specified in the form of </text:span><text:span text:style-name="T251">a context free grammar.</text:span><text:span text:style-name="T226"> </text:span><text:span text:style-name="T229">A</text:span><text:span text:style-name="T227"> </text:span><text:span text:style-name="T228">rule in YACC</text:span><text:span text:style-name="T227"> is of the form:</text:span></text:p>
      <text:p text:style-name="P48"/>
      <text:p text:style-name="P48">production_head<text:tab/>:<text:tab/>production_body<text:tab/>{<text:span text:style-name="T284">a</text:span>ction in C } ;</text:p>
      <text:p text:style-name="P28"/>
      <text:p text:style-name="P107">The following <text:span text:style-name="T372">example </text:span>shows an abstract outline of the structure of <text:span text:style-name="T373">the </text:span><text:span text:style-name="T374">rules</text:span><text:span text:style-name="T373"> part of a</text:span> YACC program:</text:p>
      <text:p text:style-name="P76"/>
      <text:p text:style-name="P76"><text:soft-page-break/></text:p>
      <text:p text:style-name="P76">%%<text:tab/> </text:p>
      <text:p text:style-name="P76"/>
      <text:p text:style-name="P76">/* Rules Section begins here */ </text:p>
      <text:p text:style-name="P76"/>
      <text:p text:style-name="P76"/>
      <text:p text:style-name="P76">/* Rules Section ends here */ </text:p>
      <text:p text:style-name="P76"/>
      <text:p text:style-name="P76">%% <text:tab/> </text:p>
      <text:p text:style-name="P30">The rules in our example can be found <text:span text:style-name="T333">here </text:span><text:span text:style-name="T356">[Link to Rules section in eg_in2post_no-att.y] </text:span></text:p>
      <text:p text:style-name="P28"/>
      <text:p text:style-name="P125">2.2.1<text:tab/>Productions</text:p>
      <text:p text:style-name="P88"/>
      <text:p text:style-name="P34"><text:span text:style-name="T224">Each production consists of a production </text:span><text:span text:style-name="T241">head</text:span><text:span text:style-name="T224"> and a production </text:span><text:span text:style-name="T241">body</text:span><text:span text:style-name="T224">. </text:span><text:span text:style-name="T375">Consider a production from our </text:span><text:span text:style-name="T357">example [Link to productions of eg_in2post_no-att.y]</text:span><text:span text:style-name="T375">:</text:span></text:p>
      <text:p text:style-name="P35"/>
      <text:p text:style-name="P47"><text:span text:style-name="T262">expr<text:tab/>:<text:tab/>expr </text:span><text:span text:style-name="T375">'+'</text:span><text:span text:style-name="T262"> expr</text:span></text:p>
      <text:p text:style-name="P49"/>
      <text:p text:style-name="P89"><text:span text:style-name="T226">The </text:span><text:span text:style-name="T3">expr</text:span><text:span text:style-name="T226"> on the LHS of the</text:span><text:span text:style-name="T3"> : </text:span><text:span text:style-name="T268">in the production </text:span><text:span text:style-name="T226">is called the </text:span><text:span text:style-name="T242">head</text:span><text:span text:style-name="T226"> of the production and the </text:span><text:span text:style-name="T3">expr </text:span><text:span text:style-name="T38">'+'</text:span><text:span text:style-name="T3"> expr</text:span><text:span text:style-name="T226"> on the RHS of the </text:span><text:span text:style-name="T3">: </text:span><text:span text:style-name="T226">is called the </text:span><text:span text:style-name="T242">body</text:span><text:span text:style-name="T226"> of the production. </text:span></text:p>
      <text:p text:style-name="P29"><text:tab/></text:p>
      <text:p text:style-name="P95"><text:span text:style-name="T282">In the above example, </text:span><text:span text:style-name="T39">'+'</text:span><text:span text:style-name="T272"> is a </text:span><text:span text:style-name="T376">terminal</text:span><text:span text:style-name="T274"> </text:span><text:span text:style-name="T401">(token) </text:span><text:span text:style-name="T276">and</text:span><text:span text:style-name="T274"> </text:span><text:span text:style-name="T7">expr</text:span><text:span text:style-name="T274"> is a </text:span><text:span text:style-name="T319">non-terminal. <text:s/></text:span><text:span text:style-name="T275"><text:s/></text:span><text:span text:style-name="T401">Users can name to a tokens. <text:s/></text:span></text:p>
      <text:p text:style-name="P95"><text:span text:style-name="T401">(for instance we can give the name 'PLUS' to the token '+'). <text:s/></text:span><text:span text:style-name="T325"><text:s/>In such cases, the names must be defined in the <text:s/>declarations section. <text:s/>(example)</text:span><text:span text:style-name="T323"> </text:span><text:span text:style-name="T270">The head </text:span><text:span text:style-name="T271">of a production is always a </text:span><text:span text:style-name="T330">non-terminal</text:span><text:span text:style-name="T271">. </text:span><text:span text:style-name="T273">Every </text:span><text:span text:style-name="T330">non-terminal</text:span><text:span text:style-name="T273"> in </text:span><text:span text:style-name="T283">the</text:span><text:span text:style-name="T273"> grammar must </text:span><text:span text:style-name="T283">appear in the head part of at least one production. </text:span></text:p>
      <text:p text:style-name="P96"><text:tab/></text:p>
      <text:p text:style-name="P126">2.2.2<text:tab/>Actions</text:p>
      <text:p text:style-name="P91"/>
      <text:p text:style-name="P93"><text:soft-page-break/><text:span text:style-name="T286">The action </text:span><text:span text:style-name="T287">part </text:span><text:span text:style-name="T288">of a rule </text:span><text:span text:style-name="T287">consists of C statements which are</text:span><text:span text:style-name="T286"> executed when the input is matched with the</text:span><text:span text:style-name="T289"> </text:span><text:span text:style-name="T286">body of </text:span><text:span text:style-name="T290">a</text:span><text:span text:style-name="T286"> production. </text:span><text:span text:style-name="T358">([Link to Actions section of </text:span><text:span text:style-name="T358">eg_in2post_no-att.y])</text:span><text:span text:style-name="T330"> </text:span><text:span text:style-name="T327"><text:s/></text:span></text:p>
      <text:p text:style-name="P69"/>
      <text:p text:style-name="P94"><text:span text:style-name="T144">The y.tab.c file contains a function </text:span><text:span text:style-name="T4">yyparse()</text:span><text:span text:style-name="T145"> </text:span><text:span text:style-name="T144">which is an</text:span><text:span text:style-name="T32"> </text:span><text:span text:style-name="T267">implementation </text:span><text:span text:style-name="T330">(in C) </text:span><text:span text:style-name="T267">of </text:span><text:span text:style-name="T330">a</text:span><text:span text:style-name="T267"> push down automaton. </text:span><text:span text:style-name="T48">yyparse()</text:span><text:span text:style-name="T377"> is responsible </text:span><text:span text:style-name="T330">for</text:span><text:span text:style-name="T267"> pars</text:span><text:span text:style-name="T330">ing</text:span><text:span text:style-name="T267"> </text:span><text:span text:style-name="T319">the</text:span><text:span text:style-name="T267"> given input file.</text:span><text:span text:style-name="T265"> <text:s/></text:span><text:span text:style-name="T327">The function </text:span><text:span text:style-name="T5">y</text:span><text:span text:style-name="T4">ylex()</text:span><text:span text:style-name="T265"> is invoked by </text:span><text:span text:style-name="T4">yyparse()</text:span><text:span text:style-name="T265"> to </text:span><text:span text:style-name="T327">read</text:span><text:span text:style-name="T319"> tokens </text:span><text:span text:style-name="T327">from</text:span><text:span text:style-name="T265"> the input file. </text:span><text:span text:style-name="T359">[Link to</text:span><text:span text:style-name="T360"> yy</text:span><text:span text:style-name="T358">l</text:span><text:span text:style-name="T360">ex() in </text:span><text:span text:style-name="T358">eg_in2post_no-att.y</text:span><text:span text:style-name="T359">]</text:span><text:span text:style-name="T327">. <text:s/>Note that the yyparse() function is automatically generated by YACC <text:s/>in the y.tab.c file. Although YACC </text:span><text:span text:style-name="T378">declares <text:s/></text:span><text:span text:style-name="T49">yylex() </text:span><text:span text:style-name="T147">in the y.tab.c file</text:span><text:span text:style-name="T327">, it </text:span><text:span text:style-name="T324">does not</text:span><text:span text:style-name="T327"> generate the </text:span><text:span text:style-name="T85">definition</text:span><text:span text:style-name="T327"> for </text:span><text:span text:style-name="T49">yylex()</text:span><text:span text:style-name="T327">. <text:s text:c="2"/>Hence the </text:span><text:span text:style-name="T49">yylex()</text:span><text:span text:style-name="T327"> function definition has to be supplied by you (either directly </text:span><text:span text:style-name="T330">by </text:span><text:span text:style-name="T328">defining</text:span><text:span text:style-name="T327"> </text:span><text:span text:style-name="T49">yylex()</text:span><text:span text:style-name="T327"> </text:span><text:span text:style-name="T328">in the </text:span><text:span text:style-name="T86">auxiliary function</text:span><text:span text:style-name="T87">s</text:span><text:span text:style-name="T86"> section</text:span><text:span text:style-name="T328"> </text:span><text:span text:style-name="T327">or using a lexical analyzer generator like LEX).</text:span><text:span text:style-name="T265"> </text:span><text:span text:style-name="T320">Each </text:span><text:span text:style-name="T321">invocation of </text:span><text:span text:style-name="T320"><text:s/></text:span><text:span text:style-name="T4">yylex()</text:span><text:span text:style-name="T265"> </text:span><text:span text:style-name="T327">must </text:span><text:span text:style-name="T265">return</text:span><text:span text:style-name="T266"> </text:span><text:span text:style-name="T320">the next </text:span><text:span text:style-name="T266">token </text:span><text:span text:style-name="T328">(from the input steam)</text:span><text:span text:style-name="T320"> to </text:span><text:span text:style-name="T50">yyparse()</text:span><text:span text:style-name="T320">.</text:span><text:span text:style-name="T265"> </text:span><text:span text:style-name="T263">The action corresponding to a production is </text:span><text:span text:style-name="T264">executed </text:span><text:span text:style-name="T269">by </text:span><text:span text:style-name="T6">yyparse()</text:span><text:span text:style-name="T264">only </text:span><text:span text:style-name="T330">after</text:span><text:span text:style-name="T264"> </text:span><text:span text:style-name="T321">sufficient number of tokens has been read <text:s/></text:span><text:span text:style-name="T330">(through repeated invocations of yylex()) </text:span><text:span text:style-name="T321">to get a complete match with the body of the production. </text:span></text:p>
      <text:p text:style-name="P33"/>
      <text:p text:style-name="P113"><text:span text:style-name="T231">Note that </text:span><text:span text:style-name="T255">a <text:s/>non-terminal</text:span><text:span text:style-name="T231"> </text:span><text:span text:style-name="T261">in the head part of a production</text:span><text:span text:style-name="T258"> </text:span><text:span text:style-name="T231">may have one </text:span><text:span text:style-name="T235">or more </text:span><text:span text:style-name="T231">production bod</text:span><text:span text:style-name="T234">ies </text:span><text:span text:style-name="T231">separated by a “</text:span><text:span text:style-name="T8">|”.</text:span><text:span text:style-name="T230"> </text:span><text:span text:style-name="T258">C</text:span><text:span text:style-name="T256">onsider the </text:span><text:span text:style-name="T258">non-terminal </text:span><text:span text:style-name="T40">expr</text:span><text:span text:style-name="T256"> <text:s/>in our example </text:span><text:span text:style-name="T342">[Link to </text:span><text:span text:style-name="T343">body of expr in</text:span><text:span text:style-name="T342"> eg_in2post_no-att.y]</text:span><text:span text:style-name="T256">.</text:span><text:span text:style-name="T233"> </text:span><text:span text:style-name="T258">T</text:span><text:span text:style-name="T233">he </text:span><text:span text:style-name="T258">non-terminal</text:span><text:span text:style-name="T233"> has </text:span><text:span text:style-name="T258">four</text:span><text:span text:style-name="T233"> production bodies </text:span><text:span text:style-name="T9">expr </text:span><text:span text:style-name="T40">'+'</text:span><text:span text:style-name="T9"> expr</text:span><text:span text:style-name="T233"> , </text:span><text:span text:style-name="T9">expr </text:span><text:span text:style-name="T40">'*'</text:span><text:span text:style-name="T9"> expr</text:span><text:span text:style-name="T233"> , </text:span><text:span text:style-name="T40">'</text:span><text:span text:style-name="T41">(</text:span><text:span text:style-name="T40">'</text:span><text:span text:style-name="T9"> expr </text:span><text:span text:style-name="T41">')' </text:span><text:span text:style-name="T233">and </text:span><text:span text:style-name="T41">DIGIT</text:span><text:span text:style-name="T233">. The first production body has an associated print action </text:span><text:span text:style-name="T51">printf("+ "), <text:s/></text:span><text:span text:style-name="T56">[ add one more ] </text:span><text:span text:style-name="T233">. </text:span><text:span text:style-name="T9">yyparse()</text:span><text:span text:style-name="T233"> executes the action only when the body </text:span><text:span text:style-name="T9">expr </text:span><text:span text:style-name="T42">'+'</text:span><text:span text:style-name="T9"> expr</text:span><text:span text:style-name="T233"> has been matched </text:span><text:span text:style-name="T236">with the input</text:span><text:span text:style-name="T233">. </text:span><text:span text:style-name="T256">The action part of a single </text:span><text:span text:style-name="T232">production may have </text:span><text:span text:style-name="T256">several statements of C code. </text:span></text:p>
      <text:p text:style-name="P27"/>
      <text:p text:style-name="P37">2.2.3<text:tab/>Auxiliary functions</text:p>
      <text:p text:style-name="P37"/>
      <text:p text:style-name="P114"><text:span text:style-name="T237">The Auxiliary functions section con</text:span><text:span text:style-name="T256">tains the definitions of three mandatory functions </text:span><text:span text:style-name="T52">main()</text:span><text:span text:style-name="T256">, </text:span><text:span text:style-name="T52">yy</text:span><text:span text:style-name="T53">lex</text:span><text:span text:style-name="T52">()</text:span><text:span text:style-name="T256"> and </text:span><text:span text:style-name="T52">yyerror()</text:span><text:span text:style-name="T256">. You</text:span><text:span text:style-name="T239"> may wish to add </text:span><text:span text:style-name="T257">your</text:span><text:span text:style-name="T239"> own </text:span><text:span text:style-name="T256">functions (depending on the </text:span><text:span text:style-name="T259">the requirement for the application</text:span><text:span text:style-name="T256">)</text:span><text:span text:style-name="T239"> </text:span><text:span text:style-name="T256">in</text:span><text:span text:style-name="T239"> the </text:span><text:soft-page-break/><text:span text:style-name="T99">y.tab.c</text:span><text:span text:style-name="T239"> file.</text:span><text:span text:style-name="T240"> </text:span><text:span text:style-name="T256">Such functions are written in the a</text:span><text:span text:style-name="T240">uxiliary functions section.</text:span><text:span text:style-name="T237"> </text:span><text:span text:style-name="T260">The</text:span><text:span text:style-name="T256"> </text:span><text:span text:style-name="T361">main()</text:span><text:span text:style-name="T341"> </text:span><text:span text:style-name="T342">[Link to </text:span><text:span text:style-name="T344">main()</text:span><text:span text:style-name="T343"> in</text:span><text:span text:style-name="T342"> eg_in2post_no-att.y] </text:span><text:span text:style-name="T256">function must invoke </text:span><text:span text:style-name="T10">yyparse()</text:span><text:span text:style-name="T238"> </text:span><text:span text:style-name="T256">to parse the input. <text:s/></text:span></text:p>
      <text:p text:style-name="P31"/>
      <text:p text:style-name="P36">The auxiliary functions section of our example <text:span text:style-name="T342">[Link to </text:span><text:span text:style-name="T345">Auxiliary functions section of </text:span><text:span text:style-name="T342">eg_in2_post_no-att.y]</text:span> program uses no user defined functions. You will need to write your supporting functions later in this project. <text:s/></text:p>
      <text:p text:style-name="P26"/>
      <text:p text:style-name="P26"/>
      <text:p text:style-name="P26"/>
      <text:p text:style-name="P71"><text:span text:style-name="T379">expr: <text:s/>expr '+' expr<text:tab/>{</text:span><text:span text:style-name="T382">op</text:span><text:span text:style-name="T379">_print(</text:span><text:span text:style-name="T380">'</text:span><text:span text:style-name="T379">+</text:span><text:span text:style-name="T380">'</text:span><text:span text:style-name="T379">);} </text:span></text:p>
      <text:p text:style-name="P71"><text:span text:style-name="T379"><text:tab/>| expr '*' expr<text:tab/>{</text:span><text:span text:style-name="T382">op</text:span><text:span text:style-name="T379">_print(</text:span><text:span text:style-name="T380">'</text:span><text:span text:style-name="T379">*</text:span><text:span text:style-name="T380">'</text:span><text:span text:style-name="T379">);} </text:span></text:p>
      <text:p text:style-name="P77"><text:tab/>| '(' expr ')'<text:tab/></text:p>
      <text:p text:style-name="P77"><text:tab/>| DIGIT<text:tab/><text:tab/><text:tab/>{printf("NUM%d ",pos);} </text:p>
      <text:p text:style-name="P77"><text:tab/>; </text:p>
      <text:p text:style-name="P77"/>
      <text:p text:style-name="P77">%% </text:p>
      <text:p text:style-name="P78">/*<text:span text:style-name="T402">** Auxiliary functions part ***/</text:span></text:p>
      <text:p text:style-name="P78"/>
      <text:p text:style-name="P72"><text:span text:style-name="T380">void </text:span><text:span text:style-name="T382">op</text:span><text:span text:style-name="T379">_print(char </text:span><text:span text:style-name="T380">op</text:span><text:span text:style-name="T379">)</text:span></text:p>
      <text:p text:style-name="P77">{</text:p>
      <text:p text:style-name="P71"><text:span text:style-name="T379"><text:tab/></text:span><text:span text:style-name="T380">if(op == '+')</text:span></text:p>
      <text:p text:style-name="P79"><text:tab/><text:tab/>printf(“PLUS ”);</text:p>
      <text:p text:style-name="P79"><text:tab/>else if(op == '*')</text:p>
      <text:p text:style-name="P79"><text:tab/><text:tab/>printf(“MUL ”);</text:p>
      <text:p text:style-name="P80">}</text:p>
      <text:p text:style-name="P77"><text:tab/></text:p>
      <text:p text:style-name="P77">yyerror() </text:p>
      <text:p text:style-name="P77">{ </text:p>
      <text:p text:style-name="P77"><text:tab/>printf("error");<text:tab/></text:p>
      <text:p text:style-name="P77"><text:tab/>return; </text:p>
      <text:p text:style-name="P77">} </text:p>
      <text:p text:style-name="P77"/>
      <text:p text:style-name="P77">yylex() </text:p>
      <text:p text:style-name="P77">{ </text:p>
      <text:p text:style-name="P77"><text:soft-page-break/><text:tab/>int c; </text:p>
      <text:p text:style-name="P77"><text:tab/>c = getchar(); </text:p>
      <text:p text:style-name="P77"><text:tab/>if(isdigit(c)) </text:p>
      <text:p text:style-name="P77"><text:tab/>{ </text:p>
      <text:p text:style-name="P77"><text:tab/><text:tab/>pos++;<text:tab/><text:tab/> </text:p>
      <text:p text:style-name="P77"><text:tab/><text:tab/>return DIGIT; </text:p>
      <text:p text:style-name="P77"><text:tab/>} </text:p>
      <text:p text:style-name="P77"><text:tab/>return c; </text:p>
      <text:p text:style-name="P77">} </text:p>
      <text:p text:style-name="P77"/>
      <text:p text:style-name="P77">main() </text:p>
      <text:p text:style-name="P77">{ </text:p>
      <text:p text:style-name="P77"><text:tab/>yyparse(); </text:p>
      <text:p text:style-name="P77"><text:tab/>return 1; </text:p>
      <text:p text:style-name="P77">}</text:p>
      <text:p text:style-name="P97">Sample Input/Output:</text:p>
      <text:p text:style-name="P97"/>
      <text:p text:style-name="P50">I:<text:tab/>2+2</text:p>
      <text:p text:style-name="P50">O:<text:tab/><text:span text:style-name="T381">NUM1 NUM2 PLUS</text:span></text:p>
      <text:p text:style-name="P81"/>
      <text:p text:style-name="P98"><text:span text:style-name="T383">When </text:span><text:span text:style-name="T44">yyparse()</text:span><text:span text:style-name="T383"> matches the input </text:span><text:span text:style-name="T1">2+2 </text:span><text:span text:style-name="T383">with the production body <text:s/></text:span><text:span text:style-name="T43">expr '+' expr, </text:span><text:span text:style-name="T383">it executes the action</text:span><text:span text:style-name="T44"> </text:span><text:span text:style-name="T45">op</text:span><text:span text:style-name="T43">_print(</text:span><text:span text:style-name="T46">'</text:span><text:span text:style-name="T43">+</text:span><text:span text:style-name="T46">'</text:span><text:span text:style-name="T43">); </text:span><text:span text:style-name="T383">and as a result prints</text:span><text:span text:style-name="T44"> “PLUS” </text:span><text:span text:style-name="T383">in place of</text:span><text:span text:style-name="T44"> '+' </text:span><text:span text:style-name="T383">as per the definition of the user defined auxiliary function</text:span><text:span text:style-name="T44"> op_print().</text:span></text:p>
      <text:p text:style-name="P52"/>
      <text:p text:style-name="P151"/>
      <text:p text:style-name="P136"/>
      <text:p text:style-name="P135"/>
      <text:p text:style-name="P135"/>
      <text:p text:style-name="P135"/>
      <text:p text:style-name="P134"><text:soft-page-break/><text:span text:style-name="T400">4</text:span>.<text:tab/><text:span text:style-name="T384">Working of t</text:span>he Infix to Postfix program</text:p>
      <text:p text:style-name="P116"/>
      <text:p text:style-name="P152"><text:span text:style-name="T397">NOTE: </text:span><text:span text:style-name="T396">To understand th</text:span><text:span text:style-name="T397">is</text:span><text:span text:style-name="T396"> section the knowledge of working of a shift reduce parser </text:span><text:span text:style-name="T400">[Link to shift-reduce.txt] </text:span><text:span text:style-name="T396">is </text:span><text:span text:style-name="T396">mandatory</text:span><text:span text:style-name="T400"> </text:span></text:p>
      <text:p text:style-name="P157"/>
      <text:p text:style-name="P100"><text:span text:style-name="T390">When</text:span><text:span text:style-name="T389"> input_file.y </text:span><text:span text:style-name="T390">is</text:span><text:span text:style-name="T389"> fed to YACC, it generates a y.tab.c </text:span><text:span text:style-name="T390">file </text:span><text:span text:style-name="T406">which when compiled, yields a parser.</text:span><text:span text:style-name="T390"> </text:span><text:span text:style-name="T362">[Link to Introduction to Yacc]. </text:span><text:span text:style-name="T406">The generated parser uses shift-reduce parsing to parse the given input.</text:span><text:span text:style-name="T363"> </text:span><text:span text:style-name="T391">Yacc copies the </text:span><text:span text:style-name="T392">C </text:span><text:span text:style-name="T391">declarations </text:span><text:span text:style-name="T392">(in the </text:span><text:span text:style-name="T395">D</text:span><text:span text:style-name="T392">eclaration </text:span><text:span text:style-name="T391">section </text:span><text:span text:style-name="T395">of input_file.y</text:span><text:span text:style-name="T392">)</text:span><text:span text:style-name="T391"> and </text:span><text:span text:style-name="T392">all </text:span><text:span text:style-name="T391">the auxiliary function</text:span><text:span text:style-name="T392">s </text:span><text:span text:style-name="T395">(</text:span><text:span text:style-name="T392">in the Auxiliary functions section </text:span><text:span text:style-name="T395">of input_file.y)</text:span><text:span text:style-name="T392"> </text:span><text:span text:style-name="T391">directly into y.tab.c without any modification. In addition to this YACC generates <text:s/>the definition of yyparse() in y.tab.c.</text:span></text:p>
      <text:p text:style-name="P153"/>
      <text:p text:style-name="P154">It is important to understand that, y.tab.c contains the following :</text:p>
      <text:list xml:id="list1515193380" text:style-name="L1">
        <text:list-item>
          <text:p text:style-name="P198"><text:span text:style-name="T393">The C declarations from the input_file.y file </text:span><text:span text:style-name="T353">[Link to part in y.tab.c]</text:span></text:p>
        </text:list-item>
        <text:list-item>
          <text:p text:style-name="P198"><text:span text:style-name="T393">Generated yyparse() definition </text:span><text:span text:style-name="T394"><text:s/></text:span><text:span text:style-name="T353">[Link to part in y.tab.c]</text:span></text:p>
        </text:list-item>
        <text:list-item>
          <text:p text:style-name="P199"><text:span text:style-name="T393">All the auxiliary functions from the input_file.y </text:span><text:span text:style-name="T353">[Link to part in y.tab.c]</text:span></text:p>
        </text:list-item>
      </text:list>
      <text:p text:style-name="P154"/>
      <text:p text:style-name="P117">Sample I/O:</text:p>
      <text:p text:style-name="P82">I: 2+3</text:p>
      <text:p text:style-name="P53"><text:span text:style-name="T385">O: NUM</text:span><text:span text:style-name="T386">1</text:span><text:span text:style-name="T385"> NUM</text:span><text:span text:style-name="T386">2</text:span><text:span text:style-name="T385"> + </text:span><text:span text:style-name="T294"><text:s/></text:span></text:p>
      <text:p text:style-name="P117"/>
      <text:p text:style-name="P99"><text:span text:style-name="T385">When the </text:span><text:span text:style-name="T387">expression </text:span><text:span text:style-name="T54">2+3</text:span><text:span text:style-name="T385"> is fed as the input to the generated parser, <text:s/></text:span><text:span text:style-name="T403">the </text:span><text:span text:style-name="T385">main() function </text:span><text:span text:style-name="T386">in the auxiliary functions section <text:s/></text:span><text:span text:style-name="T385">invokes yyparse() </text:span><text:span text:style-name="T425">(code of main() shown below)</text:span><text:span text:style-name="T385"> </text:span><text:span text:style-name="T403"><text:s/></text:span></text:p>
      <text:p text:style-name="P83"/>
      <text:p text:style-name="P83"/>
      <text:p text:style-name="P83"/>
      <text:p text:style-name="P83"><text:soft-page-break/>main() </text:p>
      <text:p text:style-name="P83">{ </text:p>
      <text:p text:style-name="P83"><text:tab/>yyparse(); </text:p>
      <text:p text:style-name="P83"><text:tab/>return 1; </text:p>
      <text:p text:style-name="P83">}</text:p>
      <text:p text:style-name="P118"/>
      <text:p text:style-name="P99"><text:span text:style-name="T403">As noted earlier, </text:span><text:span text:style-name="T385">yyparse() in</text:span><text:span text:style-name="T403">vokes</text:span><text:span text:style-name="T385"> yylex() to read t</text:span><text:span text:style-name="T403">okens from the input. For example,</text:span><text:span text:style-name="T385"> </text:span><text:span text:style-name="T386">yylex() re</text:span><text:span text:style-name="T388">ads</text:span><text:span text:style-name="T386"> the input </text:span><text:span text:style-name="T404">2 </text:span><text:span text:style-name="T386">and</text:span><text:span text:style-name="T385"> returns </text:span><text:span text:style-name="T386">the token DIGIT </text:span><text:span text:style-name="T425">(code of yylex() shown below)</text:span></text:p>
      <text:p text:style-name="P119"/>
      <text:p text:style-name="P83">yylex() </text:p>
      <text:p text:style-name="P83">{ </text:p>
      <text:p text:style-name="P83"><text:tab/>int c; </text:p>
      <text:p text:style-name="P83"><text:tab/>c = getchar(); </text:p>
      <text:p text:style-name="P83"><text:tab/>if(isdigit(c)) </text:p>
      <text:p text:style-name="P83"><text:tab/>{ </text:p>
      <text:p text:style-name="P83"><text:tab/><text:tab/>pos++;<text:tab/><text:tab/> </text:p>
      <text:p text:style-name="P83"><text:tab/><text:tab/>return DIGIT; </text:p>
      <text:p text:style-name="P83"><text:tab/>} </text:p>
      <text:p text:style-name="P83"><text:tab/>return c; </text:p>
      <text:p text:style-name="P83">}</text:p>
      <text:p text:style-name="P83"/>
      <text:p text:style-name="P100"><text:span text:style-name="T398">NOTE: </text:span><text:span text:style-name="T294">Every time a number is found in the input stream, </text:span><text:span text:style-name="T20">yylex()</text:span><text:span text:style-name="T294"> </text:span><text:span text:style-name="T399">increments pos and </text:span><text:span text:style-name="T294">returns a token </text:span><text:span text:style-name="T20">DIGIT</text:span><text:span text:style-name="T294"> to </text:span><text:span text:style-name="T20">yyparse()</text:span><text:span text:style-name="T294">. If any character other than a number is found, </text:span><text:span text:style-name="T20">yylex()</text:span><text:span text:style-name="T294"> </text:span><text:span text:style-name="T399">simply </text:span><text:span text:style-name="T294">returns the character itself to </text:span><text:span text:style-name="T20">yyparse()</text:span><text:span text:style-name="T294">. </text:span><text:span text:style-name="T398">I</text:span><text:span text:style-name="T388">n the process </text:span><text:span text:style-name="T398">of returning </text:span><text:span text:style-name="T55">DIGIT</text:span><text:span text:style-name="T398"> to yyparse(), </text:span><text:span text:style-name="T388"><text:s/>yylex() increments the value of pos. </text:span><text:span text:style-name="T386">As it was initialized to 0, </text:span><text:span text:style-name="T405">after returning DIGIT,</text:span><text:span text:style-name="T386"> </text:span><text:span text:style-name="T426">pos</text:span><text:span text:style-name="T386"> holds the value 1. </text:span></text:p>
      <text:p text:style-name="P158"/>
      <text:p text:style-name="P54"><text:span text:style-name="T153">The input is copied into an input buffer terminated by a</text:span><text:span text:style-name="T171">n end-marker (Say for example, '$') </text:span><text:span text:style-name="T153"><text:s/>and the stack is </text:span><text:span text:style-name="T154">initialized</text:span><text:span text:style-name="T153"> with the end-marker. </text:span><text:span text:style-name="T150">Initial configuration of the parser: </text:span></text:p>
      <text:p text:style-name="P55"><text:span text:style-name="T151"><text:tab/>STACK:<text:tab/><text:tab/></text:span><text:span text:style-name="T152">$</text:span><text:span text:style-name="T151"><text:tab/><text:tab/><text:tab/><text:tab/>I/P BUFFER:<text:tab/></text:span><text:span text:style-name="T152">2+3 $</text:span></text:p>
      <text:p text:style-name="P159"/>
      <text:p text:style-name="P159"><text:soft-page-break/>The parser uses shift-reduce parsing methodology to arrive at the final accepting configuration (Note that an accepting configuration indicates successful parsing):</text:p>
      <text:p text:style-name="P56"><text:span text:style-name="T151"/></text:p>
      <text:p text:style-name="P56"><text:span text:style-name="T151"><text:tab/>STACK:<text:tab/><text:tab/></text:span><text:span text:style-name="T152">$ </text:span><text:span text:style-name="T155">start</text:span><text:span text:style-name="T151"><text:tab/><text:tab/><text:tab/>I/P BUFFER:<text:tab/></text:span><text:span text:style-name="T152">$</text:span></text:p>
      <text:p text:style-name="P160"/>
      <text:p text:style-name="P164">At every step of parsing, yyparse() calls yylex() for reading the input buffer. </text:p>
      <text:p text:style-name="P164"/>
      <text:p text:style-name="P166"><text:tab/>STACK: <text:tab/><text:tab/>$</text:p>
      <text:p text:style-name="P166"><text:tab/>I/P BUFFER: <text:tab/>2+3 $</text:p>
      <text:p text:style-name="P164"/>
      <text:p text:style-name="P120"><text:span text:style-name="T410">yylex() reads 2 and returns DIGIT to yyparse(). </text:span><text:span text:style-name="T411">Yyparse() shifts DIGIT to the stack.</text:span></text:p>
      <text:p text:style-name="P167"/>
      <text:p text:style-name="P167"><text:tab/>STACK: <text:tab/><text:tab/>$ DIGIT</text:p>
      <text:p text:style-name="P167"><text:tab/>I/P BUFER: <text:tab/>+3 $</text:p>
      <text:p text:style-name="P168"/>
      <text:p text:style-name="P168">Now, the parser reduces the handle DIGIT to expr, as DIGIT matches the body of the production expr: DIGIT.</text:p>
      <text:p text:style-name="P168"/>
      <text:p text:style-name="P121"><text:span text:style-name="T411"><text:tab/></text:span><text:span text:style-name="T407">STACK:<text:tab/></text:span><text:span text:style-name="T411"><text:tab/></text:span><text:span text:style-name="T408">$ </text:span><text:span text:style-name="T411">expr</text:span><text:span text:style-name="T407"><text:tab/><text:tab/></text:span></text:p>
      <text:p text:style-name="P57"><text:span text:style-name="T151"><text:tab/>I/P BUFFER:<text:tab/></text:span><text:span text:style-name="T152">+3 $</text:span></text:p>
      <text:p text:style-name="P169"/>
      <text:p text:style-name="P58"><text:span text:style-name="T156">For every handle reduced by the parser, the corresponding action of the handle's production is executed. As a result the parser </text:span><text:span text:style-name="T157">executes </text:span><text:span text:style-name="T379">printf("NUM%d ",pos</text:span><text:span text:style-name="T413">)</text:span><text:span text:style-name="T379"> </text:span><text:span text:style-name="T157">and</text:span><text:span text:style-name="T412"> </text:span><text:span text:style-name="T156">prints NUM1 on the screen. </text:span><text:span text:style-name="T158">At the second call, yylex() returns '+' (Note that yyparse() invokes yylex() repeatedly till the end of input is encountered i.e. $ is encountered </text:span><text:span text:style-name="T159">in the </text:span><text:soft-page-break/><text:span text:style-name="T159">input</text:span><text:span text:style-name="T158">). </text:span><text:span text:style-name="T160">yyparse() then shifts </text:span><text:span text:style-name="T161">'</text:span><text:span text:style-name="T160">+</text:span><text:span text:style-name="T161">'</text:span><text:span text:style-name="T160"> to the stack.</text:span></text:p>
      <text:p text:style-name="P165"><text:s/><text:tab/></text:p>
      <text:p text:style-name="P122"><text:span text:style-name="T409"><text:tab/></text:span><text:span text:style-name="T407">STACK:<text:tab/></text:span><text:span text:style-name="T411"><text:tab/></text:span><text:span text:style-name="T408">$ </text:span><text:span text:style-name="T411">expr </text:span><text:span text:style-name="T414">+</text:span><text:span text:style-name="T407"><text:tab/><text:tab/></text:span></text:p>
      <text:p text:style-name="P59"><text:span text:style-name="T151"><text:tab/>I/P BUFFER:<text:tab/></text:span><text:span text:style-name="T152">3 $</text:span></text:p>
      <text:p text:style-name="P161"/>
      <text:p text:style-name="P60"><text:span text:style-name="T161">At the third, invocation of yylex() by yyparse(), yylex() returns DIGIT on reading 3 from the buffer. </text:span><text:span text:style-name="T164">yyparse</text:span><text:span text:style-name="T163">() shifts DIGIT</text:span><text:span text:style-name="T161"> resulting in the configuration:</text:span></text:p>
      <text:p text:style-name="P170"/>
      <text:p text:style-name="P60"><text:span text:style-name="T161"><text:tab/></text:span><text:span text:style-name="T151">STACK:<text:tab/></text:span><text:span text:style-name="T162"><text:tab/></text:span><text:span text:style-name="T152">$ </text:span><text:span text:style-name="T162">expr </text:span><text:span text:style-name="T161">+ </text:span><text:span text:style-name="T163">DIGIT</text:span><text:span text:style-name="T151"><text:tab/><text:tab/></text:span></text:p>
      <text:p text:style-name="P60"><text:span text:style-name="T151"><text:tab/>I/P BUFFER:<text:tab/></text:span><text:span text:style-name="T152">$</text:span></text:p>
      <text:p text:style-name="P162"/>
      <text:p text:style-name="P61"><text:span text:style-name="T164">Now the handle DIGIT is reduced to expr, and as a result the action </text:span><text:span text:style-name="T379">printf("NUM%d ",pos</text:span><text:span text:style-name="T413">) </text:span><text:span text:style-name="T164">is executed, printing NUM2 on the screen. </text:span><text:span text:style-name="T165">Following the previous reduction, the configuration would be:</text:span></text:p>
      <text:p text:style-name="P172"/>
      <text:p text:style-name="P62"><text:span text:style-name="T161"><text:tab/></text:span><text:span text:style-name="T151">STACK:<text:tab/></text:span><text:span text:style-name="T162"><text:tab/></text:span><text:span text:style-name="T152">$ </text:span><text:span text:style-name="T162">expr </text:span><text:span text:style-name="T161">+ </text:span><text:span text:style-name="T165">expr</text:span><text:span text:style-name="T151"><text:tab/><text:tab/></text:span></text:p>
      <text:p text:style-name="P62"><text:span text:style-name="T151"><text:tab/>I/P BUFFER:<text:tab/></text:span><text:span text:style-name="T152">$</text:span></text:p>
      <text:p text:style-name="P163"/>
      <text:p text:style-name="P173">The parser further reduces the handle expr + expr to expr, as the handle matches the body of the production </text:p>
      <text:p text:style-name="P63"><text:span text:style-name="T165">expr: expr '+' expr. </text:span><text:span text:style-name="T166">The corresponding action printf("+ ") is executed, thus printing + on the screen. <text:s/></text:span></text:p>
      <text:p text:style-name="P171"/>
      <text:p text:style-name="P63"><text:span text:style-name="T161"><text:tab/></text:span><text:span text:style-name="T151">STACK:<text:tab/></text:span><text:span text:style-name="T162"><text:tab/></text:span><text:span text:style-name="T152">$ </text:span><text:span text:style-name="T162">expr</text:span><text:span text:style-name="T151"><text:tab/><text:tab/></text:span></text:p>
      <text:p text:style-name="P63"><text:span text:style-name="T151"><text:tab/>I/P BUFFER:<text:tab/></text:span><text:span text:style-name="T152">$</text:span></text:p>
      <text:p text:style-name="P174"><text:s/></text:p>
      <text:p text:style-name="P63"><text:soft-page-break/><text:span text:style-name="T166">The handle expr is further reduced to start, </text:span><text:span text:style-name="T168">resulting in the accepting configuration.</text:span></text:p>
      <text:p text:style-name="P171"/>
      <text:p text:style-name="P63"><text:span text:style-name="T161"><text:tab/></text:span><text:span text:style-name="T151">STACK:<text:tab/></text:span><text:span text:style-name="T162"><text:tab/></text:span><text:span text:style-name="T152">$ </text:span><text:span text:style-name="T166">start</text:span><text:span text:style-name="T151"><text:tab/><text:tab/></text:span></text:p>
      <text:p text:style-name="P63"><text:span text:style-name="T151"><text:tab/>I/P BUFFER:<text:tab/></text:span><text:span text:style-name="T152">$</text:span></text:p>
      <text:p text:style-name="P174"/>
      <text:p text:style-name="P63"><text:span text:style-name="T166">And as the parser has reached the accepting configuration, yyparse() flags successful parsing by returning 0 to </text:span><text:span text:style-name="T167">the </text:span><text:span text:style-name="T57">main</text:span><text:span text:style-name="T58">()</text:span><text:span text:style-name="T166"> function. </text:span></text:p>
      <text:p text:style-name="P174"/>
      <text:p text:style-name="P64"><text:span text:style-name="T168">A general</text:span><text:span text:style-name="T170">ized</text:span><text:span text:style-name="T168"> algorithm of yyparse() would look like:</text:span></text:p>
      <text:p text:style-name="P180"/>
      <text:p text:style-name="P186">Initialize the stack with the end-marker $</text:p>
      <text:p text:style-name="P187">new_symbol = yylex()</text:p>
      <text:p text:style-name="P188"><text:span text:style-name="T416">while (</text:span><text:span text:style-name="T423">true</text:span><text:span text:style-name="T416">)</text:span></text:p>
      <text:p text:style-name="P186"><text:tab/>switch(decision by shift-reduce parser)</text:p>
      <text:p text:style-name="P189"><text:span text:style-name="T416"><text:tab/><text:tab/>case '</text:span><text:span text:style-name="T417">reduce</text:span><text:span text:style-name="T416">':</text:span></text:p>
      <text:p text:style-name="P189"><text:span text:style-name="T416"><text:tab/><text:tab/><text:tab/></text:span><text:span text:style-name="T418">pop handle from stack</text:span></text:p>
      <text:p text:style-name="P190"><text:span text:style-name="T418"><text:tab/><text:tab/><text:tab/>push production head of the handle </text:span><text:span text:style-name="T419">to stack</text:span></text:p>
      <text:p text:style-name="P190"><text:span text:style-name="T419"><text:tab/><text:tab/><text:tab/></text:span><text:span text:style-name="T420">execute action corresponding to the handle's production</text:span></text:p>
      <text:p text:style-name="P190"><text:span text:style-name="T420"><text:tab/><text:tab/></text:span><text:span text:style-name="T421">case 'shift': </text:span></text:p>
      <text:p text:style-name="P191"><text:tab/><text:tab/><text:tab/>push new_symbol to stack</text:p>
      <text:p text:style-name="P191"><text:tab/><text:tab/><text:tab/>new_symbol = yylex()</text:p>
      <text:p text:style-name="P190"><text:span text:style-name="T421"><text:tab/><text:tab/></text:span><text:span text:style-name="T422">case 'accept':</text:span></text:p>
      <text:p text:style-name="P192"><text:tab/><text:tab/><text:tab/>return 0</text:p>
      <text:p text:style-name="P192"><text:tab/><text:tab/>case 'error':</text:p>
      <text:p text:style-name="P190"><text:span text:style-name="T59"><text:tab/><text:tab/><text:tab/>return 1</text:span><text:span text:style-name="T169"><text:tab/></text:span><text:span text:style-name="T168"> <text:s/></text:span></text:p>
      <text:p text:style-name="P179"><text:span text:style-name="T331"/></text:p>
      <text:p text:style-name="P175"><text:span text:style-name="T331"/></text:p>
      <text:p text:style-name="P175"><text:span text:style-name="T331"/></text:p>
      <text:p text:style-name="P132"><text:soft-page-break/><text:span text:style-name="T304">4.<text:tab/>The Infix to Postfix program, </text:span><text:span text:style-name="T305">revised</text:span></text:p>
      <text:p text:style-name="P137"/>
      <text:p text:style-name="P176"><text:span text:style-name="T331">T</text:span><text:span text:style-name="T293">he </text:span><text:span text:style-name="T429">previous </text:span><text:span text:style-name="T424">infix to postfix </text:span><text:span text:style-name="T293">program </text:span><text:span text:style-name="T415">prints</text:span><text:span text:style-name="T293"> </text:span><text:span text:style-name="T415">the structure of the </text:span><text:span text:style-name="T293">postfix expression and not the postfix expression itself. </text:span><text:span text:style-name="T295">For the parser to print the postfix expression it would need the value associated with every </text:span><text:span text:style-name="T21">DIGIT</text:span><text:span text:style-name="T295"> token. <text:s/></text:span><text:span text:style-name="T297">For example, the value associated with the token </text:span><text:span text:style-name="T22">NUM</text:span><text:span text:style-name="T297"> in the first sample input/output is 2. </text:span><text:span text:style-name="T298">The value associated with </text:span><text:span text:style-name="T300">a</text:span><text:span text:style-name="T298"> token is called an </text:span><text:span text:style-name="T83">attribute.</text:span></text:p>
      <text:p text:style-name="P177"/>
      <text:p text:style-name="P176"><text:span text:style-name="T295"><text:tab/>In the </text:span><text:span text:style-name="T434">previous</text:span><text:span text:style-name="T295"> program </text:span><text:span text:style-name="T21">yylex()</text:span><text:span text:style-name="T295"> simply returns the token DIGIT to </text:span><text:span text:style-name="T21">yyparse()</text:span><text:span text:style-name="T295"> and does not return </text:span><text:span text:style-name="T299">any</text:span><text:span text:style-name="T295"> value associated with it. In order to </text:span><text:span text:style-name="T436">access the value of the token DIGIT</text:span><text:span text:style-name="T295">, there must </text:span><text:span text:style-name="T296">b</text:span><text:span text:style-name="T295">e some method to </text:span><text:span text:style-name="T302">return</text:span><text:span text:style-name="T295"> </text:span><text:span text:style-name="T301">an </text:span><text:span text:style-name="T295">attribute along with the token from </text:span><text:span text:style-name="T21">yylex()</text:span><text:span text:style-name="T295"> to </text:span><text:span text:style-name="T21">yyparse()</text:span><text:span text:style-name="T295">. This can be achieved </text:span><text:span text:style-name="T329">using</text:span><text:span text:style-name="T295"> a variable called </text:span><text:span text:style-name="T21">yylval</text:span><text:span text:style-name="T295">.</text:span><text:span text:style-name="T303"> </text:span><text:span text:style-name="T430">The usage of yylval has been demonstrated in the following program.</text:span></text:p>
      <text:p text:style-name="P176"><text:span text:style-name="T303"/></text:p>
      <text:p text:style-name="P139">%{ </text:p>
      <text:p text:style-name="P139"/>
      <text:p text:style-name="P139">#include &lt;stdio.h&gt; </text:p>
      <text:p text:style-name="P139"/>
      <text:p text:style-name="P139">%} </text:p>
      <text:p text:style-name="P139"/>
      <text:p text:style-name="P139">%token DIGIT </text:p>
      <text:p text:style-name="P139"/>
      <text:p text:style-name="P139">%% </text:p>
      <text:p text:style-name="P139"/>
      <text:p text:style-name="P139">start : expr '\n'<text:tab/><text:tab/><text:tab/>{printf("\nComplete");exit(1);} </text:p>
      <text:p text:style-name="P139"><text:tab/>; </text:p>
      <text:p text:style-name="P139"/>
      <text:p text:style-name="P139">expr: <text:s/>expr '+' expr<text:tab/><text:tab/>{printf("+ ");} </text:p>
      <text:p text:style-name="P139"><text:tab/>| expr '*' expr<text:tab/><text:tab/>{printf("* ");} </text:p>
      <text:p text:style-name="P139"><text:tab/>| '(' expr ')'<text:tab/> </text:p>
      <text:p text:style-name="P139"><text:tab/>| DIGIT<text:tab/><text:tab/><text:tab/><text:tab/>{printf("%d ",$1);} </text:p>
      <text:p text:style-name="P139"><text:tab/>; </text:p>
      <text:p text:style-name="P139"/>
      <text:p text:style-name="P139"><text:soft-page-break/>%% </text:p>
      <text:p text:style-name="P139"/>
      <text:p text:style-name="P139"/>
      <text:p text:style-name="P139">yyerror() </text:p>
      <text:p text:style-name="P139">{ </text:p>
      <text:p text:style-name="P139"><text:tab/>printf("Error"); </text:p>
      <text:p text:style-name="P139">} </text:p>
      <text:p text:style-name="P139"/>
      <text:p text:style-name="P139">yylex() </text:p>
      <text:p text:style-name="P139">{ </text:p>
      <text:p text:style-name="P139"><text:tab/>int c; </text:p>
      <text:p text:style-name="P139"><text:tab/>c = getchar(); </text:p>
      <text:p text:style-name="P139"><text:tab/>if(isdigit(c)) </text:p>
      <text:p text:style-name="P139"><text:tab/>{ </text:p>
      <text:p text:style-name="P139"><text:tab/><text:tab/>yylval = c - '0'; </text:p>
      <text:p text:style-name="P139"><text:tab/><text:tab/>return DIGIT; </text:p>
      <text:p text:style-name="P139"><text:tab/><text:tab/> </text:p>
      <text:p text:style-name="P139"><text:tab/>} </text:p>
      <text:p text:style-name="P139"><text:tab/>return c; </text:p>
      <text:p text:style-name="P139">} </text:p>
      <text:p text:style-name="P139"/>
      <text:p text:style-name="P139">main() </text:p>
      <text:p text:style-name="P139">{ </text:p>
      <text:p text:style-name="P139"><text:tab/>yyparse(); </text:p>
      <text:p text:style-name="P139"><text:tab/>return 1; </text:p>
      <text:p text:style-name="P133"><text:span text:style-name="T306">}</text:span><text:span text:style-name="T304"> </text:span></text:p>
      <text:p text:style-name="P66"/>
      <text:p text:style-name="P194"><text:span text:style-name="T431">Sample I/O:</text:span></text:p>
      <text:p text:style-name="P184"><text:span text:style-name="T431"/></text:p>
      <text:p text:style-name="P184"><text:span text:style-name="T431">I:<text:tab/>1+2*3</text:span></text:p>
      <text:p text:style-name="P184"><text:span text:style-name="T431">O:<text:tab/>1 2 3 * +</text:span></text:p>
      <text:p text:style-name="P66"/>
      <text:p text:style-name="P185"><text:span text:style-name="T432">I:<text:tab/>(</text:span><text:span text:style-name="T433">2</text:span><text:span text:style-name="T432">+</text:span><text:span text:style-name="T433">7</text:span><text:span text:style-name="T432">)*</text:span><text:span text:style-name="T433">4</text:span></text:p>
      <text:p text:style-name="P185"><text:span text:style-name="T432">O:<text:tab/></text:span><text:span text:style-name="T433">2</text:span><text:span text:style-name="T432"> </text:span><text:span text:style-name="T433">7</text:span><text:span text:style-name="T432"> + </text:span><text:span text:style-name="T433">4</text:span><text:span text:style-name="T432"> *</text:span></text:p>
      <text:p text:style-name="P66"/>
      <text:p text:style-name="P66"/>
      <text:p text:style-name="P3"><text:soft-page-break/><text:span text:style-name="T222">Attributes can be implemented by using</text:span><text:span text:style-name="T214"> </text:span><text:span text:style-name="T212">yylval</text:span><text:span text:style-name="T221"> . </text:span><text:span text:style-name="T28">yylval</text:span><text:span text:style-name="T132"> </text:span><text:span text:style-name="T124">is a global variable </text:span><text:span text:style-name="T125">of the type </text:span><text:span text:style-name="T29">YYSTYPE</text:span><text:span text:style-name="T125"> </text:span><text:span text:style-name="T133">declared in y.tab.c</text:span><text:span text:style-name="T125">. </text:span><text:span text:style-name="T137">By default, </text:span><text:span text:style-name="T31">YYSTYPE</text:span><text:span text:style-name="T137"> is of the type </text:span><text:span text:style-name="T31">int</text:span><text:span text:style-name="T137">. This is evident from the following code segment found in y.tab.c</text:span><text:span text:style-name="T134"> </text:span></text:p>
      <text:p text:style-name="P195"/>
      <text:p text:style-name="P140"><text:tab/>typedef int YYSTYPE; </text:p>
      <text:p text:style-name="P178"/>
      <text:p text:style-name="P4"><text:span text:style-name="T135">As a result, </text:span><text:span text:style-name="T30">yylval</text:span><text:span text:style-name="T135"> (which is originally of the type </text:span><text:span text:style-name="T30">YYSTYPE</text:span><text:span text:style-name="T135">), has an </text:span><text:span text:style-name="T143">inferred</text:span><text:span text:style-name="T135"> type </text:span><text:span text:style-name="T30">int. </text:span><text:span text:style-name="T126">It</text:span><text:span text:style-name="T124"> is used to return additional information about the lexeme found to the parser </text:span><text:span text:style-name="T129">i.e.,</text:span><text:span text:style-name="T124"> </text:span><text:span text:style-name="T27">yylval</text:span><text:span text:style-name="T130"> is used to return an attribute in addition to the token </text:span><text:span text:style-name="T131">to the parser</text:span><text:span text:style-name="T130">. </text:span></text:p>
      <text:p text:style-name="P5"/>
      <text:p text:style-name="P2"><text:span text:style-name="T308">In the above example</text:span><text:span text:style-name="T307">, </text:span><text:span text:style-name="T309">the </text:span><text:span text:style-name="T25">yylex()</text:span><text:span text:style-name="T310"> returns the token </text:span><text:span text:style-name="T25">DIGIT</text:span><text:span text:style-name="T310"> and the value of the token </text:span><text:span text:style-name="T311">in</text:span><text:span text:style-name="T310"> the following code segment </text:span><text:span text:style-name="T312">under definition of </text:span><text:span text:style-name="T26">yylex()</text:span><text:span text:style-name="T138">:</text:span></text:p>
      <text:p text:style-name="P196"><text:tab/><text:tab/></text:p>
      <text:p text:style-name="P138"><text:tab/><text:tab/>yylval = c - '0'; </text:p>
      <text:p text:style-name="P138"><text:tab/><text:tab/>return DIGIT;</text:p>
      <text:p text:style-name="P196"/>
      <text:p text:style-name="P127"><text:span text:style-name="T69">The attribute of a token </text:span><text:span text:style-name="T75">(</text:span><text:span text:style-name="T76">i.e.,</text:span><text:span text:style-name="T75"> the value of yylval associated with a token) </text:span><text:span text:style-name="T69">can be accessed </text:span><text:span text:style-name="T70">in the action of a </text:span><text:span text:style-name="T77">YACC </text:span><text:span text:style-name="T70">rule </text:span><text:span text:style-name="T69">using:</text:span></text:p>
      <text:p text:style-name="P127"><text:span text:style-name="T15">$&lt;position of </text:span><text:span text:style-name="T16">the </text:span><text:span text:style-name="T17">grammar symbol</text:span><text:span text:style-name="T15"> in body of production&gt;</text:span></text:p>
      <text:p text:style-name="P67"/>
      <text:p text:style-name="P103">Example:</text:p>
      <text:p text:style-name="P197"/>
      <text:p text:style-name="P68"><text:span text:style-name="T224"><text:tab/></text:span>expr: DIGIT<text:tab/><text:tab/>{printf(“%d”,$1);}</text:p>
      <text:p text:style-name="P104"/>
      <text:p text:style-name="P128"><text:span text:style-name="T70">The action prints the attribute associated with the token </text:span><text:span text:style-name="T18">DIGIT </text:span><text:span text:style-name="T71">obtained </text:span><text:span text:style-name="T72">through</text:span><text:span text:style-name="T19"> $1</text:span><text:span text:style-name="T70">.</text:span></text:p>
      <text:p text:style-name="P105"><text:s/></text:p>
      <text:p text:style-name="P8"><text:span text:style-name="T213"/></text:p>
      <text:p text:style-name="P8"><text:soft-page-break/><text:span text:style-name="T213"/></text:p>
      <text:p text:style-name="P8"><text:span text:style-name="T213"/></text:p>
      <text:p text:style-name="P8"><text:span text:style-name="T213">YYSTYPE</text:span><text:span text:style-name="T199"> can be defined to be of any </text:span><text:span text:style-name="T200">data </text:span><text:span text:style-name="T199">type by the </text:span><text:span text:style-name="T201">programmer</text:span><text:span text:style-name="T199">. </text:span><text:span text:style-name="T139">To </text:span><text:span text:style-name="T140">return an attribute of </text:span><text:span text:style-name="T141">a type other than </text:span><text:span text:style-name="T78">int</text:span><text:span text:style-name="T141">, </text:span><text:span text:style-name="T428">yylval</text:span><text:span text:style-name="T141"> maybe overridden by a user defined yylval in the auxiliary declarations section. </text:span><text:span text:style-name="T142">In order to return multiple attribute values for a token, it may be declared to be of the type </text:span><text:span text:style-name="T14">union</text:span><text:span text:style-name="T142">.</text:span></text:p>
      <text:p text:style-name="P6"/>
      <text:p text:style-name="P6">Example:</text:p>
      <text:p text:style-name="P7"/>
      <text:p text:style-name="P145">%{</text:p>
      <text:p text:style-name="P146"><text:tab/>#include&lt;stdio.h&gt;</text:p>
      <text:p text:style-name="P144"><text:span text:style-name="T313"><text:tab/></text:span><text:span text:style-name="T314">typedef union </text:span></text:p>
      <text:p text:style-name="P145"><text:tab/>{</text:p>
      <text:p text:style-name="P145"><text:tab/><text:tab/>int value;</text:p>
      <text:p text:style-name="P144"><text:span text:style-name="T313"><text:tab/><text:tab/>int </text:span><text:span text:style-name="T315">number_of_digits</text:span><text:span text:style-name="T313">;</text:span></text:p>
      <text:p text:style-name="P144"><text:span text:style-name="T313"><text:tab/>}</text:span><text:span text:style-name="T314">YYSTYPE</text:span><text:span text:style-name="T313">;</text:span></text:p>
      <text:p text:style-name="P144"><text:span text:style-name="T313"><text:tab/></text:span><text:span text:style-name="T316">YYSTYPE yylval;</text:span></text:p>
      <text:p text:style-name="P147"><text:span text:style-name="T95">%</text:span><text:span text:style-name="T96">}</text:span></text:p>
      <text:p text:style-name="P148"/>
      <text:p text:style-name="P145">%%</text:p>
      <text:p text:style-name="P144"/>
      <text:p text:style-name="P143"><text:tab/>/* <text:span text:style-name="T318">Rules */</text:span></text:p>
      <text:p text:style-name="P143">%%</text:p>
      <text:p text:style-name="P143"><text:tab/>/* <text:span text:style-name="T317">Auxiliary functions */</text:span></text:p>
      <text:p text:style-name="P84"/>
      <text:p text:style-name="P102"/>
      <text:p text:style-name="P102"/>
      <text:p text:style-name="P101"/>
      <text:p text:style-name="P10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1" svg:font-family="FreeMono" style:font-family-generic="swiss" style:font-pitch="variable"/>
    <style:font-face style:name="Jomolhari" svg:font-family="Jomolha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L Gothic" svg:font-family="'VL Gothic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Zen Hei Sharp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6T05:07:11</meta:creation-date>
    <meta:generator>LibreOffice/3.6$Linux_X86_64 LibreOffice_project/360m1$Build-2</meta:generator>
    <dc:date>2013-12-29T19:45:43</dc:date>
    <meta:editing-duration>P1DT6H4M37S</meta:editing-duration>
    <meta:editing-cycles>634</meta:editing-cycles>
    <meta:document-statistic meta:table-count="0" meta:image-count="0" meta:object-count="0" meta:page-count="18" meta:paragraph-count="257" meta:word-count="2758" meta:character-count="16428" meta:non-whitespace-character-count="13499"/>
  </office:meta>
</office:document-meta>
</file>